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f0a46" officeooo:paragraph-rsid="001f0a4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none" fo:font-weight="bold" officeooo:rsid="00228887" officeooo:paragraph-rsid="00228887"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officeooo:rsid="00228887" officeooo:paragraph-rsid="00228887" style:font-size-asian="10.5pt" style:font-weight-asian="normal" style:font-size-complex="12pt" style:font-weight-complex="normal"/>
    </style:style>
    <style:style style:name="P4" style:family="paragraph" style:parent-style-name="Standard" style:list-style-name="L5">
      <style:paragraph-properties fo:text-align="start" style:justify-single-word="false"/>
      <style:text-properties fo:font-size="12pt" style:text-underline-style="none" fo:font-weight="normal" officeooo:rsid="002a0d8f" officeooo:paragraph-rsid="002a0d8f" style:font-size-asian="10.5pt" style:font-weight-asian="normal" style:font-size-complex="12pt" style:font-weight-complex="normal"/>
    </style:style>
    <style:style style:name="P5" style:family="paragraph" style:parent-style-name="Standard" style:list-style-name="L11">
      <style:paragraph-properties fo:text-align="start" style:justify-single-word="false"/>
      <style:text-properties fo:font-size="12pt" style:text-underline-style="none" fo:font-weight="normal" officeooo:rsid="002a0d8f" officeooo:paragraph-rsid="002a0d8f" style:font-size-asian="10.5pt" style:font-weight-asian="normal" style:font-size-complex="12pt" style:font-weight-complex="normal"/>
    </style:style>
    <style:style style:name="P6" style:family="paragraph" style:parent-style-name="Standard" style:list-style-name="L11">
      <style:paragraph-properties fo:text-align="start" style:justify-single-word="false"/>
      <style:text-properties fo:font-size="12pt" style:text-underline-style="none" fo:font-weight="normal" officeooo:rsid="002bed0e" officeooo:paragraph-rsid="002bed0e" style:font-size-asian="10.5pt" style:font-weight-asian="normal" style:font-size-complex="12pt" style:font-weight-complex="normal"/>
    </style:style>
    <style:style style:name="P7" style:family="paragraph" style:parent-style-name="Standard" style:list-style-name="L12">
      <style:paragraph-properties fo:text-align="start" style:justify-single-word="false"/>
      <style:text-properties fo:font-size="12pt" style:text-underline-style="none" fo:font-weight="normal" officeooo:rsid="002dbad7" officeooo:paragraph-rsid="002dbad7" style:font-size-asian="10.5pt" style:font-weight-asian="normal" style:font-size-complex="12pt" style:font-weight-complex="normal"/>
    </style:style>
    <style:style style:name="P8" style:family="paragraph" style:parent-style-name="Standard" style:list-style-name="L14">
      <style:paragraph-properties fo:text-align="start" style:justify-single-word="false"/>
      <style:text-properties fo:font-size="12pt" style:text-underline-style="none" fo:font-weight="normal" officeooo:rsid="00308c05" officeooo:paragraph-rsid="00308c05" style:font-size-asian="10.5pt" style:font-weight-asian="normal" style:font-size-complex="12pt" style:font-weight-complex="normal"/>
    </style:style>
    <style:style style:name="P9" style:family="paragraph" style:parent-style-name="Standard" style:list-style-name="L14">
      <style:paragraph-properties fo:text-align="start" style:justify-single-word="false"/>
      <style:text-properties fo:font-size="12pt" style:text-underline-style="none" fo:font-weight="normal" officeooo:rsid="0030d0f0" officeooo:paragraph-rsid="0030d0f0" style:font-size-asian="10.5pt" style:font-weight-asian="normal" style:font-size-complex="12pt" style:font-weight-complex="normal"/>
    </style:style>
    <style:style style:name="P10" style:family="paragraph" style:parent-style-name="Standard" style:list-style-name="L14">
      <style:paragraph-properties fo:text-align="start" style:justify-single-word="false"/>
      <style:text-properties fo:font-size="12pt" style:text-underline-style="none" fo:font-weight="normal" officeooo:rsid="00318880" officeooo:paragraph-rsid="00318880" style:font-size-asian="10.5pt" style:font-weight-asian="normal" style:font-size-complex="12pt" style:font-weight-complex="normal"/>
    </style:style>
    <style:style style:name="P11" style:family="paragraph" style:parent-style-name="Standard" style:list-style-name="L15">
      <style:paragraph-properties fo:text-align="start" style:justify-single-word="false"/>
      <style:text-properties fo:font-size="12pt" style:text-underline-style="none" fo:font-weight="normal" officeooo:rsid="00318eea" officeooo:paragraph-rsid="00318eea" style:font-size-asian="10.5pt" style:font-weight-asian="normal" style:font-size-complex="12pt" style:font-weight-complex="normal"/>
    </style:style>
    <style:style style:name="P12" style:family="paragraph" style:parent-style-name="Standard" style:list-style-name="L15">
      <style:paragraph-properties fo:text-align="start" style:justify-single-word="false"/>
      <style:text-properties fo:font-size="12pt" style:text-underline-style="none" fo:font-weight="normal" officeooo:rsid="00334526" officeooo:paragraph-rsid="00334526" style:font-size-asian="10.5pt" style:font-weight-asian="normal" style:font-size-complex="12pt" style:font-weight-complex="normal"/>
    </style:style>
    <style:style style:name="P13" style:family="paragraph" style:parent-style-name="Standard" style:list-style-name="L15">
      <style:paragraph-properties fo:text-align="start" style:justify-single-word="false"/>
      <style:text-properties fo:font-size="12pt" style:text-underline-style="none" fo:font-weight="normal" officeooo:rsid="0034a589" officeooo:paragraph-rsid="0034a589" style:font-size-asian="10.5pt" style:font-weight-asian="normal" style:font-size-complex="12pt" style:font-weight-complex="normal"/>
    </style:style>
    <style:style style:name="P14" style:family="paragraph" style:parent-style-name="Standard" style:list-style-name="L19">
      <style:paragraph-properties fo:text-align="start" style:justify-single-word="false"/>
      <style:text-properties fo:font-size="12pt" style:text-underline-style="none" fo:font-weight="normal" officeooo:rsid="003a40f8" officeooo:paragraph-rsid="003a40f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3cd913" officeooo:paragraph-rsid="003cd913" style:font-size-asian="10.5pt" style:font-weight-asian="normal" style:font-size-complex="12pt" style:font-weight-complex="normal"/>
    </style:style>
    <style:style style:name="P16" style:family="paragraph" style:parent-style-name="Standard" style:list-style-name="L20">
      <style:paragraph-properties fo:text-align="start" style:justify-single-word="false"/>
      <style:text-properties fo:font-size="12pt" style:text-underline-style="none" fo:font-weight="normal" officeooo:rsid="0041ae2f" officeooo:paragraph-rsid="0042601f" style:font-size-asian="10.5pt" style:font-weight-asian="normal" style:font-size-complex="12pt" style:font-weight-complex="normal"/>
    </style:style>
    <style:style style:name="P17" style:family="paragraph" style:parent-style-name="Standard" style:list-style-name="L28">
      <style:paragraph-properties fo:text-align="start" style:justify-single-word="false"/>
      <style:text-properties fo:font-size="12pt" style:text-underline-style="none" fo:font-weight="normal" officeooo:rsid="0054a5dc" officeooo:paragraph-rsid="0054a5dc" style:font-size-asian="10.5pt" style:font-weight-asian="normal" style:font-size-complex="12pt" style:font-weight-complex="normal"/>
    </style:style>
    <style:style style:name="P18" style:family="paragraph" style:parent-style-name="Standard" style:list-style-name="L28">
      <style:paragraph-properties fo:text-align="start" style:justify-single-word="false"/>
      <style:text-properties fo:font-size="12pt" style:text-underline-style="none" fo:font-weight="normal" officeooo:rsid="00562c7e" officeooo:paragraph-rsid="00562c7e" style:font-size-asian="10.5pt" style:font-weight-asian="normal" style:font-size-complex="12pt" style:font-weight-complex="normal"/>
    </style:style>
    <style:style style:name="P19" style:family="paragraph" style:parent-style-name="Standard" style:list-style-name="L30">
      <style:paragraph-properties fo:text-align="start" style:justify-single-word="false"/>
      <style:text-properties fo:font-size="12pt" style:text-underline-style="none" fo:font-weight="normal" officeooo:rsid="0059a8ee" officeooo:paragraph-rsid="0059a8ee" style:font-size-asian="10.5pt" style:font-weight-asian="normal" style:font-size-complex="12pt" style:font-weight-complex="normal"/>
    </style:style>
    <style:style style:name="P20" style:family="paragraph" style:parent-style-name="Standard" style:list-style-name="L30">
      <style:paragraph-properties fo:text-align="start" style:justify-single-word="false"/>
      <style:text-properties fo:font-size="12pt" style:text-underline-style="none" fo:font-weight="normal" officeooo:rsid="005a1c4f" officeooo:paragraph-rsid="005a1c4f" style:font-size-asian="10.5pt" style:font-weight-asian="normal" style:font-size-complex="12pt" style:font-weight-complex="normal"/>
    </style:style>
    <style:style style:name="P21" style:family="paragraph" style:parent-style-name="Standard" style:list-style-name="L30">
      <style:paragraph-properties fo:text-align="start" style:justify-single-word="false"/>
      <style:text-properties fo:font-size="12pt" style:text-underline-style="none" fo:font-weight="normal" officeooo:rsid="005c9306" officeooo:paragraph-rsid="005c9306" style:font-size-asian="10.5pt" style:font-weight-asian="normal" style:font-size-complex="12pt" style:font-weight-complex="normal"/>
    </style:style>
    <style:style style:name="P22" style:family="paragraph" style:parent-style-name="Standard" style:list-style-name="L30">
      <style:paragraph-properties fo:text-align="start" style:justify-single-word="false"/>
      <style:text-properties fo:font-size="12pt" style:text-underline-style="none" fo:font-weight="normal" officeooo:rsid="005ce1d0" officeooo:paragraph-rsid="005ce1d0" style:font-size-asian="10.5pt" style:font-weight-asian="normal" style:font-size-complex="12pt" style:font-weight-complex="normal"/>
    </style:style>
    <style:style style:name="P23" style:family="paragraph" style:parent-style-name="Standard" style:list-style-name="L30">
      <style:paragraph-properties fo:text-align="start" style:justify-single-word="false"/>
      <style:text-properties fo:font-size="12pt" style:text-underline-style="none" fo:font-weight="normal" officeooo:rsid="005ef24c" officeooo:paragraph-rsid="005ef24c"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5ef24c" officeooo:paragraph-rsid="00611091" style:font-size-asian="10.5pt" style:font-weight-asian="normal" style:font-size-complex="12pt" style:font-weight-complex="normal"/>
    </style:style>
    <style:style style:name="P25" style:family="paragraph" style:parent-style-name="Standard" style:list-style-name="L30">
      <style:paragraph-properties fo:text-align="start" style:justify-single-word="false"/>
      <style:text-properties fo:font-size="12pt" style:text-underline-style="none" fo:font-weight="normal" officeooo:rsid="00606487" officeooo:paragraph-rsid="00606487" style:font-size-asian="10.5pt" style:font-weight-asian="normal" style:font-size-complex="12pt" style:font-weight-complex="normal"/>
    </style:style>
    <style:style style:name="P26" style:family="paragraph" style:parent-style-name="Standard" style:list-style-name="L34">
      <style:paragraph-properties fo:text-align="start" style:justify-single-word="false"/>
      <style:text-properties fo:font-size="12pt" style:text-underline-style="none" fo:font-weight="normal" officeooo:rsid="006c6832" officeooo:paragraph-rsid="006c6832" style:font-size-asian="10.5pt" style:font-weight-asian="normal" style:font-size-complex="12pt" style:font-weight-complex="normal"/>
    </style:style>
    <style:style style:name="P27" style:family="paragraph" style:parent-style-name="Standard" style:list-style-name="L34">
      <style:paragraph-properties fo:text-align="start" style:justify-single-word="false"/>
      <style:text-properties fo:font-size="12pt" style:text-underline-style="none" fo:font-weight="normal" officeooo:rsid="006e2abe" officeooo:paragraph-rsid="006e2abe" style:font-size-asian="10.5pt" style:font-weight-asian="normal" style:font-size-complex="12pt" style:font-weight-complex="normal"/>
    </style:style>
    <style:style style:name="P28" style:family="paragraph" style:parent-style-name="Standard" style:list-style-name="L34">
      <style:paragraph-properties fo:text-align="start" style:justify-single-word="false"/>
      <style:text-properties fo:font-size="12pt" style:text-underline-style="none" fo:font-weight="normal" officeooo:rsid="006ff1c5" officeooo:paragraph-rsid="006ff1c5" style:font-size-asian="10.5pt" style:font-weight-asian="normal" style:font-size-complex="12pt" style:font-weight-complex="normal"/>
    </style:style>
    <style:style style:name="P29" style:family="paragraph" style:parent-style-name="Standard" style:list-style-name="L34">
      <style:paragraph-properties fo:text-align="start" style:justify-single-word="false"/>
      <style:text-properties fo:font-size="12pt" style:text-underline-style="none" fo:font-weight="normal" officeooo:rsid="00701450" officeooo:paragraph-rsid="00701450" style:font-size-asian="10.5pt" style:font-weight-asian="normal" style:font-size-complex="12pt" style:font-weight-complex="normal"/>
    </style:style>
    <style:style style:name="P30" style:family="paragraph" style:parent-style-name="Standard" style:list-style-name="L34">
      <style:paragraph-properties fo:text-align="start" style:justify-single-word="false"/>
      <style:text-properties fo:font-size="12pt" style:text-underline-style="none" fo:font-weight="normal" officeooo:rsid="00705a3f" officeooo:paragraph-rsid="00705a3f" style:font-size-asian="10.5pt" style:font-weight-asian="normal" style:font-size-complex="12pt" style:font-weight-complex="normal"/>
    </style:style>
    <style:style style:name="P31" style:family="paragraph" style:parent-style-name="Standard" style:list-style-name="L34">
      <style:paragraph-properties fo:text-align="start" style:justify-single-word="false"/>
      <style:text-properties fo:font-size="12pt" style:text-underline-style="none" fo:font-weight="normal" officeooo:rsid="0071e1f2" officeooo:paragraph-rsid="0071e1f2" style:font-size-asian="10.5pt" style:font-weight-asian="normal" style:font-size-complex="12pt" style:font-weight-complex="normal"/>
    </style:style>
    <style:style style:name="P32" style:family="paragraph" style:parent-style-name="Standard" style:list-style-name="L34">
      <style:paragraph-properties fo:text-align="start" style:justify-single-word="false"/>
      <style:text-properties fo:font-size="12pt" style:text-underline-style="none" fo:font-weight="normal" officeooo:rsid="007262d8" officeooo:paragraph-rsid="007262d8" style:font-size-asian="10.5pt" style:font-weight-asian="normal" style:font-size-complex="12pt" style:font-weight-complex="normal"/>
    </style:style>
    <style:style style:name="P33" style:family="paragraph" style:parent-style-name="Standard" style:list-style-name="L34">
      <style:paragraph-properties fo:text-align="start" style:justify-single-word="false"/>
      <style:text-properties fo:font-size="12pt" style:text-underline-style="none" fo:font-weight="normal" officeooo:rsid="0072680b" officeooo:paragraph-rsid="0072680b" style:font-size-asian="10.5pt" style:font-weight-asian="normal" style:font-size-complex="12pt" style:font-weight-complex="normal"/>
    </style:style>
    <style:style style:name="P34" style:family="paragraph" style:parent-style-name="Standard" style:list-style-name="L34">
      <style:paragraph-properties fo:text-align="start" style:justify-single-word="false"/>
      <style:text-properties fo:font-size="12pt" style:text-underline-style="none" fo:font-weight="normal" officeooo:rsid="00743732" officeooo:paragraph-rsid="00743732" style:font-size-asian="10.5pt" style:font-weight-asian="normal" style:font-size-complex="12pt" style:font-weight-complex="normal"/>
    </style:style>
    <style:style style:name="P35" style:family="paragraph" style:parent-style-name="Standard" style:list-style-name="L34">
      <style:paragraph-properties fo:text-align="start" style:justify-single-word="false"/>
      <style:text-properties fo:font-size="12pt" style:text-underline-style="none" fo:font-weight="normal" officeooo:rsid="0074e3b9" officeooo:paragraph-rsid="0074e3b9" style:font-size-asian="10.5pt" style:font-weight-asian="normal" style:font-size-complex="12pt" style:font-weight-complex="normal"/>
    </style:style>
    <style:style style:name="P36" style:family="paragraph" style:parent-style-name="Standard" style:list-style-name="L34">
      <style:paragraph-properties fo:text-align="start" style:justify-single-word="false"/>
      <style:text-properties fo:font-size="12pt" style:text-underline-style="none" fo:font-weight="normal" officeooo:rsid="00778b45" officeooo:paragraph-rsid="00778b45" style:font-size-asian="10.5pt" style:font-weight-asian="normal" style:font-size-complex="12pt" style:font-weight-complex="normal"/>
    </style:style>
    <style:style style:name="P37" style:family="paragraph" style:parent-style-name="Standard" style:list-style-name="L34">
      <style:paragraph-properties fo:text-align="start" style:justify-single-word="false"/>
      <style:text-properties fo:font-size="12pt" style:text-underline-style="none" fo:font-weight="normal" officeooo:rsid="0078e1a4" officeooo:paragraph-rsid="0078e1a4" style:font-size-asian="10.5pt" style:font-weight-asian="normal" style:font-size-complex="12pt" style:font-weight-complex="normal"/>
    </style:style>
    <style:style style:name="P38" style:family="paragraph" style:parent-style-name="Standard" style:list-style-name="L34">
      <style:paragraph-properties fo:text-align="start" style:justify-single-word="false"/>
      <style:text-properties fo:font-size="12pt" style:text-underline-style="none" fo:font-weight="normal" officeooo:rsid="0078e49b" officeooo:paragraph-rsid="0078e49b" style:font-size-asian="10.5pt" style:font-weight-asian="normal" style:font-size-complex="12pt" style:font-weight-complex="normal"/>
    </style:style>
    <style:style style:name="P39" style:family="paragraph" style:parent-style-name="Standard" style:list-style-name="L36">
      <style:paragraph-properties fo:text-align="start" style:justify-single-word="false"/>
      <style:text-properties fo:font-size="12pt" style:text-underline-style="none" fo:font-weight="normal" officeooo:rsid="008eb534" officeooo:paragraph-rsid="008eb534" style:font-size-asian="10.5pt" style:font-weight-asian="normal" style:font-size-complex="12pt" style:font-weight-complex="normal"/>
    </style:style>
    <style:style style:name="P40" style:family="paragraph" style:parent-style-name="Standard" style:list-style-name="L36">
      <style:paragraph-properties fo:text-align="start" style:justify-single-word="false"/>
      <style:text-properties fo:font-size="12pt" style:text-underline-style="none" fo:font-weight="normal" officeooo:rsid="00900cb4" officeooo:paragraph-rsid="00900cb4" style:font-size-asian="10.5pt" style:font-weight-asian="normal" style:font-size-complex="12pt" style:font-weight-complex="normal"/>
    </style:style>
    <style:style style:name="P41" style:family="paragraph" style:parent-style-name="Standard" style:list-style-name="L36">
      <style:paragraph-properties fo:text-align="start" style:justify-single-word="false"/>
      <style:text-properties fo:font-size="12pt" style:text-underline-style="none" fo:font-weight="normal" officeooo:rsid="00915269" officeooo:paragraph-rsid="00915269" style:font-size-asian="10.5pt" style:font-weight-asian="normal" style:font-size-complex="12pt" style:font-weight-complex="normal"/>
    </style:style>
    <style:style style:name="P42" style:family="paragraph" style:parent-style-name="Standard" style:list-style-name="L36">
      <style:paragraph-properties fo:text-align="start" style:justify-single-word="false"/>
      <style:text-properties fo:font-size="12pt" style:text-underline-style="none" fo:font-weight="normal" officeooo:rsid="0094208d" officeooo:paragraph-rsid="0094208d" style:font-size-asian="10.5pt" style:font-weight-asian="normal" style:font-size-complex="12pt" style:font-weight-complex="normal"/>
    </style:style>
    <style:style style:name="P43" style:family="paragraph" style:parent-style-name="Standard" style:list-style-name="L36">
      <style:paragraph-properties fo:text-align="start" style:justify-single-word="false"/>
      <style:text-properties fo:font-size="12pt" style:text-underline-style="none" fo:font-weight="normal" officeooo:rsid="0094466a" officeooo:paragraph-rsid="0094466a" style:font-size-asian="10.5pt" style:font-weight-asian="normal" style:font-size-complex="12pt" style:font-weight-complex="normal"/>
    </style:style>
    <style:style style:name="P44" style:family="paragraph" style:parent-style-name="Standard" style:list-style-name="L36">
      <style:paragraph-properties fo:text-align="start" style:justify-single-word="false"/>
      <style:text-properties fo:font-size="12pt" style:text-underline-style="none" fo:font-weight="normal" officeooo:rsid="0096bd8e" officeooo:paragraph-rsid="0096bd8e" style:font-size-asian="10.5pt" style:font-weight-asian="normal" style:font-size-complex="12pt" style:font-weight-complex="normal"/>
    </style:style>
    <style:style style:name="P45" style:family="paragraph" style:parent-style-name="Standard" style:list-style-name="L36">
      <style:paragraph-properties fo:text-align="start" style:justify-single-word="false"/>
      <style:text-properties fo:font-size="12pt" style:text-underline-style="none" fo:font-weight="normal" officeooo:rsid="00971141" officeooo:paragraph-rsid="00971141" style:font-size-asian="10.5pt" style:font-weight-asian="normal" style:font-size-complex="12pt" style:font-weight-complex="normal"/>
    </style:style>
    <style:style style:name="P46" style:family="paragraph" style:parent-style-name="Standard" style:list-style-name="L36">
      <style:paragraph-properties fo:text-align="start" style:justify-single-word="false"/>
      <style:text-properties fo:font-size="12pt" style:text-underline-style="none" fo:font-weight="normal" officeooo:rsid="0099f6b3" officeooo:paragraph-rsid="0099f6b3" style:font-size-asian="10.5pt" style:font-weight-asian="normal" style:font-size-complex="12pt" style:font-weight-complex="normal"/>
    </style:style>
    <style:style style:name="P47" style:family="paragraph" style:parent-style-name="Standard">
      <style:paragraph-properties fo:text-align="start" style:justify-single-word="false">
        <style:tab-stops>
          <style:tab-stop style:position="-1.191cm"/>
        </style:tab-stops>
      </style:paragraph-properties>
      <style:text-properties fo:font-size="12pt" style:text-underline-style="none" fo:font-weight="normal" officeooo:rsid="009c2196" officeooo:paragraph-rsid="009c2196" style:font-size-asian="10.5pt" style:font-weight-asian="normal" style:font-size-complex="12pt" style:font-weight-complex="normal"/>
    </style:style>
    <style:style style:name="P48" style:family="paragraph" style:parent-style-name="Standard">
      <style:paragraph-properties fo:text-align="start" style:justify-single-word="false">
        <style:tab-stops>
          <style:tab-stop style:position="-1.191cm"/>
        </style:tab-stops>
      </style:paragraph-properties>
      <style:text-properties fo:font-size="12pt" style:text-underline-style="none" fo:font-weight="normal" officeooo:rsid="009c2196" officeooo:paragraph-rsid="009f5d4d" style:font-size-asian="10.5pt" style:font-weight-asian="normal" style:font-size-complex="12pt" style:font-weight-complex="normal"/>
    </style:style>
    <style:style style:name="P49" style:family="paragraph" style:parent-style-name="Standard" style:list-style-name="L44">
      <style:paragraph-properties fo:text-align="start" style:justify-single-word="false">
        <style:tab-stops>
          <style:tab-stop style:position="-1.191cm"/>
        </style:tab-stops>
      </style:paragraph-properties>
      <style:text-properties fo:font-size="12pt" style:text-underline-style="none" fo:font-weight="normal" officeooo:rsid="009f5d4d" officeooo:paragraph-rsid="009f5d4d" style:font-size-asian="10.5pt" style:font-weight-asian="normal" style:font-size-complex="12pt" style:font-weight-complex="normal"/>
    </style:style>
    <style:style style:name="P50" style:family="paragraph" style:parent-style-name="Standard" style:list-style-name="L44">
      <style:paragraph-properties fo:text-align="start" style:justify-single-word="false">
        <style:tab-stops>
          <style:tab-stop style:position="-1.191cm"/>
        </style:tab-stops>
      </style:paragraph-properties>
      <style:text-properties fo:font-size="12pt" style:text-underline-style="none" fo:font-weight="normal" officeooo:rsid="00a01304" officeooo:paragraph-rsid="00a01304" style:font-size-asian="10.5pt" style:font-weight-asian="normal" style:font-size-complex="12pt" style:font-weight-complex="normal"/>
    </style:style>
    <style:style style:name="P51" style:family="paragraph" style:parent-style-name="Standard">
      <style:paragraph-properties fo:text-align="start" style:justify-single-word="false">
        <style:tab-stops>
          <style:tab-stop style:position="-1.191cm"/>
        </style:tab-stops>
      </style:paragraph-properties>
      <style:text-properties fo:font-size="12pt" style:text-underline-style="none" fo:font-weight="normal" officeooo:rsid="00a3a99e" officeooo:paragraph-rsid="00a3a99e" style:font-size-asian="10.5pt" style:font-weight-asian="normal" style:font-size-complex="12pt" style:font-weight-complex="normal"/>
    </style:style>
    <style:style style:name="P52" style:family="paragraph" style:parent-style-name="Standard" style:list-style-name="L45">
      <style:paragraph-properties fo:text-align="start" style:justify-single-word="false"/>
      <style:text-properties fo:font-size="12pt" style:text-underline-style="none" fo:font-weight="normal" officeooo:rsid="00a82358" officeooo:paragraph-rsid="00a82358" style:font-size-asian="10.5pt" style:font-weight-asian="normal" style:font-size-complex="12pt" style:font-weight-complex="normal"/>
    </style:style>
    <style:style style:name="P53" style:family="paragraph" style:parent-style-name="Standard" style:list-style-name="L45">
      <style:paragraph-properties fo:text-align="start" style:justify-single-word="false"/>
      <style:text-properties fo:font-size="12pt" style:text-underline-style="none" fo:font-weight="normal" officeooo:rsid="00a88454" officeooo:paragraph-rsid="00a88454" style:font-size-asian="10.5pt" style:font-weight-asian="normal" style:font-size-complex="12pt" style:font-weight-complex="normal"/>
    </style:style>
    <style:style style:name="P54" style:family="paragraph" style:parent-style-name="Standard" style:list-style-name="L45">
      <style:paragraph-properties fo:text-align="start" style:justify-single-word="false"/>
      <style:text-properties fo:font-size="12pt" style:text-underline-style="none" fo:font-weight="normal" officeooo:rsid="00a8e100" officeooo:paragraph-rsid="00a8e100" style:font-size-asian="10.5pt" style:font-weight-asian="normal" style:font-size-complex="12pt" style:font-weight-complex="normal"/>
    </style:style>
    <style:style style:name="P55" style:family="paragraph" style:parent-style-name="Standard" style:list-style-name="L45">
      <style:paragraph-properties fo:text-align="start" style:justify-single-word="false"/>
      <style:text-properties fo:font-size="12pt" style:text-underline-style="none" fo:font-weight="normal" officeooo:rsid="00aae202" officeooo:paragraph-rsid="00aae202" style:font-size-asian="10.5pt" style:font-weight-asian="normal" style:font-size-complex="12pt" style:font-weight-complex="normal"/>
    </style:style>
    <style:style style:name="P56" style:family="paragraph" style:parent-style-name="Standard" style:list-style-name="L45">
      <style:paragraph-properties fo:text-align="start" style:justify-single-word="false"/>
      <style:text-properties fo:font-size="12pt" style:text-underline-style="none" fo:font-weight="normal" officeooo:rsid="00ab83a6" officeooo:paragraph-rsid="00ab83a6" style:font-size-asian="10.5pt" style:font-weight-asian="normal" style:font-size-complex="12pt" style:font-weight-complex="normal"/>
    </style:style>
    <style:style style:name="P57" style:family="paragraph" style:parent-style-name="Standard" style:list-style-name="L45">
      <style:paragraph-properties fo:text-align="start" style:justify-single-word="false"/>
      <style:text-properties fo:font-size="12pt" style:text-underline-style="none" fo:font-weight="normal" officeooo:rsid="00af716e" officeooo:paragraph-rsid="00af716e" style:font-size-asian="10.5pt" style:font-weight-asian="normal" style:font-size-complex="12pt" style:font-weight-complex="normal"/>
    </style:style>
    <style:style style:name="P58" style:family="paragraph" style:parent-style-name="Standard" style:list-style-name="L45">
      <style:paragraph-properties fo:text-align="start" style:justify-single-word="false"/>
      <style:text-properties fo:font-size="12pt" style:text-underline-style="none" fo:font-weight="normal" officeooo:rsid="00b14c8a" officeooo:paragraph-rsid="00b14c8a" style:font-size-asian="10.5pt" style:font-weight-asian="normal" style:font-size-complex="12pt" style:font-weight-complex="normal"/>
    </style:style>
    <style:style style:name="P59" style:family="paragraph" style:parent-style-name="Standard" style:list-style-name="L45">
      <style:paragraph-properties fo:text-align="start" style:justify-single-word="false"/>
      <style:text-properties fo:font-size="12pt" style:text-underline-style="none" fo:font-weight="normal" officeooo:rsid="00b1eff5" officeooo:paragraph-rsid="00b1eff5" style:font-size-asian="10.5pt" style:font-weight-asian="normal" style:font-size-complex="12pt" style:font-weight-complex="normal"/>
    </style:style>
    <style:style style:name="P60" style:family="paragraph" style:parent-style-name="Standard" style:list-style-name="L45">
      <style:paragraph-properties fo:text-align="start" style:justify-single-word="false"/>
      <style:text-properties fo:font-size="12pt" style:text-underline-style="none" fo:font-weight="normal" officeooo:rsid="00b27b56" officeooo:paragraph-rsid="00b27b56" style:font-size-asian="10.5pt" style:font-weight-asian="normal" style:font-size-complex="12pt" style:font-weight-complex="normal"/>
    </style:style>
    <style:style style:name="P61" style:family="paragraph" style:parent-style-name="Standard" style:list-style-name="L45">
      <style:paragraph-properties fo:text-align="start" style:justify-single-word="false"/>
      <style:text-properties fo:font-size="12pt" style:text-underline-style="none" fo:font-weight="normal" officeooo:rsid="00b2f6ea" officeooo:paragraph-rsid="00b33354" style:font-size-asian="10.5pt" style:font-weight-asian="normal" style:font-size-complex="12pt" style:font-weight-complex="normal"/>
    </style:style>
    <style:style style:name="P62" style:family="paragraph" style:parent-style-name="Standard" style:list-style-name="L45">
      <style:paragraph-properties fo:text-align="start" style:justify-single-word="false"/>
      <style:text-properties fo:font-size="12pt" style:text-underline-style="none" fo:font-weight="normal" officeooo:rsid="00b37cfb" officeooo:paragraph-rsid="00b37cfb" style:font-size-asian="10.5pt" style:font-weight-asian="normal" style:font-size-complex="12pt" style:font-weight-complex="normal"/>
    </style:style>
    <style:style style:name="P63" style:family="paragraph" style:parent-style-name="Standard" style:list-style-name="L46">
      <style:paragraph-properties fo:text-align="start" style:justify-single-word="false"/>
      <style:text-properties fo:font-size="12pt" style:text-underline-style="none" fo:font-weight="normal" officeooo:rsid="00b5c854" officeooo:paragraph-rsid="00b5c854" style:font-size-asian="10.5pt" style:font-weight-asian="normal" style:font-size-complex="12pt" style:font-weight-complex="normal"/>
    </style:style>
    <style:style style:name="P64" style:family="paragraph" style:parent-style-name="Standard" style:list-style-name="L46">
      <style:paragraph-properties fo:text-align="start" style:justify-single-word="false"/>
      <style:text-properties fo:font-size="12pt" style:text-underline-style="none" fo:font-weight="normal" officeooo:rsid="00b709c8" officeooo:paragraph-rsid="00b709c8" style:font-size-asian="10.5pt" style:font-weight-asian="normal" style:font-size-complex="12pt" style:font-weight-complex="normal"/>
    </style:style>
    <style:style style:name="P65" style:family="paragraph" style:parent-style-name="Standard" style:list-style-name="L46">
      <style:paragraph-properties fo:text-align="start" style:justify-single-word="false"/>
      <style:text-properties fo:font-size="12pt" style:text-underline-style="none" fo:font-weight="normal" officeooo:rsid="00b9e716" officeooo:paragraph-rsid="00b9e716" style:font-size-asian="10.5pt" style:font-weight-asian="normal" style:font-size-complex="12pt" style:font-weight-complex="normal"/>
    </style:style>
    <style:style style:name="P66" style:family="paragraph" style:parent-style-name="Standard" style:list-style-name="L46">
      <style:paragraph-properties fo:text-align="start" style:justify-single-word="false"/>
      <style:text-properties fo:font-size="12pt" style:text-underline-style="none" fo:font-weight="normal" officeooo:rsid="00bcd47a" officeooo:paragraph-rsid="00bcd47a" style:font-size-asian="10.5pt" style:font-weight-asian="normal" style:font-size-complex="12pt" style:font-weight-complex="normal"/>
    </style:style>
    <style:style style:name="P67" style:family="paragraph" style:parent-style-name="Standard" style:list-style-name="L46">
      <style:paragraph-properties fo:text-align="start" style:justify-single-word="false"/>
      <style:text-properties fo:font-size="12pt" style:text-underline-style="none" fo:font-weight="normal" officeooo:rsid="00beb814" officeooo:paragraph-rsid="00beb814" style:font-size-asian="10.5pt" style:font-weight-asian="normal" style:font-size-complex="12pt" style:font-weight-complex="normal"/>
    </style:style>
    <style:style style:name="P68" style:family="paragraph" style:parent-style-name="Standard" style:list-style-name="L46">
      <style:paragraph-properties fo:text-align="start" style:justify-single-word="false"/>
      <style:text-properties fo:font-size="12pt" style:text-underline-style="none" fo:font-weight="normal" officeooo:rsid="00bfa77e" officeooo:paragraph-rsid="00bfa77e" style:font-size-asian="10.5pt" style:font-weight-asian="normal" style:font-size-complex="12pt" style:font-weight-complex="normal"/>
    </style:style>
    <style:style style:name="P69" style:family="paragraph" style:parent-style-name="Standard" style:list-style-name="L46">
      <style:paragraph-properties fo:text-align="start" style:justify-single-word="false"/>
      <style:text-properties fo:font-size="12pt" style:text-underline-style="none" fo:font-weight="normal" officeooo:rsid="00c2e000" officeooo:paragraph-rsid="00c2e000" style:font-size-asian="10.5pt" style:font-weight-asian="normal" style:font-size-complex="12pt" style:font-weight-complex="normal"/>
    </style:style>
    <style:style style:name="P70" style:family="paragraph" style:parent-style-name="Standard" style:list-style-name="L48">
      <style:paragraph-properties fo:text-align="start" style:justify-single-word="false"/>
      <style:text-properties fo:font-size="12pt" style:text-underline-style="none" fo:font-weight="normal" officeooo:rsid="00c6a673" officeooo:paragraph-rsid="00c6a673" style:font-size-asian="10.5pt" style:font-weight-asian="normal" style:font-size-complex="12pt" style:font-weight-complex="normal"/>
    </style:style>
    <style:style style:name="P71" style:family="paragraph" style:parent-style-name="Standard" style:list-style-name="L47">
      <style:paragraph-properties fo:text-align="start" style:justify-single-word="false"/>
      <style:text-properties fo:font-size="12pt" style:text-underline-style="none" fo:font-weight="normal" officeooo:rsid="00ccad52" officeooo:paragraph-rsid="00ccad52" style:font-size-asian="10.5pt" style:font-weight-asian="normal" style:font-size-complex="12pt" style:font-weight-complex="normal"/>
    </style:style>
    <style:style style:name="P72" style:family="paragraph" style:parent-style-name="Standard" style:list-style-name="L47">
      <style:paragraph-properties fo:text-align="start" style:justify-single-word="false"/>
      <style:text-properties fo:font-size="12pt" style:text-underline-style="none" fo:font-weight="normal" officeooo:rsid="00d20bc2" officeooo:paragraph-rsid="00d20bc2" style:font-size-asian="10.5pt" style:font-weight-asian="normal" style:font-size-complex="12pt" style:font-weight-complex="normal"/>
    </style:style>
    <style:style style:name="P73" style:family="paragraph" style:parent-style-name="Standard" style:list-style-name="L47">
      <style:paragraph-properties fo:text-align="start" style:justify-single-word="false"/>
      <style:text-properties fo:font-size="12pt" style:text-underline-style="none" fo:font-weight="normal" officeooo:rsid="00d3765e" officeooo:paragraph-rsid="00d3765e" style:font-size-asian="10.5pt" style:font-weight-asian="normal" style:font-size-complex="12pt" style:font-weight-complex="normal"/>
    </style:style>
    <style:style style:name="P74" style:family="paragraph" style:parent-style-name="Standard" style:list-style-name="L47">
      <style:paragraph-properties fo:text-align="start" style:justify-single-word="false"/>
      <style:text-properties fo:font-size="12pt" style:text-underline-style="none" fo:font-weight="normal" officeooo:rsid="00d4bbb8" officeooo:paragraph-rsid="00d4bbb8" style:font-size-asian="10.5pt" style:font-weight-asian="normal" style:font-size-complex="12pt" style:font-weight-complex="normal"/>
    </style:style>
    <style:style style:name="P75" style:family="paragraph" style:parent-style-name="Standard" style:list-style-name="L47">
      <style:paragraph-properties fo:text-align="start" style:justify-single-word="false"/>
      <style:text-properties fo:font-size="12pt" style:text-underline-style="none" fo:font-weight="normal" officeooo:rsid="00d6651a" officeooo:paragraph-rsid="00d6651a" style:font-size-asian="10.5pt" style:font-weight-asian="normal" style:font-size-complex="12pt" style:font-weight-complex="normal"/>
    </style:style>
    <style:style style:name="P76" style:family="paragraph" style:parent-style-name="Standard" style:list-style-name="L47">
      <style:paragraph-properties fo:text-align="start" style:justify-single-word="false"/>
      <style:text-properties fo:font-size="12pt" style:text-underline-style="none" fo:font-weight="normal" officeooo:rsid="00ddf018" officeooo:paragraph-rsid="00ddf018" style:font-size-asian="10.5pt" style:font-weight-asian="normal" style:font-size-complex="12pt" style:font-weight-complex="normal"/>
    </style:style>
    <style:style style:name="P77" style:family="paragraph" style:parent-style-name="Standard" style:list-style-name="L47">
      <style:paragraph-properties fo:text-align="start" style:justify-single-word="false"/>
      <style:text-properties fo:font-size="12pt" style:text-underline-style="none" fo:font-weight="normal" officeooo:rsid="00de85b5" officeooo:paragraph-rsid="00de85b5" style:font-size-asian="10.5pt" style:font-weight-asian="normal" style:font-size-complex="12pt" style:font-weight-complex="normal"/>
    </style:style>
    <style:style style:name="P78" style:family="paragraph" style:parent-style-name="Standard" style:list-style-name="L47">
      <style:paragraph-properties fo:text-align="start" style:justify-single-word="false"/>
      <style:text-properties fo:font-size="12pt" style:text-underline-style="none" fo:font-weight="normal" officeooo:rsid="00df9a8a" officeooo:paragraph-rsid="00df9a8a" style:font-size-asian="10.5pt" style:font-weight-asian="normal" style:font-size-complex="12pt" style:font-weight-complex="normal"/>
    </style:style>
    <style:style style:name="P79" style:family="paragraph" style:parent-style-name="Standard" style:list-style-name="L47">
      <style:paragraph-properties fo:text-align="start" style:justify-single-word="false"/>
      <style:text-properties fo:font-size="12pt" style:text-underline-style="none" fo:font-weight="normal" officeooo:rsid="00dfdf4a" officeooo:paragraph-rsid="00dfdf4a" style:font-size-asian="10.5pt" style:font-weight-asian="normal" style:font-size-complex="12pt" style:font-weight-complex="normal"/>
    </style:style>
    <style:style style:name="P80" style:family="paragraph" style:parent-style-name="Standard" style:list-style-name="L47">
      <style:paragraph-properties fo:text-align="start" style:justify-single-word="false"/>
      <style:text-properties fo:font-size="12pt" style:text-underline-style="none" fo:font-weight="normal" officeooo:rsid="00e12830" officeooo:paragraph-rsid="00e12830" style:font-size-asian="10.5pt" style:font-weight-asian="normal" style:font-size-complex="12pt" style:font-weight-complex="normal"/>
    </style:style>
    <style:style style:name="P81" style:family="paragraph" style:parent-style-name="Standard" style:list-style-name="L47">
      <style:paragraph-properties fo:text-align="start" style:justify-single-word="false"/>
      <style:text-properties fo:font-size="12pt" style:text-underline-style="none" fo:font-weight="normal" officeooo:rsid="00e2e80f" officeooo:paragraph-rsid="00e2e80f" style:font-size-asian="10.5pt" style:font-weight-asian="normal" style:font-size-complex="12pt" style:font-weight-complex="normal"/>
    </style:style>
    <style:style style:name="P82" style:family="paragraph" style:parent-style-name="Standard" style:list-style-name="L49">
      <style:paragraph-properties fo:text-align="start" style:justify-single-word="false"/>
      <style:text-properties fo:font-size="12pt" style:text-underline-style="none" fo:font-weight="normal" officeooo:rsid="00e751e6" officeooo:paragraph-rsid="00e751e6" style:font-size-asian="10.5pt" style:font-weight-asian="normal" style:font-size-complex="12pt" style:font-weight-complex="normal"/>
    </style:style>
    <style:style style:name="P83" style:family="paragraph" style:parent-style-name="Standard" style:list-style-name="L49">
      <style:paragraph-properties fo:text-align="start" style:justify-single-word="false"/>
      <style:text-properties fo:font-size="12pt" style:text-underline-style="none" fo:font-weight="normal" officeooo:rsid="00e9145c" officeooo:paragraph-rsid="00e9145c" style:font-size-asian="10.5pt" style:font-weight-asian="normal" style:font-size-complex="12pt" style:font-weight-complex="normal"/>
    </style:style>
    <style:style style:name="P84" style:family="paragraph" style:parent-style-name="Standard" style:list-style-name="L49">
      <style:paragraph-properties fo:text-align="start" style:justify-single-word="false"/>
      <style:text-properties fo:font-size="12pt" style:text-underline-style="none" fo:font-weight="normal" officeooo:rsid="00ec67ae" officeooo:paragraph-rsid="00ec67ae" style:font-size-asian="10.5pt" style:font-weight-asian="normal" style:font-size-complex="12pt" style:font-weight-complex="normal"/>
    </style:style>
    <style:style style:name="P85" style:family="paragraph" style:parent-style-name="Standard" style:list-style-name="L49">
      <style:paragraph-properties fo:text-align="start" style:justify-single-word="false"/>
      <style:text-properties fo:font-size="12pt" style:text-underline-style="none" fo:font-weight="normal" officeooo:rsid="00ecd852" officeooo:paragraph-rsid="00ecd852" style:font-size-asian="10.5pt" style:font-weight-asian="normal" style:font-size-complex="12pt" style:font-weight-complex="normal"/>
    </style:style>
    <style:style style:name="P86" style:family="paragraph" style:parent-style-name="Standard" style:list-style-name="L49">
      <style:paragraph-properties fo:text-align="start" style:justify-single-word="false"/>
      <style:text-properties fo:font-size="12pt" style:text-underline-style="none" fo:font-weight="normal" officeooo:rsid="00f0988b" officeooo:paragraph-rsid="00f0988b" style:font-size-asian="10.5pt" style:font-weight-asian="normal" style:font-size-complex="12pt" style:font-weight-complex="normal"/>
    </style:style>
    <style:style style:name="P87" style:family="paragraph" style:parent-style-name="Standard" style:list-style-name="L50">
      <style:paragraph-properties fo:text-align="start" style:justify-single-word="false"/>
      <style:text-properties fo:font-size="12pt" style:text-underline-style="none" fo:font-weight="normal" officeooo:rsid="00ff55a7" officeooo:paragraph-rsid="00ff55a7" style:font-size-asian="10.5pt" style:font-weight-asian="normal" style:font-size-complex="12pt" style:font-weight-complex="normal"/>
    </style:style>
    <style:style style:name="P88" style:family="paragraph" style:parent-style-name="Standard" style:list-style-name="L50">
      <style:paragraph-properties fo:text-align="start" style:justify-single-word="false"/>
      <style:text-properties fo:font-size="12pt" style:text-underline-style="none" fo:font-weight="normal" officeooo:rsid="00ff7a9b" officeooo:paragraph-rsid="00ff7a9b" style:font-size-asian="10.5pt" style:font-weight-asian="normal" style:font-size-complex="12pt" style:font-weight-complex="normal"/>
    </style:style>
    <style:style style:name="P89" style:family="paragraph" style:parent-style-name="Standard" style:list-style-name="L50">
      <style:paragraph-properties fo:text-align="start" style:justify-single-word="false"/>
      <style:text-properties fo:font-size="12pt" style:text-underline-style="none" fo:font-weight="normal" officeooo:rsid="01021ab3" officeooo:paragraph-rsid="01021ab3" style:font-size-asian="10.5pt" style:font-weight-asian="normal" style:font-size-complex="12pt" style:font-weight-complex="normal"/>
    </style:style>
    <style:style style:name="P90" style:family="paragraph" style:parent-style-name="Standard" style:list-style-name="L50">
      <style:paragraph-properties fo:text-align="start" style:justify-single-word="false"/>
      <style:text-properties fo:font-size="12pt" style:text-underline-style="none" fo:font-weight="normal" officeooo:rsid="01038c2c" officeooo:paragraph-rsid="01038c2c" style:font-size-asian="10.5pt" style:font-weight-asian="normal" style:font-size-complex="12pt" style:font-weight-complex="normal"/>
    </style:style>
    <style:style style:name="P91" style:family="paragraph" style:parent-style-name="Standard" style:list-style-name="L50">
      <style:paragraph-properties fo:text-align="start" style:justify-single-word="false"/>
      <style:text-properties fo:font-size="12pt" style:text-underline-style="none" fo:font-weight="normal" officeooo:rsid="01045505" officeooo:paragraph-rsid="01045505" style:font-size-asian="10.5pt" style:font-weight-asian="normal" style:font-size-complex="12pt" style:font-weight-complex="normal"/>
    </style:style>
    <style:style style:name="P92" style:family="paragraph" style:parent-style-name="Standard" style:list-style-name="L50">
      <style:paragraph-properties fo:text-align="start" style:justify-single-word="false"/>
      <style:text-properties fo:font-size="12pt" style:text-underline-style="none" fo:font-weight="normal" officeooo:rsid="0105b862" officeooo:paragraph-rsid="0105b862" style:font-size-asian="10.5pt" style:font-weight-asian="normal" style:font-size-complex="12pt" style:font-weight-complex="normal"/>
    </style:style>
    <style:style style:name="P93" style:family="paragraph" style:parent-style-name="Standard" style:list-style-name="L50">
      <style:paragraph-properties fo:text-align="start" style:justify-single-word="false"/>
      <style:text-properties fo:font-size="12pt" style:text-underline-style="none" fo:font-weight="normal" officeooo:rsid="0107082f" officeooo:paragraph-rsid="0107082f" style:font-size-asian="10.5pt" style:font-weight-asian="normal" style:font-size-complex="12pt" style:font-weight-complex="normal"/>
    </style:style>
    <style:style style:name="P94" style:family="paragraph" style:parent-style-name="Standard" style:list-style-name="L50">
      <style:paragraph-properties fo:text-align="start" style:justify-single-word="false"/>
      <style:text-properties fo:font-size="12pt" style:text-underline-style="none" fo:font-weight="normal" officeooo:rsid="0108ef00" officeooo:paragraph-rsid="0108ef00" style:font-size-asian="10.5pt" style:font-weight-asian="normal" style:font-size-complex="12pt" style:font-weight-complex="normal"/>
    </style:style>
    <style:style style:name="P95" style:family="paragraph" style:parent-style-name="Standard" style:list-style-name="L50">
      <style:paragraph-properties fo:text-align="start" style:justify-single-word="false"/>
      <style:text-properties fo:font-size="12pt" style:text-underline-style="none" fo:font-weight="normal" officeooo:rsid="010a5455" officeooo:paragraph-rsid="010a5455" style:font-size-asian="10.5pt" style:font-weight-asian="normal" style:font-size-complex="12pt" style:font-weight-complex="normal"/>
    </style:style>
    <style:style style:name="P96" style:family="paragraph" style:parent-style-name="Standard" style:list-style-name="L51">
      <style:paragraph-properties fo:text-align="start" style:justify-single-word="false"/>
      <style:text-properties fo:font-size="12pt" style:text-underline-style="none" fo:font-weight="normal" officeooo:rsid="010e43a9" officeooo:paragraph-rsid="010e43a9" style:font-size-asian="10.5pt" style:font-weight-asian="normal" style:font-size-complex="12pt" style:font-weight-complex="normal"/>
    </style:style>
    <style:style style:name="P97" style:family="paragraph" style:parent-style-name="Standard" style:list-style-name="L51">
      <style:paragraph-properties fo:text-align="start" style:justify-single-word="false"/>
      <style:text-properties fo:font-size="12pt" style:text-underline-style="none" fo:font-weight="normal" officeooo:rsid="0110c6e4" officeooo:paragraph-rsid="0110c6e4" style:font-size-asian="10.5pt" style:font-weight-asian="normal" style:font-size-complex="12pt" style:font-weight-complex="normal"/>
    </style:style>
    <style:style style:name="P98" style:family="paragraph" style:parent-style-name="Standard" style:list-style-name="L51">
      <style:paragraph-properties fo:text-align="start" style:justify-single-word="false"/>
      <style:text-properties fo:font-size="12pt" style:text-underline-style="none" fo:font-weight="normal" officeooo:rsid="0110c8b0" officeooo:paragraph-rsid="0110c8b0" style:font-size-asian="10.5pt" style:font-weight-asian="normal" style:font-size-complex="12pt" style:font-weight-complex="normal"/>
    </style:style>
    <style:style style:name="P99" style:family="paragraph" style:parent-style-name="Standard" style:list-style-name="L51">
      <style:paragraph-properties fo:text-align="start" style:justify-single-word="false"/>
      <style:text-properties fo:font-size="12pt" style:text-underline-style="none" fo:font-weight="normal" officeooo:rsid="01110f39" officeooo:paragraph-rsid="01110f39" style:font-size-asian="10.5pt" style:font-weight-asian="normal" style:font-size-complex="12pt" style:font-weight-complex="normal"/>
    </style:style>
    <style:style style:name="P100" style:family="paragraph" style:parent-style-name="Standard" style:list-style-name="L51">
      <style:paragraph-properties fo:text-align="start" style:justify-single-word="false"/>
      <style:text-properties fo:font-size="12pt" style:text-underline-style="none" fo:font-weight="normal" officeooo:rsid="01129442" officeooo:paragraph-rsid="01129442" style:font-size-asian="10.5pt" style:font-weight-asian="normal" style:font-size-complex="12pt" style:font-weight-complex="normal"/>
    </style:style>
    <style:style style:name="P101" style:family="paragraph" style:parent-style-name="Standard" style:list-style-name="L51">
      <style:paragraph-properties fo:text-align="start" style:justify-single-word="false"/>
      <style:text-properties fo:font-size="12pt" style:text-underline-style="none" fo:font-weight="normal" officeooo:rsid="01148f94" officeooo:paragraph-rsid="01148f94" style:font-size-asian="10.5pt" style:font-weight-asian="normal" style:font-size-complex="12pt" style:font-weight-complex="normal"/>
    </style:style>
    <style:style style:name="P102" style:family="paragraph" style:parent-style-name="Standard" style:list-style-name="L51">
      <style:paragraph-properties fo:text-align="start" style:justify-single-word="false"/>
      <style:text-properties fo:font-size="12pt" style:text-underline-style="none" fo:font-weight="normal" officeooo:rsid="01165908" officeooo:paragraph-rsid="01165908" style:font-size-asian="10.5pt" style:font-weight-asian="normal" style:font-size-complex="12pt" style:font-weight-complex="normal"/>
    </style:style>
    <style:style style:name="P103" style:family="paragraph" style:parent-style-name="Standard" style:list-style-name="L51">
      <style:paragraph-properties fo:text-align="start" style:justify-single-word="false"/>
      <style:text-properties fo:font-size="12pt" style:text-underline-style="none" fo:font-weight="normal" officeooo:rsid="011660c1" officeooo:paragraph-rsid="011660c1" style:font-size-asian="10.5pt" style:font-weight-asian="normal" style:font-size-complex="12pt" style:font-weight-complex="normal"/>
    </style:style>
    <style:style style:name="P104" style:family="paragraph" style:parent-style-name="Standard" style:list-style-name="L51">
      <style:paragraph-properties fo:text-align="start" style:justify-single-word="false"/>
      <style:text-properties fo:font-size="12pt" style:text-underline-style="none" fo:font-weight="normal" officeooo:rsid="011a5589" officeooo:paragraph-rsid="011a5589" style:font-size-asian="10.5pt" style:font-weight-asian="normal" style:font-size-complex="12pt" style:font-weight-complex="normal"/>
    </style:style>
    <style:style style:name="P105" style:family="paragraph" style:parent-style-name="Standard" style:list-style-name="L51">
      <style:paragraph-properties fo:text-align="start" style:justify-single-word="false"/>
      <style:text-properties fo:font-size="12pt" style:text-underline-style="none" fo:font-weight="normal" officeooo:rsid="011af449" officeooo:paragraph-rsid="011af449" style:font-size-asian="10.5pt" style:font-weight-asian="normal" style:font-size-complex="12pt" style:font-weight-complex="normal"/>
    </style:style>
    <style:style style:name="P106" style:family="paragraph" style:parent-style-name="Standard" style:list-style-name="L51">
      <style:paragraph-properties fo:text-align="start" style:justify-single-word="false"/>
      <style:text-properties fo:font-size="12pt" style:text-underline-style="none" fo:font-weight="normal" officeooo:rsid="011e4ed6" officeooo:paragraph-rsid="011e4ed6" style:font-size-asian="10.5pt" style:font-weight-asian="normal" style:font-size-complex="12pt" style:font-weight-complex="normal"/>
    </style:style>
    <style:style style:name="P107" style:family="paragraph" style:parent-style-name="Standard" style:list-style-name="L51">
      <style:paragraph-properties fo:text-align="start" style:justify-single-word="false"/>
      <style:text-properties fo:font-size="12pt" style:text-underline-style="none" fo:font-weight="normal" officeooo:rsid="012261f2" officeooo:paragraph-rsid="012261f2" style:font-size-asian="10.5pt" style:font-weight-asian="normal" style:font-size-complex="12pt" style:font-weight-complex="normal"/>
    </style:style>
    <style:style style:name="P108" style:family="paragraph" style:parent-style-name="Standard" style:list-style-name="L51">
      <style:paragraph-properties fo:text-align="start" style:justify-single-word="false"/>
      <style:text-properties fo:font-size="12pt" style:text-underline-style="none" fo:font-weight="normal" officeooo:rsid="012512f5" officeooo:paragraph-rsid="012512f5" style:font-size-asian="10.5pt" style:font-weight-asian="normal" style:font-size-complex="12pt" style:font-weight-complex="normal"/>
    </style:style>
    <style:style style:name="P109" style:family="paragraph" style:parent-style-name="Standard" style:list-style-name="L51">
      <style:paragraph-properties fo:text-align="start" style:justify-single-word="false"/>
      <style:text-properties fo:font-size="12pt" style:text-underline-style="none" fo:font-weight="normal" officeooo:rsid="012600e6" officeooo:paragraph-rsid="012600e6" style:font-size-asian="10.5pt" style:font-weight-asian="normal" style:font-size-complex="12pt" style:font-weight-complex="normal"/>
    </style:style>
    <style:style style:name="P110" style:family="paragraph" style:parent-style-name="Standard" style:list-style-name="L51">
      <style:paragraph-properties fo:text-align="start" style:justify-single-word="false"/>
      <style:text-properties fo:font-size="12pt" style:text-underline-style="none" fo:font-weight="normal" officeooo:rsid="0126a553" officeooo:paragraph-rsid="0126a553" style:font-size-asian="10.5pt" style:font-weight-asian="normal" style:font-size-complex="12pt" style:font-weight-complex="normal"/>
    </style:style>
    <style:style style:name="P111" style:family="paragraph" style:parent-style-name="Standard" style:list-style-name="L51">
      <style:paragraph-properties fo:text-align="start" style:justify-single-word="false"/>
      <style:text-properties fo:font-size="12pt" style:text-underline-style="none" fo:font-weight="normal" officeooo:rsid="0127f4e4" officeooo:paragraph-rsid="0127f4e4" style:font-size-asian="10.5pt" style:font-weight-asian="normal" style:font-size-complex="12pt" style:font-weight-complex="normal"/>
    </style:style>
    <style:style style:name="P112" style:family="paragraph" style:parent-style-name="Standard" style:list-style-name="L51">
      <style:paragraph-properties fo:text-align="start" style:justify-single-word="false"/>
      <style:text-properties fo:font-size="12pt" style:text-underline-style="none" fo:font-weight="normal" officeooo:rsid="01288763" officeooo:paragraph-rsid="01288763"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1288763" officeooo:paragraph-rsid="01288763" style:font-size-asian="10.5pt" style:font-weight-asian="normal" style:font-size-complex="12pt" style:font-weight-complex="normal"/>
    </style:style>
    <style:style style:name="P114" style:family="paragraph" style:parent-style-name="Standard" style:list-style-name="L51">
      <style:paragraph-properties fo:text-align="start" style:justify-single-word="false"/>
      <style:text-properties fo:font-size="12pt" style:text-underline-style="none" fo:font-weight="normal" officeooo:rsid="012c13fe" officeooo:paragraph-rsid="012c13fe" style:font-size-asian="10.5pt" style:font-weight-asian="normal" style:font-size-complex="12pt" style:font-weight-complex="normal"/>
    </style:style>
    <style:style style:name="P115" style:family="paragraph" style:parent-style-name="Standard" style:list-style-name="L51">
      <style:paragraph-properties fo:text-align="start" style:justify-single-word="false"/>
      <style:text-properties fo:font-size="12pt" style:text-underline-style="none" fo:font-weight="normal" officeooo:rsid="012ffd9e" officeooo:paragraph-rsid="012ffd9e" style:font-size-asian="10.5pt" style:font-weight-asian="normal" style:font-size-complex="12pt" style:font-weight-complex="normal"/>
    </style:style>
    <style:style style:name="P116" style:family="paragraph" style:parent-style-name="Standard" style:list-style-name="L51">
      <style:paragraph-properties fo:text-align="start" style:justify-single-word="false"/>
      <style:text-properties fo:font-size="12pt" style:text-underline-style="none" fo:font-weight="normal" officeooo:rsid="01330066" officeooo:paragraph-rsid="01330066" style:font-size-asian="10.5pt" style:font-weight-asian="normal" style:font-size-complex="12pt" style:font-weight-complex="normal"/>
    </style:style>
    <style:style style:name="P117" style:family="paragraph" style:parent-style-name="Standard" style:list-style-name="L51">
      <style:paragraph-properties fo:text-align="start" style:justify-single-word="false"/>
      <style:text-properties fo:font-size="12pt" style:text-underline-style="none" fo:font-weight="normal" officeooo:rsid="0136566e" officeooo:paragraph-rsid="0136566e" style:font-size-asian="10.5pt" style:font-weight-asian="normal" style:font-size-complex="12pt" style:font-weight-complex="normal"/>
    </style:style>
    <style:style style:name="P118" style:family="paragraph" style:parent-style-name="Standard" style:list-style-name="L51">
      <style:paragraph-properties fo:text-align="start" style:justify-single-word="false"/>
      <style:text-properties fo:font-size="12pt" style:text-underline-style="none" fo:font-weight="normal" officeooo:rsid="0138e894" officeooo:paragraph-rsid="0138e894" style:font-size-asian="10.5pt" style:font-weight-asian="normal" style:font-size-complex="12pt" style:font-weight-complex="normal"/>
    </style:style>
    <style:style style:name="P119" style:family="paragraph" style:parent-style-name="Standard" style:list-style-name="L51">
      <style:paragraph-properties fo:text-align="start" style:justify-single-word="false"/>
      <style:text-properties fo:font-size="12pt" style:text-underline-style="none" fo:font-weight="normal" officeooo:rsid="013a8dbe" officeooo:paragraph-rsid="013a8dbe" style:font-size-asian="10.5pt" style:font-weight-asian="normal" style:font-size-complex="12pt" style:font-weight-complex="normal"/>
    </style:style>
    <style:style style:name="P120" style:family="paragraph" style:parent-style-name="Standard" style:list-style-name="L51">
      <style:paragraph-properties fo:text-align="start" style:justify-single-word="false"/>
      <style:text-properties fo:font-size="12pt" style:text-underline-style="none" fo:font-weight="normal" officeooo:rsid="013b3984" officeooo:paragraph-rsid="013b3984" style:font-size-asian="10.5pt" style:font-weight-asian="normal" style:font-size-complex="12pt" style:font-weight-complex="normal"/>
    </style:style>
    <style:style style:name="P121" style:family="paragraph" style:parent-style-name="Standard" style:list-style-name="L51">
      <style:paragraph-properties fo:text-align="start" style:justify-single-word="false"/>
      <style:text-properties fo:font-size="12pt" style:text-underline-style="none" fo:font-weight="normal" officeooo:rsid="013b88d3" officeooo:paragraph-rsid="013b88d3" style:font-size-asian="10.5pt" style:font-weight-asian="normal" style:font-size-complex="12pt" style:font-weight-complex="normal"/>
    </style:style>
    <style:style style:name="P122" style:family="paragraph" style:parent-style-name="Standard" style:list-style-name="L51">
      <style:paragraph-properties fo:text-align="start" style:justify-single-word="false"/>
      <style:text-properties fo:font-size="12pt" style:text-underline-style="none" fo:font-weight="normal" officeooo:rsid="014054f1" officeooo:paragraph-rsid="014054f1" style:font-size-asian="10.5pt" style:font-weight-asian="normal" style:font-size-complex="12pt" style:font-weight-complex="normal"/>
    </style:style>
    <style:style style:name="P123" style:family="paragraph" style:parent-style-name="Standard" style:list-style-name="L51">
      <style:paragraph-properties fo:text-align="start" style:justify-single-word="false"/>
      <style:text-properties fo:font-size="12pt" style:text-underline-style="none" fo:font-weight="normal" officeooo:rsid="0140d43f" officeooo:paragraph-rsid="0140d43f" style:font-size-asian="10.5pt" style:font-weight-asian="normal" style:font-size-complex="12pt" style:font-weight-complex="normal"/>
    </style:style>
    <style:style style:name="P124" style:family="paragraph" style:parent-style-name="Standard" style:list-style-name="L51">
      <style:paragraph-properties fo:text-align="start" style:justify-single-word="false"/>
      <style:text-properties fo:font-size="12pt" style:text-underline-style="none" fo:font-weight="normal" officeooo:rsid="0142b3e4" officeooo:paragraph-rsid="0142b3e4" style:font-size-asian="10.5pt" style:font-weight-asian="normal" style:font-size-complex="12pt" style:font-weight-complex="normal"/>
    </style:style>
    <style:style style:name="P125" style:family="paragraph" style:parent-style-name="Standard" style:list-style-name="L51">
      <style:paragraph-properties fo:text-align="start" style:justify-single-word="false"/>
      <style:text-properties fo:font-size="12pt" style:text-underline-style="none" fo:font-weight="normal" officeooo:rsid="01444d02" officeooo:paragraph-rsid="01444d02"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1468ff3" officeooo:paragraph-rsid="01468ff3" style:font-size-asian="10.5pt" style:font-weight-asian="normal" style:font-size-complex="12pt" style:font-weight-complex="normal"/>
    </style:style>
    <style:style style:name="P127" style:family="paragraph" style:parent-style-name="Standard" style:list-style-name="L52">
      <style:paragraph-properties fo:text-align="start" style:justify-single-word="false"/>
      <style:text-properties fo:font-size="12pt" style:text-underline-style="none" fo:font-weight="normal" officeooo:rsid="01468ff3" officeooo:paragraph-rsid="01468ff3"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bold" officeooo:rsid="00203903" officeooo:paragraph-rsid="00246b9a" style:font-size-asian="10.5pt" style:font-weight-asian="bold" style:font-size-complex="12pt" style:font-weight-complex="bold"/>
    </style:style>
    <style:style style:name="P129" style:family="paragraph" style:parent-style-name="Standard">
      <style:paragraph-properties fo:text-align="start" style:justify-single-word="false"/>
      <style:text-properties fo:font-size="12pt" style:text-underline-style="none" fo:font-weight="bold" officeooo:rsid="0022346f" officeooo:paragraph-rsid="0022346f" style:font-size-asian="10.5pt" style:font-weight-asian="bold" style:font-size-complex="12pt" style:font-weight-complex="bold"/>
    </style:style>
    <style:style style:name="P130" style:family="paragraph" style:parent-style-name="Standard">
      <style:paragraph-properties fo:text-align="start" style:justify-single-word="false"/>
      <style:text-properties fo:font-size="12pt" style:text-underline-style="none" fo:font-weight="bold" officeooo:rsid="0022346f" officeooo:paragraph-rsid="00228887" style:font-size-asian="10.5pt" style:font-weight-asian="bold" style:font-size-complex="12pt" style:font-weight-complex="bold"/>
    </style:style>
    <style:style style:name="P131" style:family="paragraph" style:parent-style-name="Standard">
      <style:paragraph-properties fo:text-align="start" style:justify-single-word="false"/>
      <style:text-properties fo:font-size="12pt" style:text-underline-style="none" fo:font-weight="bold" officeooo:rsid="00228887" officeooo:paragraph-rsid="00228887" style:font-size-asian="10.5pt" style:font-weight-asian="bold" style:font-size-complex="12pt" style:font-weight-complex="bold"/>
    </style:style>
    <style:style style:name="P132" style:family="paragraph" style:parent-style-name="Standard">
      <style:paragraph-properties fo:text-align="start" style:justify-single-word="false"/>
      <style:text-properties fo:font-size="12pt" style:text-underline-style="none" fo:font-weight="bold" officeooo:rsid="00228887" officeooo:paragraph-rsid="0038e12e" style:font-size-asian="10.5pt" style:font-weight-asian="bold" style:font-size-complex="12pt" style:font-weight-complex="bold"/>
    </style:style>
    <style:style style:name="P133" style:family="paragraph" style:parent-style-name="Standard">
      <style:paragraph-properties fo:text-align="start" style:justify-single-word="false"/>
      <style:text-properties fo:font-size="12pt" style:text-underline-style="none" fo:font-weight="bold" officeooo:rsid="00228887" officeooo:paragraph-rsid="0044376b" style:font-size-asian="10.5pt" style:font-weight-asian="bold" style:font-size-complex="12pt" style:font-weight-complex="bold"/>
    </style:style>
    <style:style style:name="P134" style:family="paragraph" style:parent-style-name="Standard">
      <style:paragraph-properties fo:text-align="start" style:justify-single-word="false"/>
      <style:text-properties fo:font-size="12pt" style:text-underline-style="none" fo:font-weight="bold" officeooo:rsid="00228887" officeooo:paragraph-rsid="00453b18" style:font-size-asian="10.5pt" style:font-weight-asian="bold" style:font-size-complex="12pt" style:font-weight-complex="bold"/>
    </style:style>
    <style:style style:name="P135" style:family="paragraph" style:parent-style-name="Standard">
      <style:paragraph-properties fo:text-align="start" style:justify-single-word="false"/>
      <style:text-properties fo:font-size="12pt" style:text-underline-style="none" fo:font-weight="bold" officeooo:rsid="00228887" officeooo:paragraph-rsid="004f8ba3" style:font-size-asian="10.5pt" style:font-weight-asian="bold" style:font-size-complex="12pt" style:font-weight-complex="bold"/>
    </style:style>
    <style:style style:name="P136" style:family="paragraph" style:parent-style-name="Standard">
      <style:paragraph-properties fo:text-align="start" style:justify-single-word="false"/>
      <style:text-properties fo:font-size="12pt" style:text-underline-style="none" fo:font-weight="bold" officeooo:rsid="00228887" officeooo:paragraph-rsid="0056bb0b" style:font-size-asian="10.5pt" style:font-weight-asian="bold" style:font-size-complex="12pt" style:font-weight-complex="bold"/>
    </style:style>
    <style:style style:name="P137" style:family="paragraph" style:parent-style-name="Standard" style:list-style-name="L15">
      <style:paragraph-properties fo:text-align="start" style:justify-single-word="false"/>
      <style:text-properties fo:font-size="12pt" style:text-underline-style="none" fo:font-weight="bold" officeooo:rsid="0034a589" officeooo:paragraph-rsid="0034a589" style:font-size-asian="10.5pt" style:font-weight-asian="bold" style:font-size-complex="12pt" style:font-weight-complex="bold"/>
    </style:style>
    <style:style style:name="P138" style:family="paragraph" style:parent-style-name="Standard" style:list-style-name="L15">
      <style:paragraph-properties fo:text-align="start" style:justify-single-word="false"/>
      <style:text-properties fo:font-size="12pt" style:text-underline-style="none" fo:font-weight="bold" officeooo:rsid="0035deb9" officeooo:paragraph-rsid="0035deb9" style:font-size-asian="10.5pt" style:font-weight-asian="bold" style:font-size-complex="12pt" style:font-weight-complex="bold"/>
    </style:style>
    <style:style style:name="P139" style:family="paragraph" style:parent-style-name="Standard" style:list-style-name="L15">
      <style:paragraph-properties fo:text-align="start" style:justify-single-word="false"/>
      <style:text-properties fo:font-size="12pt" style:text-underline-style="none" fo:font-weight="bold" officeooo:rsid="0035deb9" officeooo:paragraph-rsid="00374c17" style:font-size-asian="10.5pt" style:font-weight-asian="bold" style:font-size-complex="12pt" style:font-weight-complex="bold"/>
    </style:style>
    <style:style style:name="P140" style:family="paragraph" style:parent-style-name="Standard" style:list-style-name="L20">
      <style:paragraph-properties fo:text-align="start" style:justify-single-word="false"/>
      <style:text-properties fo:font-size="12pt" style:text-underline-style="none" fo:font-weight="bold" officeooo:rsid="003cd913" officeooo:paragraph-rsid="003cd913" style:font-size-asian="10.5pt" style:font-weight-asian="bold" style:font-size-complex="12pt" style:font-weight-complex="bold"/>
    </style:style>
    <style:style style:name="P141" style:family="paragraph" style:parent-style-name="Standard" style:list-style-name="L20">
      <style:paragraph-properties fo:text-align="start" style:justify-single-word="false"/>
      <style:text-properties fo:font-size="12pt" style:text-underline-style="none" fo:font-weight="bold" officeooo:rsid="003ed156" officeooo:paragraph-rsid="003ed156" style:font-size-asian="10.5pt" style:font-weight-asian="bold" style:font-size-complex="12pt" style:font-weight-complex="bold"/>
    </style:style>
    <style:style style:name="P142" style:family="paragraph" style:parent-style-name="Standard" style:list-style-name="L20">
      <style:paragraph-properties fo:text-align="start" style:justify-single-word="false"/>
      <style:text-properties fo:font-size="12pt" style:text-underline-style="none" fo:font-weight="bold" officeooo:rsid="0040cf97" officeooo:paragraph-rsid="0040cf97" style:font-size-asian="10.5pt" style:font-weight-asian="bold" style:font-size-complex="12pt" style:font-weight-complex="bold"/>
    </style:style>
    <style:style style:name="P143" style:family="paragraph" style:parent-style-name="Standard" style:list-style-name="L20">
      <style:paragraph-properties fo:text-align="start" style:justify-single-word="false"/>
      <style:text-properties fo:font-size="12pt" style:text-underline-style="none" fo:font-weight="bold" officeooo:rsid="0041ae2f" officeooo:paragraph-rsid="0042601f" style:font-size-asian="10.5pt" style:font-weight-asian="bold" style:font-size-complex="12pt" style:font-weight-complex="bold"/>
    </style:style>
    <style:style style:name="P144" style:family="paragraph" style:parent-style-name="Standard" style:list-style-name="L30">
      <style:paragraph-properties fo:text-align="start" style:justify-single-word="false"/>
      <style:text-properties fo:font-size="12pt" style:text-underline-style="none" fo:font-weight="bold" officeooo:rsid="005a1c4f" officeooo:paragraph-rsid="005a1c4f" style:font-size-asian="10.5pt" style:font-weight-asian="bold" style:font-size-complex="12pt" style:font-weight-complex="bold"/>
    </style:style>
    <style:style style:name="P145" style:family="paragraph" style:parent-style-name="Standard" style:list-style-name="L30">
      <style:paragraph-properties fo:text-align="start" style:justify-single-word="false"/>
      <style:text-properties fo:font-size="12pt" style:text-underline-style="none" fo:font-weight="bold" officeooo:rsid="005b4f6e" officeooo:paragraph-rsid="005b4f6e" style:font-size-asian="10.5pt" style:font-weight-asian="bold" style:font-size-complex="12pt" style:font-weight-complex="bold"/>
    </style:style>
    <style:style style:name="P146" style:family="paragraph" style:parent-style-name="Standard" style:list-style-name="L30">
      <style:paragraph-properties fo:text-align="start" style:justify-single-word="false"/>
      <style:text-properties fo:font-size="12pt" style:text-underline-style="none" fo:font-weight="bold" officeooo:rsid="005b5029" officeooo:paragraph-rsid="005b5029" style:font-size-asian="10.5pt" style:font-weight-asian="bold" style:font-size-complex="12pt" style:font-weight-complex="bold"/>
    </style:style>
    <style:style style:name="P147" style:family="paragraph" style:parent-style-name="Standard" style:list-style-name="L30">
      <style:paragraph-properties fo:text-align="start" style:justify-single-word="false"/>
      <style:text-properties fo:font-size="12pt" style:text-underline-style="none" fo:font-weight="bold" officeooo:rsid="005bfb2f" officeooo:paragraph-rsid="005bfb2f" style:font-size-asian="10.5pt" style:font-weight-asian="bold" style:font-size-complex="12pt" style:font-weight-complex="bold"/>
    </style:style>
    <style:style style:name="P148" style:family="paragraph" style:parent-style-name="Standard" style:list-style-name="L30">
      <style:paragraph-properties fo:text-align="start" style:justify-single-word="false"/>
      <style:text-properties fo:font-size="12pt" style:text-underline-style="none" fo:font-weight="bold" officeooo:rsid="005c2b94" officeooo:paragraph-rsid="005c2b94" style:font-size-asian="10.5pt" style:font-weight-asian="bold" style:font-size-complex="12pt" style:font-weight-complex="bold"/>
    </style:style>
    <style:style style:name="P149" style:family="paragraph" style:parent-style-name="Standard" style:list-style-name="L32">
      <style:paragraph-properties fo:text-align="start" style:justify-single-word="false"/>
      <style:text-properties fo:font-size="12pt" style:text-underline-style="none" fo:font-weight="bold" officeooo:rsid="00659d7e" officeooo:paragraph-rsid="006680dc" style:font-size-asian="10.5pt" style:font-weight-asian="bold" style:font-size-complex="12pt" style:font-weight-complex="bold"/>
    </style:style>
    <style:style style:name="P150" style:family="paragraph" style:parent-style-name="Standard" style:list-style-name="L32">
      <style:paragraph-properties fo:text-align="start" style:justify-single-word="false"/>
      <style:text-properties fo:font-size="12pt" style:text-underline-style="none" fo:font-weight="bold" officeooo:rsid="0067c10d" officeooo:paragraph-rsid="0067c10d" style:font-size-asian="10.5pt" style:font-weight-asian="bold" style:font-size-complex="12pt" style:font-weight-complex="bold"/>
    </style:style>
    <style:style style:name="P151" style:family="paragraph" style:parent-style-name="Standard" style:list-style-name="L32">
      <style:paragraph-properties fo:text-align="start" style:justify-single-word="false"/>
      <style:text-properties fo:font-size="12pt" style:text-underline-style="none" fo:font-weight="bold" officeooo:rsid="0068e48e" officeooo:paragraph-rsid="0068e48e" style:font-size-asian="10.5pt" style:font-weight-asian="bold" style:font-size-complex="12pt" style:font-weight-complex="bold"/>
    </style:style>
    <style:style style:name="P152" style:family="paragraph" style:parent-style-name="Standard" style:list-style-name="L34">
      <style:paragraph-properties fo:text-align="start" style:justify-single-word="false"/>
      <style:text-properties fo:font-size="12pt" style:text-underline-style="none" fo:font-weight="bold" officeooo:rsid="0078e1a4" officeooo:paragraph-rsid="0078e1a4" style:font-size-asian="10.5pt" style:font-weight-asian="bold" style:font-size-complex="12pt" style:font-weight-complex="bold"/>
    </style:style>
    <style:style style:name="P153" style:family="paragraph" style:parent-style-name="Standard" style:list-style-name="L34">
      <style:paragraph-properties fo:text-align="start" style:justify-single-word="false"/>
      <style:text-properties fo:font-size="12pt" style:text-underline-style="none" fo:font-weight="bold" officeooo:rsid="0078e49b" officeooo:paragraph-rsid="0078e49b" style:font-size-asian="10.5pt" style:font-weight-asian="bold" style:font-size-complex="12pt" style:font-weight-complex="bold"/>
    </style:style>
    <style:style style:name="P154" style:family="paragraph" style:parent-style-name="Standard" style:list-style-name="L36">
      <style:paragraph-properties fo:text-align="start" style:justify-single-word="false"/>
      <style:text-properties fo:font-size="12pt" style:text-underline-style="none" fo:font-weight="bold" officeooo:rsid="00929be4" officeooo:paragraph-rsid="00929be4" style:font-size-asian="10.5pt" style:font-weight-asian="bold" style:font-size-complex="12pt" style:font-weight-complex="bold"/>
    </style:style>
    <style:style style:name="P155" style:family="paragraph" style:parent-style-name="Standard" style:list-style-name="L36">
      <style:paragraph-properties fo:text-align="start" style:justify-single-word="false"/>
      <style:text-properties fo:font-size="12pt" style:text-underline-style="none" fo:font-weight="bold" officeooo:rsid="0094208d" officeooo:paragraph-rsid="0094208d" style:font-size-asian="10.5pt" style:font-weight-asian="bold" style:font-size-complex="12pt" style:font-weight-complex="bold"/>
    </style:style>
    <style:style style:name="P156" style:family="paragraph" style:parent-style-name="Standard" style:list-style-name="L36">
      <style:paragraph-properties fo:text-align="start" style:justify-single-word="false"/>
      <style:text-properties fo:font-size="12pt" style:text-underline-style="none" fo:font-weight="bold" officeooo:rsid="00945f54" officeooo:paragraph-rsid="00945f54" style:font-size-asian="10.5pt" style:font-weight-asian="bold" style:font-size-complex="12pt" style:font-weight-complex="bold"/>
    </style:style>
    <style:style style:name="P157" style:family="paragraph" style:parent-style-name="Standard" style:list-style-name="L36">
      <style:paragraph-properties fo:text-align="start" style:justify-single-word="false"/>
      <style:text-properties fo:font-size="12pt" style:text-underline-style="none" fo:font-weight="bold" officeooo:rsid="009551fe" officeooo:paragraph-rsid="009551fe" style:font-size-asian="10.5pt" style:font-weight-asian="bold" style:font-size-complex="12pt" style:font-weight-complex="bold"/>
    </style:style>
    <style:style style:name="P158" style:family="paragraph" style:parent-style-name="Standard" style:list-style-name="L36">
      <style:paragraph-properties fo:text-align="start" style:justify-single-word="false"/>
      <style:text-properties fo:font-size="12pt" style:text-underline-style="none" fo:font-weight="bold" officeooo:rsid="00971141" officeooo:paragraph-rsid="00971141" style:font-size-asian="10.5pt" style:font-weight-asian="bold" style:font-size-complex="12pt" style:font-weight-complex="bold"/>
    </style:style>
    <style:style style:name="P159" style:family="paragraph" style:parent-style-name="Standard" style:list-style-name="L44">
      <style:paragraph-properties fo:text-align="start" style:justify-single-word="false">
        <style:tab-stops>
          <style:tab-stop style:position="-1.191cm"/>
        </style:tab-stops>
      </style:paragraph-properties>
      <style:text-properties fo:font-size="12pt" style:text-underline-style="none" fo:font-weight="bold" officeooo:rsid="009f5d4d" officeooo:paragraph-rsid="009f5d4d" style:font-size-asian="10.5pt" style:font-weight-asian="bold" style:font-size-complex="12pt" style:font-weight-complex="bold"/>
    </style:style>
    <style:style style:name="P160" style:family="paragraph" style:parent-style-name="Standard" style:list-style-name="L44">
      <style:paragraph-properties fo:text-align="start" style:justify-single-word="false">
        <style:tab-stops>
          <style:tab-stop style:position="-1.191cm"/>
        </style:tab-stops>
      </style:paragraph-properties>
      <style:text-properties fo:font-size="12pt" style:text-underline-style="none" fo:font-weight="bold" officeooo:rsid="00a01304" officeooo:paragraph-rsid="00a01304" style:font-size-asian="10.5pt" style:font-weight-asian="bold" style:font-size-complex="12pt" style:font-weight-complex="bold"/>
    </style:style>
    <style:style style:name="P161" style:family="paragraph" style:parent-style-name="Standard" style:list-style-name="L44">
      <style:paragraph-properties fo:text-align="start" style:justify-single-word="false">
        <style:tab-stops>
          <style:tab-stop style:position="-1.191cm"/>
        </style:tab-stops>
      </style:paragraph-properties>
      <style:text-properties fo:font-size="12pt" style:text-underline-style="none" fo:font-weight="bold" officeooo:rsid="00a02210" officeooo:paragraph-rsid="00a02210" style:font-size-asian="10.5pt" style:font-weight-asian="bold" style:font-size-complex="12pt" style:font-weight-complex="bold"/>
    </style:style>
    <style:style style:name="P162" style:family="paragraph" style:parent-style-name="Standard" style:list-style-name="L44">
      <style:paragraph-properties fo:text-align="start" style:justify-single-word="false">
        <style:tab-stops>
          <style:tab-stop style:position="-1.191cm"/>
        </style:tab-stops>
      </style:paragraph-properties>
      <style:text-properties fo:font-size="12pt" style:text-underline-style="none" fo:font-weight="bold" officeooo:rsid="00a05856" officeooo:paragraph-rsid="00a05856" style:font-size-asian="10.5pt" style:font-weight-asian="bold" style:font-size-complex="12pt" style:font-weight-complex="bold"/>
    </style:style>
    <style:style style:name="P163" style:family="paragraph" style:parent-style-name="Standard" style:list-style-name="L47">
      <style:paragraph-properties fo:text-align="start" style:justify-single-word="false"/>
      <style:text-properties fo:font-size="12pt" style:text-underline-style="none" fo:font-weight="bold" officeooo:rsid="00c693ff" officeooo:paragraph-rsid="00c693ff" style:font-size-asian="10.5pt" style:font-weight-asian="bold" style:font-size-complex="12pt" style:font-weight-complex="bold"/>
    </style:style>
    <style:style style:name="P164" style:family="paragraph" style:parent-style-name="Standard" style:list-style-name="L48">
      <style:paragraph-properties fo:text-align="start" style:justify-single-word="false"/>
      <style:text-properties fo:font-size="12pt" style:text-underline-style="none" fo:font-weight="bold" officeooo:rsid="00c84414" officeooo:paragraph-rsid="00c84414" style:font-size-asian="10.5pt" style:font-weight-asian="bold" style:font-size-complex="12pt" style:font-weight-complex="bold"/>
    </style:style>
    <style:style style:name="P165" style:family="paragraph" style:parent-style-name="Standard" style:list-style-name="L47">
      <style:paragraph-properties fo:text-align="start" style:justify-single-word="false"/>
      <style:text-properties fo:font-size="12pt" style:text-underline-style="none" fo:font-weight="bold" officeooo:rsid="00cde20c" officeooo:paragraph-rsid="00cde20c" style:font-size-asian="10.5pt" style:font-weight-asian="bold" style:font-size-complex="12pt" style:font-weight-complex="bold"/>
    </style:style>
    <style:style style:name="P166" style:family="paragraph" style:parent-style-name="Standard" style:list-style-name="L47">
      <style:paragraph-properties fo:text-align="start" style:justify-single-word="false"/>
      <style:text-properties fo:font-size="12pt" style:text-underline-style="none" fo:font-weight="bold" officeooo:rsid="00cf984b" officeooo:paragraph-rsid="00cf984b" style:font-size-asian="10.5pt" style:font-weight-asian="bold" style:font-size-complex="12pt" style:font-weight-complex="bold"/>
    </style:style>
    <style:style style:name="P167" style:family="paragraph" style:parent-style-name="Standard" style:list-style-name="L47">
      <style:paragraph-properties fo:text-align="start" style:justify-single-word="false"/>
      <style:text-properties fo:font-size="12pt" style:text-underline-style="none" fo:font-weight="bold" officeooo:rsid="00d16c47" officeooo:paragraph-rsid="00d16c47" style:font-size-asian="10.5pt" style:font-weight-asian="bold" style:font-size-complex="12pt" style:font-weight-complex="bold"/>
    </style:style>
    <style:style style:name="P168" style:family="paragraph" style:parent-style-name="Standard" style:list-style-name="L47">
      <style:paragraph-properties fo:text-align="start" style:justify-single-word="false"/>
      <style:text-properties fo:font-size="12pt" style:text-underline-style="none" fo:font-weight="bold" officeooo:rsid="00d6651a" officeooo:paragraph-rsid="00d6651a" style:font-size-asian="10.5pt" style:font-weight-asian="bold" style:font-size-complex="12pt" style:font-weight-complex="bold"/>
    </style:style>
    <style:style style:name="P169" style:family="paragraph" style:parent-style-name="Standard" style:list-style-name="L47">
      <style:paragraph-properties fo:text-align="start" style:justify-single-word="false"/>
      <style:text-properties fo:font-size="12pt" style:text-underline-style="none" fo:font-weight="bold" officeooo:rsid="00d759d7" officeooo:paragraph-rsid="00d759d7" style:font-size-asian="10.5pt" style:font-weight-asian="bold" style:font-size-complex="12pt" style:font-weight-complex="bold"/>
    </style:style>
    <style:style style:name="P170" style:family="paragraph" style:parent-style-name="Standard" style:list-style-name="L47">
      <style:paragraph-properties fo:text-align="start" style:justify-single-word="false"/>
      <style:text-properties fo:font-size="12pt" style:text-underline-style="none" fo:font-weight="bold" officeooo:rsid="00d79d58" officeooo:paragraph-rsid="00d79d58" style:font-size-asian="10.5pt" style:font-weight-asian="bold" style:font-size-complex="12pt" style:font-weight-complex="bold"/>
    </style:style>
    <style:style style:name="P171" style:family="paragraph" style:parent-style-name="Standard" style:list-style-name="L47">
      <style:paragraph-properties fo:text-align="start" style:justify-single-word="false"/>
      <style:text-properties fo:font-size="12pt" style:text-underline-style="none" fo:font-weight="bold" officeooo:rsid="00da4877" officeooo:paragraph-rsid="00da4877" style:font-size-asian="10.5pt" style:font-weight-asian="bold" style:font-size-complex="12pt" style:font-weight-complex="bold"/>
    </style:style>
    <style:style style:name="P172" style:family="paragraph" style:parent-style-name="Standard" style:list-style-name="L47">
      <style:paragraph-properties fo:text-align="start" style:justify-single-word="false"/>
      <style:text-properties fo:font-size="12pt" style:text-underline-style="none" fo:font-weight="bold" officeooo:rsid="00dd7659" officeooo:paragraph-rsid="00dd7659" style:font-size-asian="10.5pt" style:font-weight-asian="bold" style:font-size-complex="12pt" style:font-weight-complex="bold"/>
    </style:style>
    <style:style style:name="P173" style:family="paragraph" style:parent-style-name="Standard" style:list-style-name="L49">
      <style:paragraph-properties fo:text-align="start" style:justify-single-word="false"/>
      <style:text-properties fo:font-size="12pt" style:text-underline-style="none" fo:font-weight="bold" officeooo:rsid="00e85e42" officeooo:paragraph-rsid="00e85e42" style:font-size-asian="10.5pt" style:font-weight-asian="bold" style:font-size-complex="12pt" style:font-weight-complex="bold"/>
    </style:style>
    <style:style style:name="P174" style:family="paragraph" style:parent-style-name="Standard" style:list-style-name="L49">
      <style:paragraph-properties fo:text-align="start" style:justify-single-word="false"/>
      <style:text-properties fo:font-size="12pt" style:text-underline-style="none" fo:font-weight="bold" officeooo:rsid="00ea7997" officeooo:paragraph-rsid="00ea7997" style:font-size-asian="10.5pt" style:font-weight-asian="bold" style:font-size-complex="12pt" style:font-weight-complex="bold"/>
    </style:style>
    <style:style style:name="P175" style:family="paragraph" style:parent-style-name="Standard" style:list-style-name="L49">
      <style:paragraph-properties fo:text-align="start" style:justify-single-word="false"/>
      <style:text-properties fo:font-size="12pt" style:text-underline-style="none" fo:font-weight="bold" officeooo:rsid="00f216e3" officeooo:paragraph-rsid="00f216e3" style:font-size-asian="10.5pt" style:font-weight-asian="bold" style:font-size-complex="12pt" style:font-weight-complex="bold"/>
    </style:style>
    <style:style style:name="P176" style:family="paragraph" style:parent-style-name="Standard" style:list-style-name="L49">
      <style:paragraph-properties fo:text-align="start" style:justify-single-word="false"/>
      <style:text-properties fo:font-size="12pt" style:text-underline-style="none" fo:font-weight="bold" officeooo:rsid="00f2621c" officeooo:paragraph-rsid="00f2621c" style:font-size-asian="10.5pt" style:font-weight-asian="bold" style:font-size-complex="12pt" style:font-weight-complex="bold"/>
    </style:style>
    <style:style style:name="P177" style:family="paragraph" style:parent-style-name="Standard" style:list-style-name="L49">
      <style:paragraph-properties fo:text-align="start" style:justify-single-word="false"/>
      <style:text-properties fo:font-size="12pt" style:text-underline-style="none" fo:font-weight="bold" officeooo:rsid="00f59548" officeooo:paragraph-rsid="00f59548" style:font-size-asian="10.5pt" style:font-weight-asian="bold" style:font-size-complex="12pt" style:font-weight-complex="bold"/>
    </style:style>
    <style:style style:name="P178" style:family="paragraph" style:parent-style-name="Standard" style:list-style-name="L49">
      <style:paragraph-properties fo:text-align="start" style:justify-single-word="false"/>
      <style:text-properties fo:font-size="12pt" style:text-underline-style="none" fo:font-weight="bold" officeooo:rsid="00f61c85" officeooo:paragraph-rsid="00f61c85" style:font-size-asian="10.5pt" style:font-weight-asian="bold" style:font-size-complex="12pt" style:font-weight-complex="bold"/>
    </style:style>
    <style:style style:name="P179" style:family="paragraph" style:parent-style-name="Standard" style:list-style-name="L49">
      <style:paragraph-properties fo:text-align="start" style:justify-single-word="false"/>
      <style:text-properties fo:font-size="12pt" style:text-underline-style="none" fo:font-weight="bold" officeooo:rsid="00f8e095" officeooo:paragraph-rsid="00f8e095" style:font-size-asian="10.5pt" style:font-weight-asian="bold" style:font-size-complex="12pt" style:font-weight-complex="bold"/>
    </style:style>
    <style:style style:name="P180" style:family="paragraph" style:parent-style-name="Standard" style:list-style-name="L49">
      <style:paragraph-properties fo:text-align="start" style:justify-single-word="false"/>
      <style:text-properties fo:font-size="12pt" style:text-underline-style="none" fo:font-weight="bold" officeooo:rsid="00f9665b" officeooo:paragraph-rsid="00f9665b" style:font-size-asian="10.5pt" style:font-weight-asian="bold" style:font-size-complex="12pt" style:font-weight-complex="bold"/>
    </style:style>
    <style:style style:name="P181" style:family="paragraph" style:parent-style-name="Standard" style:list-style-name="L49">
      <style:paragraph-properties fo:text-align="start" style:justify-single-word="false"/>
      <style:text-properties fo:font-size="12pt" style:text-underline-style="none" fo:font-weight="bold" officeooo:rsid="00fa4d79" officeooo:paragraph-rsid="00fa4d79" style:font-size-asian="10.5pt" style:font-weight-asian="bold" style:font-size-complex="12pt" style:font-weight-complex="bold"/>
    </style:style>
    <style:style style:name="P182" style:family="paragraph" style:parent-style-name="Standard" style:list-style-name="L49">
      <style:paragraph-properties fo:text-align="start" style:justify-single-word="false"/>
      <style:text-properties fo:font-size="12pt" style:text-underline-style="none" fo:font-weight="bold" officeooo:rsid="00fb8fc5" officeooo:paragraph-rsid="00fb8fc5" style:font-size-asian="10.5pt" style:font-weight-asian="bold" style:font-size-complex="12pt" style:font-weight-complex="bold"/>
    </style:style>
    <style:style style:name="P183" style:family="paragraph" style:parent-style-name="Standard" style:list-style-name="L50">
      <style:paragraph-properties fo:text-align="start" style:justify-single-word="false"/>
      <style:text-properties fo:font-size="12pt" style:text-underline-style="none" fo:font-weight="bold" officeooo:rsid="0101da96" officeooo:paragraph-rsid="0101da96" style:font-size-asian="10.5pt" style:font-weight-asian="bold" style:font-size-complex="12pt" style:font-weight-complex="bold"/>
    </style:style>
    <style:style style:name="P184" style:family="paragraph" style:parent-style-name="Standard" style:list-style-name="L51">
      <style:paragraph-properties fo:text-align="start" style:justify-single-word="false"/>
      <style:text-properties fo:font-size="12pt" style:text-underline-style="none" fo:font-weight="bold" officeooo:rsid="010ed4ea" officeooo:paragraph-rsid="010ed4ea" style:font-size-asian="10.5pt" style:font-weight-asian="bold" style:font-size-complex="12pt" style:font-weight-complex="bold"/>
    </style:style>
    <style:style style:name="P185" style:family="paragraph" style:parent-style-name="Standard" style:list-style-name="L51">
      <style:paragraph-properties fo:text-align="start" style:justify-single-word="false"/>
      <style:text-properties fo:font-size="12pt" style:text-underline-style="none" fo:font-weight="bold" officeooo:rsid="0110c6e4" officeooo:paragraph-rsid="0110c6e4" style:font-size-asian="10.5pt" style:font-weight-asian="bold" style:font-size-complex="12pt" style:font-weight-complex="bold"/>
    </style:style>
    <style:style style:name="P186" style:family="paragraph" style:parent-style-name="Standard" style:list-style-name="L51">
      <style:paragraph-properties fo:text-align="start" style:justify-single-word="false"/>
      <style:text-properties fo:font-size="12pt" style:text-underline-style="none" fo:font-weight="bold" officeooo:rsid="01129442" officeooo:paragraph-rsid="01129442"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1129442" officeooo:paragraph-rsid="01129442" style:font-size-asian="10.5pt" style:font-weight-asian="bold" style:font-size-complex="12pt" style:font-weight-complex="bold"/>
    </style:style>
    <style:style style:name="P188" style:family="paragraph" style:parent-style-name="Standard" style:list-style-name="L51">
      <style:paragraph-properties fo:text-align="start" style:justify-single-word="false"/>
      <style:text-properties fo:font-size="12pt" style:text-underline-style="none" fo:font-weight="bold" officeooo:rsid="0113d92e" officeooo:paragraph-rsid="0113d92e" style:font-size-asian="10.5pt" style:font-weight-asian="bold" style:font-size-complex="12pt" style:font-weight-complex="bold"/>
    </style:style>
    <style:style style:name="P189" style:family="paragraph" style:parent-style-name="Standard" style:list-style-name="L51">
      <style:paragraph-properties fo:text-align="start" style:justify-single-word="false"/>
      <style:text-properties fo:font-size="12pt" style:text-underline-style="none" fo:font-weight="bold" officeooo:rsid="01157876" officeooo:paragraph-rsid="01157876" style:font-size-asian="10.5pt" style:font-weight-asian="bold" style:font-size-complex="12pt" style:font-weight-complex="bold"/>
    </style:style>
    <style:style style:name="P190" style:family="paragraph" style:parent-style-name="Standard" style:list-style-name="L51">
      <style:paragraph-properties fo:text-align="start" style:justify-single-word="false"/>
      <style:text-properties fo:font-size="12pt" style:text-underline-style="none" fo:font-weight="bold" officeooo:rsid="01165908" officeooo:paragraph-rsid="01165908" style:font-size-asian="10.5pt" style:font-weight-asian="bold" style:font-size-complex="12pt" style:font-weight-complex="bold"/>
    </style:style>
    <style:style style:name="P191" style:family="paragraph" style:parent-style-name="Standard" style:list-style-name="L51">
      <style:paragraph-properties fo:text-align="start" style:justify-single-word="false"/>
      <style:text-properties fo:font-size="12pt" style:text-underline-style="none" fo:font-weight="bold" officeooo:rsid="011a5589" officeooo:paragraph-rsid="011a5589" style:font-size-asian="10.5pt" style:font-weight-asian="bold" style:font-size-complex="12pt" style:font-weight-complex="bold"/>
    </style:style>
    <style:style style:name="P192" style:family="paragraph" style:parent-style-name="Standard" style:list-style-name="L51">
      <style:paragraph-properties fo:text-align="start" style:justify-single-word="false"/>
      <style:text-properties fo:font-size="12pt" style:text-underline-style="none" fo:font-weight="bold" officeooo:rsid="011cc1f1" officeooo:paragraph-rsid="011cc1f1" style:font-size-asian="10.5pt" style:font-weight-asian="bold" style:font-size-complex="12pt" style:font-weight-complex="bold"/>
    </style:style>
    <style:style style:name="P193" style:family="paragraph" style:parent-style-name="Standard" style:list-style-name="L51">
      <style:paragraph-properties fo:text-align="start" style:justify-single-word="false"/>
      <style:text-properties fo:font-size="12pt" style:text-underline-style="none" fo:font-weight="bold" officeooo:rsid="011e4ed6" officeooo:paragraph-rsid="011e4ed6" style:font-size-asian="10.5pt" style:font-weight-asian="bold" style:font-size-complex="12pt" style:font-weight-complex="bold"/>
    </style:style>
    <style:style style:name="P194" style:family="paragraph" style:parent-style-name="Standard" style:list-style-name="L51">
      <style:paragraph-properties fo:text-align="start" style:justify-single-word="false"/>
      <style:text-properties fo:font-size="12pt" style:text-underline-style="none" fo:font-weight="bold" officeooo:rsid="011f4b3e" officeooo:paragraph-rsid="011f4b3e" style:font-size-asian="10.5pt" style:font-weight-asian="bold" style:font-size-complex="12pt" style:font-weight-complex="bold"/>
    </style:style>
    <style:style style:name="P195" style:family="paragraph" style:parent-style-name="Standard" style:list-style-name="L51">
      <style:paragraph-properties fo:text-align="start" style:justify-single-word="false"/>
      <style:text-properties fo:font-size="12pt" style:text-underline-style="none" fo:font-weight="bold" officeooo:rsid="012195d2" officeooo:paragraph-rsid="012195d2" style:font-size-asian="10.5pt" style:font-weight-asian="bold" style:font-size-complex="12pt" style:font-weight-complex="bold"/>
    </style:style>
    <style:style style:name="P196" style:family="paragraph" style:parent-style-name="Standard" style:list-style-name="L51">
      <style:paragraph-properties fo:text-align="start" style:justify-single-word="false"/>
      <style:text-properties fo:font-size="12pt" style:text-underline-style="none" fo:font-weight="bold" officeooo:rsid="012261f2" officeooo:paragraph-rsid="012261f2" style:font-size-asian="10.5pt" style:font-weight-asian="bold" style:font-size-complex="12pt" style:font-weight-complex="bold"/>
    </style:style>
    <style:style style:name="P197" style:family="paragraph" style:parent-style-name="Standard" style:list-style-name="L51">
      <style:paragraph-properties fo:text-align="start" style:justify-single-word="false"/>
      <style:text-properties fo:font-size="12pt" style:text-underline-style="none" fo:font-weight="bold" officeooo:rsid="012a9ba7" officeooo:paragraph-rsid="012a9ba7" style:font-size-asian="10.5pt" style:font-weight-asian="bold" style:font-size-complex="12pt" style:font-weight-complex="bold"/>
    </style:style>
    <style:style style:name="P198" style:family="paragraph" style:parent-style-name="Standard" style:list-style-name="L51">
      <style:paragraph-properties fo:text-align="start" style:justify-single-word="false"/>
      <style:text-properties fo:font-size="12pt" style:text-underline-style="none" fo:font-weight="bold" officeooo:rsid="012e0673" officeooo:paragraph-rsid="012e0673" style:font-size-asian="10.5pt" style:font-weight-asian="bold" style:font-size-complex="12pt" style:font-weight-complex="bold"/>
    </style:style>
    <style:style style:name="P199" style:family="paragraph" style:parent-style-name="Standard" style:list-style-name="L51">
      <style:paragraph-properties fo:text-align="start" style:justify-single-word="false"/>
      <style:text-properties fo:font-size="12pt" style:text-underline-style="none" fo:font-weight="bold" officeooo:rsid="0131f77d" officeooo:paragraph-rsid="0131f77d" style:font-size-asian="10.5pt" style:font-weight-asian="bold" style:font-size-complex="12pt" style:font-weight-complex="bold"/>
    </style:style>
    <style:style style:name="P200" style:family="paragraph" style:parent-style-name="Standard" style:list-style-name="L51">
      <style:paragraph-properties fo:text-align="start" style:justify-single-word="false"/>
      <style:text-properties fo:font-size="12pt" style:text-underline-style="none" fo:font-weight="bold" officeooo:rsid="01338561" officeooo:paragraph-rsid="01338561" style:font-size-asian="10.5pt" style:font-weight-asian="bold" style:font-size-complex="12pt" style:font-weight-complex="bold"/>
    </style:style>
    <style:style style:name="P201" style:family="paragraph" style:parent-style-name="Standard" style:list-style-name="L51">
      <style:paragraph-properties fo:text-align="start" style:justify-single-word="false"/>
      <style:text-properties fo:font-size="12pt" style:text-underline-style="none" fo:font-weight="bold" officeooo:rsid="0137af31" officeooo:paragraph-rsid="0137af31" style:font-size-asian="10.5pt" style:font-weight-asian="bold" style:font-size-complex="12pt" style:font-weight-complex="bold"/>
    </style:style>
    <style:style style:name="P202" style:family="paragraph" style:parent-style-name="Standard" style:list-style-name="L51">
      <style:paragraph-properties fo:text-align="start" style:justify-single-word="false"/>
      <style:text-properties fo:font-size="12pt" style:text-underline-style="none" fo:font-weight="bold" officeooo:rsid="013b3984" officeooo:paragraph-rsid="013b3984"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3b3984" officeooo:paragraph-rsid="013b3984" style:font-size-asian="10.5pt" style:font-weight-asian="bold" style:font-size-complex="12pt" style:font-weight-complex="bold"/>
    </style:style>
    <style:style style:name="P204" style:family="paragraph" style:parent-style-name="Standard" style:list-style-name="L51">
      <style:paragraph-properties fo:text-align="start" style:justify-single-word="false"/>
      <style:text-properties fo:font-size="12pt" style:text-underline-style="none" fo:font-weight="bold" officeooo:rsid="013b88d3" officeooo:paragraph-rsid="013b88d3" style:font-size-asian="10.5pt" style:font-weight-asian="bold" style:font-size-complex="12pt" style:font-weight-complex="bold"/>
    </style:style>
    <style:style style:name="P205" style:family="paragraph" style:parent-style-name="Standard" style:list-style-name="L51">
      <style:paragraph-properties fo:text-align="start" style:justify-single-word="false"/>
      <style:text-properties fo:font-size="12pt" style:text-underline-style="none" fo:font-weight="bold" officeooo:rsid="013d0532" officeooo:paragraph-rsid="013d0532"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d0532" officeooo:paragraph-rsid="013d0532" style:font-size-asian="10.5pt" style:font-weight-asian="bold" style:font-size-complex="12pt" style:font-weight-complex="bold"/>
    </style:style>
    <style:style style:name="P207" style:family="paragraph" style:parent-style-name="Standard" style:list-style-name="L51">
      <style:paragraph-properties fo:text-align="start" style:justify-single-word="false"/>
      <style:text-properties fo:font-size="12pt" style:text-underline-style="none" fo:font-weight="bold" officeooo:rsid="0140200e" officeooo:paragraph-rsid="0140200e" style:font-size-asian="10.5pt" style:font-weight-asian="bold" style:font-size-complex="12pt" style:font-weight-complex="bold"/>
    </style:style>
    <style:style style:name="P208" style:family="paragraph" style:parent-style-name="Standard" style:list-style-name="L51">
      <style:paragraph-properties fo:text-align="start" style:justify-single-word="false"/>
      <style:text-properties fo:font-size="12pt" style:text-underline-style="none" fo:font-weight="bold" officeooo:rsid="0140cf0b" officeooo:paragraph-rsid="0140cf0b" style:font-size-asian="10.5pt" style:font-weight-asian="bold" style:font-size-complex="12pt" style:font-weight-complex="bold"/>
    </style:style>
    <style:style style:name="P209" style:family="paragraph" style:parent-style-name="Standard" style:list-style-name="L51">
      <style:paragraph-properties fo:text-align="start" style:justify-single-word="false"/>
      <style:text-properties fo:font-size="12pt" style:text-underline-style="none" fo:font-weight="bold" officeooo:rsid="01417c0d" officeooo:paragraph-rsid="01417c0d" style:font-size-asian="10.5pt" style:font-weight-asian="bold" style:font-size-complex="12pt" style:font-weight-complex="bold"/>
    </style:style>
    <style:style style:name="P210" style:family="paragraph" style:parent-style-name="Standard" style:list-style-name="L51">
      <style:paragraph-properties fo:text-align="start" style:justify-single-word="false"/>
      <style:text-properties fo:font-size="12pt" style:text-underline-style="none" fo:font-weight="bold" officeooo:rsid="0142b3e4" officeooo:paragraph-rsid="0142b3e4" style:font-size-asian="10.5pt" style:font-weight-asian="bold" style:font-size-complex="12pt" style:font-weight-complex="bold"/>
    </style:style>
    <style:style style:name="P211" style:family="paragraph" style:parent-style-name="Standard" style:list-style-name="L51">
      <style:paragraph-properties fo:text-align="start" style:justify-single-word="false"/>
      <style:text-properties fo:font-size="12pt" style:text-underline-style="none" fo:font-weight="bold" officeooo:rsid="01444d02" officeooo:paragraph-rsid="01444d02" style:font-size-asian="10.5pt" style:font-weight-asian="bold" style:font-size-complex="12pt" style:font-weight-complex="bold"/>
    </style:style>
    <style:style style:name="P212" style:family="paragraph" style:parent-style-name="Standard">
      <style:paragraph-properties fo:text-align="start" style:justify-single-word="false"/>
      <style:text-properties fo:font-size="12pt" style:text-underline-style="none" fo:font-weight="bold" officeooo:rsid="01444d02" officeooo:paragraph-rsid="01444d02" style:font-size-asian="10.5pt" style:font-weight-asian="bold" style:font-size-complex="12pt" style:font-weight-complex="bold"/>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3903" officeooo:paragraph-rsid="00203903" style:font-size-asian="10.5pt" style:font-weight-asian="bold" style:font-size-complex="12pt" style:font-weight-complex="bold"/>
    </style:style>
    <style:style style:name="P214" style:family="paragraph" style:parent-style-name="Standard" style:list-style-name="L12">
      <style:paragraph-properties fo:text-align="start" style:justify-single-word="false"/>
      <style:text-properties officeooo:paragraph-rsid="002dd13b"/>
    </style:style>
    <style:style style:name="P215" style:family="paragraph" style:parent-style-name="Standard" style:list-style-name="L15">
      <style:paragraph-properties fo:text-align="start" style:justify-single-word="false"/>
      <style:text-properties officeooo:paragraph-rsid="00374c17"/>
    </style:style>
    <style:style style:name="P216" style:family="paragraph" style:parent-style-name="Standard" style:list-style-name="L15">
      <style:paragraph-properties fo:text-align="start" style:justify-single-word="false"/>
      <style:text-properties officeooo:paragraph-rsid="0037d3c9"/>
    </style:style>
    <style:style style:name="P217" style:family="paragraph" style:parent-style-name="Standard" style:list-style-name="L15">
      <style:paragraph-properties fo:text-align="start" style:justify-single-word="false"/>
      <style:text-properties officeooo:paragraph-rsid="00388964"/>
    </style:style>
    <style:style style:name="P218" style:family="paragraph" style:parent-style-name="Standard" style:list-style-name="L22">
      <style:paragraph-properties fo:text-align="start" style:justify-single-word="false"/>
      <style:text-properties officeooo:paragraph-rsid="004732d1"/>
    </style:style>
    <style:style style:name="P219" style:family="paragraph" style:parent-style-name="Standard">
      <style:paragraph-properties fo:text-align="start" style:justify-single-word="false"/>
      <style:text-properties officeooo:paragraph-rsid="00630be9"/>
    </style:style>
    <style:style style:name="P220" style:family="paragraph" style:parent-style-name="Standard" style:list-style-name="L36">
      <style:paragraph-properties fo:text-align="start" style:justify-single-word="false"/>
      <style:text-properties officeooo:paragraph-rsid="009a1ad9"/>
    </style:style>
    <style:style style:name="P221" style:family="paragraph" style:parent-style-name="Standard" style:list-style-name="L12">
      <style:paragraph-properties fo:text-align="start" style:justify-single-word="false"/>
      <style:text-properties officeooo:rsid="002dd13b" officeooo:paragraph-rsid="002dd13b"/>
    </style:style>
    <style:style style:name="P222" style:family="paragraph" style:parent-style-name="Standard">
      <style:paragraph-properties fo:text-align="start" style:justify-single-word="false"/>
      <style:text-properties officeooo:rsid="002ee58e" officeooo:paragraph-rsid="002ee58e"/>
    </style:style>
    <style:style style:name="P223" style:family="paragraph" style:parent-style-name="Standard" style:list-style-name="L15">
      <style:paragraph-properties fo:text-align="start" style:justify-single-word="false"/>
      <style:text-properties fo:font-weight="normal" officeooo:rsid="0038e12e" officeooo:paragraph-rsid="0038e12e" style:font-weight-asian="normal" style:font-weight-complex="normal"/>
    </style:style>
    <style:style style:name="P224" style:family="paragraph" style:parent-style-name="Standard" style:list-style-name="L22">
      <style:paragraph-properties fo:text-align="start" style:justify-single-word="false"/>
      <style:text-properties officeooo:rsid="004732d1" officeooo:paragraph-rsid="004732d1"/>
    </style:style>
    <style:style style:name="P225" style:family="paragraph" style:parent-style-name="Standard" style:list-style-name="L22">
      <style:paragraph-properties fo:text-align="start" style:justify-single-word="false"/>
      <style:text-properties officeooo:rsid="004732d1" officeooo:paragraph-rsid="00493161"/>
    </style:style>
    <style:style style:name="P226" style:family="paragraph" style:parent-style-name="Standard" style:list-style-name="L22">
      <style:paragraph-properties fo:text-align="start" style:justify-single-word="false"/>
      <style:text-properties officeooo:rsid="004732d1" officeooo:paragraph-rsid="00497a90"/>
    </style:style>
    <style:style style:name="P227" style:family="paragraph" style:parent-style-name="Standard" style:list-style-name="L22">
      <style:paragraph-properties fo:text-align="start" style:justify-single-word="false"/>
      <style:text-properties officeooo:rsid="004a24ba" officeooo:paragraph-rsid="004a24ba"/>
    </style:style>
    <style:style style:name="P228" style:family="paragraph" style:parent-style-name="Standard" style:list-style-name="L22">
      <style:paragraph-properties fo:text-align="start" style:justify-single-word="false"/>
      <style:text-properties officeooo:rsid="004aaa54" officeooo:paragraph-rsid="004aaa54"/>
    </style:style>
    <style:style style:name="P229" style:family="paragraph" style:parent-style-name="Standard" style:list-style-name="L22">
      <style:paragraph-properties fo:text-align="start" style:justify-single-word="false"/>
      <style:text-properties officeooo:rsid="004bd637" officeooo:paragraph-rsid="004bd637"/>
    </style:style>
    <style:style style:name="P230" style:family="paragraph" style:parent-style-name="Standard" style:list-style-name="L3">
      <style:paragraph-properties fo:margin-left="2cm" fo:margin-right="0cm" fo:text-align="start" style:justify-single-word="false" fo:text-indent="-1.799cm" style:auto-text-indent="false">
        <style:tab-stops>
          <style:tab-stop style:position="-1.214cm"/>
        </style:tab-stops>
      </style:paragraph-properties>
      <style:text-properties fo:font-size="12pt" style:text-underline-style="none" fo:font-weight="normal" officeooo:rsid="0026c28c" officeooo:paragraph-rsid="0026c28c" style:font-size-asian="10.5pt" style:font-weight-asian="normal" style:font-size-complex="12pt" style:font-weight-complex="normal"/>
    </style:style>
    <style:style style:name="P231" style:family="paragraph" style:parent-style-name="Standard" style:list-style-name="L3" style:master-page-name="">
      <style:paragraph-properties fo:margin-left="2cm" fo:margin-right="0cm" fo:text-align="start" style:justify-single-word="false" fo:text-indent="-1.799cm" style:auto-text-indent="false" style:page-number="auto">
        <style:tab-stops>
          <style:tab-stop style:position="-1.214cm"/>
        </style:tab-stops>
      </style:paragraph-properties>
      <style:text-properties fo:font-size="12pt" style:text-underline-style="none" fo:font-weight="normal" officeooo:rsid="0025e795" officeooo:paragraph-rsid="0025e795" style:font-size-asian="10.5pt" style:font-weight-asian="normal" style:font-size-complex="12pt" style:font-weight-complex="normal"/>
    </style:style>
    <style:style style:name="P232" style:family="paragraph" style:parent-style-name="Standard" style:list-style-name="L3" style:master-page-name="">
      <style:paragraph-properties fo:margin-left="2cm" fo:margin-right="0cm" fo:text-align="start" style:justify-single-word="false" fo:text-indent="-1.199cm" style:auto-text-indent="false" style:page-number="auto">
        <style:tab-stops>
          <style:tab-stop style:position="-0.706cm"/>
          <style:tab-stop style:position="0.794cm"/>
        </style:tab-stops>
      </style:paragraph-properties>
      <style:text-properties fo:font-size="12pt" style:text-underline-style="none" fo:font-weight="normal" officeooo:rsid="0026c28c" officeooo:paragraph-rsid="0026c28c" style:font-size-asian="10.5pt" style:font-weight-asian="normal" style:font-size-complex="12pt" style:font-weight-complex="normal"/>
    </style:style>
    <style:style style:name="P233" style:family="paragraph" style:parent-style-name="Standard" style:list-style-name="L3">
      <style:paragraph-properties fo:margin-left="2cm" fo:margin-right="0cm" fo:text-align="start" style:justify-single-word="false" fo:text-indent="-1.199cm" style:auto-text-indent="false">
        <style:tab-stops>
          <style:tab-stop style:position="-0.706cm"/>
          <style:tab-stop style:position="0.794cm"/>
        </style:tab-stops>
      </style:paragraph-properties>
      <style:text-properties fo:font-size="12pt" style:text-underline-style="none" fo:font-weight="normal" officeooo:rsid="0026c28c" officeooo:paragraph-rsid="0026c28c" style:font-size-asian="10.5pt" style:font-weight-asian="normal" style:font-size-complex="12pt" style:font-weight-complex="normal"/>
    </style:style>
    <style:style style:name="P234" style:family="paragraph" style:parent-style-name="Standard" style:list-style-name="L3" style:master-page-name="">
      <style:paragraph-properties fo:margin-left="2.2cm" fo:margin-right="0cm" fo:text-align="start" style:justify-single-word="false" fo:text-indent="-2cm" style:auto-text-indent="false" style:page-number="auto">
        <style:tab-stops>
          <style:tab-stop style:position="-1.411cm"/>
          <style:tab-stop style:position="0.794cm"/>
        </style:tab-stops>
      </style:paragraph-properties>
      <style:text-properties fo:font-size="12pt" style:text-underline-style="none" fo:font-weight="normal" officeooo:rsid="0026c28c" officeooo:paragraph-rsid="0026c28c" style:font-size-asian="10.5pt" style:font-weight-asian="normal" style:font-size-complex="12pt" style:font-weight-complex="normal"/>
    </style:style>
    <style:style style:name="P235" style:family="paragraph" style:parent-style-name="Standard" style:list-style-name="L3">
      <style:paragraph-properties fo:margin-left="2.2cm" fo:margin-right="0cm" fo:text-align="start" style:justify-single-word="false" fo:text-indent="-2cm" style:auto-text-indent="false">
        <style:tab-stops>
          <style:tab-stop style:position="-1.411cm"/>
          <style:tab-stop style:position="0.794cm"/>
        </style:tab-stops>
      </style:paragraph-properties>
      <style:text-properties fo:font-size="12pt" style:text-underline-style="none" fo:font-weight="normal" officeooo:rsid="0026c28c" officeooo:paragraph-rsid="0026c28c" style:font-size-asian="10.5pt" style:font-weight-asian="normal" style:font-size-complex="12pt" style:font-weight-complex="normal"/>
    </style:style>
    <style:style style:name="P236" style:family="paragraph" style:parent-style-name="Standard" style:list-style-name="L3" style:master-page-name="">
      <style:paragraph-properties fo:margin-left="2.2cm" fo:margin-right="0cm" fo:text-align="start" style:justify-single-word="false" fo:text-indent="-1.401cm" style:auto-text-indent="false" style:page-number="auto">
        <style:tab-stops>
          <style:tab-stop style:position="-1.214cm"/>
          <style:tab-stop style:position="-0.817cm"/>
        </style:tab-stops>
      </style:paragraph-properties>
      <style:text-properties fo:font-size="12pt" style:text-underline-style="none" fo:font-weight="normal" officeooo:rsid="0026c28c" officeooo:paragraph-rsid="0026c28c" style:font-size-asian="10.5pt" style:font-weight-asian="normal" style:font-size-complex="12pt" style:font-weight-complex="normal"/>
    </style:style>
    <style:style style:name="P237" style:family="paragraph" style:parent-style-name="Standard" style:list-style-name="L3">
      <style:paragraph-properties fo:margin-left="2.2cm" fo:margin-right="0cm" fo:text-align="start" style:justify-single-word="false" fo:text-indent="-1.401cm" style:auto-text-indent="false">
        <style:tab-stops>
          <style:tab-stop style:position="-1.214cm"/>
          <style:tab-stop style:position="-0.817cm"/>
        </style:tab-stops>
      </style:paragraph-properties>
      <style:text-properties fo:font-size="12pt" style:text-underline-style="none" fo:font-weight="normal" officeooo:rsid="0026c28c" officeooo:paragraph-rsid="0026c28c" style:font-size-asian="10.5pt" style:font-weight-asian="normal" style:font-size-complex="12pt" style:font-weight-complex="normal"/>
    </style:style>
    <style:style style:name="P238" style:family="paragraph" style:parent-style-name="Standard" style:list-style-name="L4" style:master-page-name="">
      <style:paragraph-properties fo:margin-left="5.2cm" fo:margin-right="0cm" fo:text-align="start" style:justify-single-word="false" fo:text-indent="-4.701cm" style:auto-text-indent="false" style:page-number="auto">
        <style:tab-stops>
          <style:tab-stop style:position="-4.013cm"/>
        </style:tab-stops>
      </style:paragraph-properties>
      <style:text-properties fo:font-size="12pt" style:text-underline-style="none" fo:font-weight="normal" officeooo:rsid="00285acd" officeooo:paragraph-rsid="00285acd" style:font-size-asian="10.5pt" style:font-weight-asian="normal" style:font-size-complex="12pt" style:font-weight-complex="normal"/>
    </style:style>
    <style:style style:name="P239" style:family="paragraph" style:parent-style-name="Standard" style:list-style-name="L4" style:master-page-name="">
      <style:paragraph-properties fo:margin-left="5.2cm" fo:margin-right="0cm" fo:text-align="start" style:justify-single-word="false" fo:text-indent="-4.701cm" style:auto-text-indent="false" style:page-number="auto">
        <style:tab-stops>
          <style:tab-stop style:position="-4.101cm"/>
          <style:tab-stop style:position="3.969cm"/>
        </style:tab-stops>
      </style:paragraph-properties>
      <style:text-properties fo:font-size="12pt" style:text-underline-style="none" fo:font-weight="normal" officeooo:rsid="00285acd" officeooo:paragraph-rsid="00285acd" style:font-size-asian="10.5pt" style:font-weight-asian="normal" style:font-size-complex="12pt" style:font-weight-complex="normal"/>
    </style:style>
    <style:style style:name="P240" style:family="paragraph" style:parent-style-name="Standard" style:list-style-name="L4">
      <style:paragraph-properties fo:margin-left="0.499cm" fo:margin-right="0cm" fo:text-align="start" style:justify-single-word="false" fo:text-indent="0cm" style:auto-text-indent="true">
        <style:tab-stops>
          <style:tab-stop style:position="-4.101cm"/>
          <style:tab-stop style:position="3.969cm"/>
        </style:tab-stops>
      </style:paragraph-properties>
      <style:text-properties fo:font-size="12pt" style:text-underline-style="none" fo:font-weight="normal" officeooo:rsid="00285acd" officeooo:paragraph-rsid="00285acd" style:font-size-asian="10.5pt" style:font-weight-asian="normal" style:font-size-complex="12pt" style:font-weight-complex="normal"/>
    </style:style>
    <style:style style:name="P241" style:family="paragraph" style:parent-style-name="Standard" style:list-style-name="L35">
      <style:paragraph-properties fo:margin-left="2.499cm" fo:margin-right="0cm" fo:text-align="justify" style:justify-single-word="false" fo:text-indent="-2.2cm" style:auto-text-indent="false">
        <style:tab-stops>
          <style:tab-stop style:position="-1.499cm"/>
        </style:tab-stops>
      </style:paragraph-properties>
      <style:text-properties fo:font-size="12pt" style:text-underline-style="none" fo:font-weight="normal" officeooo:rsid="00801072" officeooo:paragraph-rsid="00801072" style:font-size-asian="10.5pt" style:font-weight-asian="normal" style:font-size-complex="12pt" style:font-weight-complex="normal"/>
    </style:style>
    <style:style style:name="P242" style:family="paragraph" style:parent-style-name="Standard" style:list-style-name="L35" style:master-page-name="">
      <style:paragraph-properties fo:margin-left="2.499cm" fo:margin-right="0cm" fo:text-align="justify" style:justify-single-word="false" fo:text-indent="-2.2cm" style:auto-text-indent="false" style:page-number="auto">
        <style:tab-stops>
          <style:tab-stop style:position="-1.499cm"/>
          <style:tab-stop style:position="0.199cm"/>
        </style:tab-stops>
      </style:paragraph-properties>
      <style:text-properties fo:font-size="12pt" style:text-underline-style="none" fo:font-weight="normal" officeooo:rsid="007d4ba9" officeooo:paragraph-rsid="007d4ba9" style:font-size-asian="10.5pt" style:font-weight-asian="normal" style:font-size-complex="12pt" style:font-weight-complex="normal"/>
    </style:style>
    <style:style style:name="P243" style:family="paragraph" style:parent-style-name="Standard" style:list-style-name="L35">
      <style:paragraph-properties fo:margin-left="0.3cm" fo:margin-right="0cm" fo:text-align="justify" style:justify-single-word="false" fo:text-indent="0cm" style:auto-text-indent="false">
        <style:tab-stops>
          <style:tab-stop style:position="-1.499cm"/>
        </style:tab-stops>
      </style:paragraph-properties>
      <style:text-properties fo:font-size="12pt" style:text-underline-style="none" fo:font-weight="normal" officeooo:rsid="00801072" officeooo:paragraph-rsid="00801072" style:font-size-asian="10.5pt" style:font-weight-asian="normal" style:font-size-complex="12pt" style:font-weight-complex="normal"/>
    </style:style>
    <style:style style:name="P244" style:family="paragraph" style:parent-style-name="Standard" style:list-style-name="L35">
      <style:paragraph-properties fo:margin-left="0.3cm" fo:margin-right="0cm" fo:text-align="justify" style:justify-single-word="false" fo:text-indent="0cm" style:auto-text-indent="false">
        <style:tab-stops>
          <style:tab-stop style:position="-1.499cm"/>
          <style:tab-stop style:position="0.684cm"/>
        </style:tab-stops>
      </style:paragraph-properties>
      <style:text-properties fo:font-size="12pt" style:text-underline-style="none" fo:font-weight="normal" officeooo:rsid="00847f25" officeooo:paragraph-rsid="00847f25" style:font-size-asian="10.5pt" style:font-weight-asian="normal" style:font-size-complex="12pt" style:font-weight-complex="normal"/>
    </style:style>
    <style:style style:name="P245" style:family="paragraph" style:parent-style-name="Standard" style:list-style-name="L35">
      <style:paragraph-properties fo:margin-left="0.3cm" fo:margin-right="0cm" fo:text-align="justify" style:justify-single-word="false" fo:text-indent="0cm" style:auto-text-indent="false">
        <style:tab-stops>
          <style:tab-stop style:position="-1.499cm"/>
          <style:tab-stop style:position="0.684cm"/>
        </style:tab-stops>
      </style:paragraph-properties>
      <style:text-properties fo:font-size="12pt" style:text-underline-style="none" fo:font-weight="normal" officeooo:rsid="0084d51a" officeooo:paragraph-rsid="0084d51a" style:font-size-asian="10.5pt" style:font-weight-asian="normal" style:font-size-complex="12pt" style:font-weight-complex="normal"/>
    </style:style>
    <style:style style:name="P246" style:family="paragraph" style:parent-style-name="Standard" style:list-style-name="L35" style:master-page-name="">
      <style:paragraph-properties fo:margin-left="3.2cm" fo:margin-right="0cm" fo:text-align="justify" style:justify-single-word="false" fo:text-indent="-2cm" style:auto-text-indent="false" style:page-number="auto">
        <style:tab-stops>
          <style:tab-stop style:position="-1.39cm"/>
        </style:tab-stops>
      </style:paragraph-properties>
      <style:text-properties officeooo:paragraph-rsid="0084d51a"/>
    </style:style>
    <style:style style:name="P247" style:family="paragraph" style:parent-style-name="Standard" style:list-style-name="L35">
      <style:paragraph-properties fo:margin-left="3.2cm" fo:margin-right="0cm" fo:text-align="justify" style:justify-single-word="false" fo:text-indent="-2cm" style:auto-text-indent="true">
        <style:tab-stops>
          <style:tab-stop style:position="-1.39cm"/>
          <style:tab-stop style:position="-1.302cm"/>
          <style:tab-stop style:position="-0.706cm"/>
        </style:tab-stops>
      </style:paragraph-properties>
      <style:text-properties officeooo:rsid="0088415f" officeooo:paragraph-rsid="0088415f"/>
    </style:style>
    <style:style style:name="P248" style:family="paragraph" style:parent-style-name="Standard" style:list-style-name="L35">
      <style:paragraph-properties fo:margin-left="3.2cm" fo:margin-right="0cm" fo:text-align="justify" style:justify-single-word="false" fo:text-indent="-2cm" style:auto-text-indent="true">
        <style:tab-stops>
          <style:tab-stop style:position="-1.39cm"/>
          <style:tab-stop style:position="-0.905cm"/>
          <style:tab-stop style:position="-0.706cm"/>
        </style:tab-stops>
      </style:paragraph-properties>
      <style:text-properties officeooo:rsid="00893459" officeooo:paragraph-rsid="00893459"/>
    </style:style>
    <style:style style:name="P249" style:family="paragraph" style:parent-style-name="Standard" style:list-style-name="L35">
      <style:paragraph-properties fo:margin-left="1.199cm" fo:margin-right="0cm" fo:text-align="justify" style:justify-single-word="false" fo:text-indent="0cm" style:auto-text-indent="true">
        <style:tab-stops>
          <style:tab-stop style:position="-1.39cm"/>
          <style:tab-stop style:position="-0.905cm"/>
          <style:tab-stop style:position="-0.706cm"/>
        </style:tab-stops>
      </style:paragraph-properties>
      <style:text-properties officeooo:rsid="00893459" officeooo:paragraph-rsid="00893459"/>
    </style:style>
    <style:style style:name="P250" style:family="paragraph" style:parent-style-name="Standard" style:list-style-name="L35">
      <style:paragraph-properties fo:margin-left="1.199cm" fo:margin-right="0cm" fo:text-align="justify" style:justify-single-word="false" fo:text-indent="0cm" style:auto-text-indent="true">
        <style:tab-stops>
          <style:tab-stop style:position="-1.39cm"/>
          <style:tab-stop style:position="-0.905cm"/>
          <style:tab-stop style:position="-0.706cm"/>
        </style:tab-stops>
      </style:paragraph-properties>
      <style:text-properties officeooo:rsid="00893459" officeooo:paragraph-rsid="00893c43"/>
    </style:style>
    <style:style style:name="P251" style:family="paragraph" style:parent-style-name="Standard" style:list-style-name="L35">
      <style:paragraph-properties fo:margin-left="1.199cm" fo:margin-right="0cm" fo:text-align="justify" style:justify-single-word="false" fo:text-indent="0cm" style:auto-text-indent="true">
        <style:tab-stops>
          <style:tab-stop style:position="-1.39cm"/>
          <style:tab-stop style:position="-0.905cm"/>
          <style:tab-stop style:position="-0.706cm"/>
          <style:tab-stop style:position="0.617cm"/>
        </style:tab-stops>
      </style:paragraph-properties>
      <style:text-properties officeooo:rsid="008add38" officeooo:paragraph-rsid="008add38"/>
    </style:style>
    <style:style style:name="P252" style:family="paragraph" style:parent-style-name="Standard" style:list-style-name="L35">
      <style:paragraph-properties fo:margin-left="1.199cm" fo:margin-right="0cm" fo:text-align="justify" style:justify-single-word="false" fo:text-indent="0cm" style:auto-text-indent="true">
        <style:tab-stops>
          <style:tab-stop style:position="-1.39cm"/>
          <style:tab-stop style:position="-0.905cm"/>
          <style:tab-stop style:position="-0.706cm"/>
          <style:tab-stop style:position="0.617cm"/>
        </style:tab-stops>
      </style:paragraph-properties>
      <style:text-properties officeooo:rsid="008d4c04" officeooo:paragraph-rsid="008d4c04"/>
    </style:style>
    <style:style style:name="P253" style:family="paragraph" style:parent-style-name="Standard" style:list-style-name="L38" style:master-page-name="">
      <style:paragraph-properties fo:margin-left="4.5cm" fo:margin-right="0cm" fo:text-align="start" style:justify-single-word="false" fo:text-indent="-2cm" style:auto-text-indent="false" style:page-number="auto">
        <style:tab-stops>
          <style:tab-stop style:position="-1.191cm"/>
        </style:tab-stops>
      </style:paragraph-properties>
      <style:text-properties fo:font-size="12pt" style:text-underline-style="none" fo:font-weight="normal" officeooo:rsid="009a1ad9" officeooo:paragraph-rsid="009a1ad9" style:font-size-asian="10.5pt" style:font-weight-asian="normal" style:font-size-complex="12pt" style:font-weight-complex="normal"/>
    </style:style>
    <style:style style:name="P254" style:family="paragraph" style:parent-style-name="Standard" style:list-style-name="L38">
      <style:paragraph-properties fo:margin-left="2.499cm" fo:margin-right="0cm" fo:text-align="start" style:justify-single-word="false" fo:text-indent="0cm" style:auto-text-indent="false">
        <style:tab-stops>
          <style:tab-stop style:position="-1.191cm"/>
        </style:tab-stops>
      </style:paragraph-properties>
      <style:text-properties fo:font-size="12pt" style:text-underline-style="none" fo:font-weight="normal" officeooo:rsid="009c2196" officeooo:paragraph-rsid="009c2196" style:font-size-asian="10.5pt" style:font-weight-asian="normal" style:font-size-complex="12pt" style:font-weight-complex="normal"/>
    </style:style>
    <style:style style:name="P255" style:family="paragraph" style:parent-style-name="Standard" style:list-style-name="L38" style:master-page-name="">
      <style:paragraph-properties fo:margin-left="3.2cm" fo:margin-right="0cm" fo:text-align="start" style:justify-single-word="false" fo:text-indent="-1.9cm" style:auto-text-indent="false" style:page-number="auto">
        <style:tab-stops>
          <style:tab-stop style:position="-1.191cm"/>
        </style:tab-stops>
      </style:paragraph-properties>
      <style:text-properties officeooo:paragraph-rsid="009df988"/>
    </style:style>
    <style:style style:name="P256" style:family="paragraph" style:parent-style-name="Standard" style:list-style-name="L38">
      <style:paragraph-properties fo:margin-left="3.2cm" fo:margin-right="0cm" fo:text-align="start" style:justify-single-word="false" fo:text-indent="-1.9cm" style:auto-text-indent="false">
        <style:tab-stops>
          <style:tab-stop style:position="-1.191cm"/>
        </style:tab-stops>
      </style:paragraph-properties>
      <style:text-properties officeooo:paragraph-rsid="009df988"/>
    </style:style>
    <style:style style:name="P257" style:family="paragraph" style:parent-style-name="Standard">
      <style:paragraph-properties fo:text-align="start" style:justify-single-word="false" style:border-line-width-bottom="0.088cm 0.026cm 0.026cm" fo:padding="0.074cm" fo:border-left="none" fo:border-right="none" fo:border-top="none" fo:border-bottom="4pt double #000000" style:join-border="false"/>
      <style:text-properties fo:font-size="12pt" style:text-underline-style="none" fo:font-weight="bold" officeooo:rsid="01444d02" officeooo:paragraph-rsid="01444d02"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374c17" style:font-weight-asian="normal" style:font-weight-complex="normal"/>
    </style:style>
    <style:style style:name="T3" style:family="text">
      <style:text-properties fo:font-weight="normal" officeooo:rsid="0044376b" style:font-weight-asian="normal" style:font-weight-complex="normal"/>
    </style:style>
    <style:style style:name="T4" style:family="text">
      <style:text-properties fo:font-weight="normal" officeooo:rsid="0045097d" style:font-weight-asian="normal" style:font-weight-complex="normal"/>
    </style:style>
    <style:style style:name="T5" style:family="text">
      <style:text-properties fo:font-weight="normal" officeooo:rsid="00453b18" style:font-weight-asian="normal" style:font-weight-complex="normal"/>
    </style:style>
    <style:style style:name="T6" style:family="text">
      <style:text-properties fo:font-weight="normal" officeooo:rsid="004f8ba3" style:font-weight-asian="normal" style:font-weight-complex="normal"/>
    </style:style>
    <style:style style:name="T7" style:family="text">
      <style:text-properties fo:font-weight="normal" officeooo:rsid="006680dc" style:font-weight-asian="normal" style:font-weight-complex="normal"/>
    </style:style>
    <style:style style:name="T8" style:family="text">
      <style:text-properties officeooo:rsid="00246b9a"/>
    </style:style>
    <style:style style:name="T9" style:family="text">
      <style:text-properties fo:font-weight="bold" style:font-weight-asian="bold" style:font-weight-complex="bold"/>
    </style:style>
    <style:style style:name="T10" style:family="text">
      <style:text-properties fo:font-weight="bold" officeooo:rsid="009f5d4d" style:font-weight-asian="bold" style:font-weight-complex="bold"/>
    </style:style>
    <style:style style:name="T11" style:family="text">
      <style:text-properties fo:font-weight="bold" officeooo:rsid="01493647" style:font-weight-asian="bold" style:font-weight-complex="bold"/>
    </style:style>
    <style:style style:name="T12" style:family="text">
      <style:text-properties fo:font-size="12pt" style:text-underline-style="none" fo:font-weight="normal" style:font-size-asian="10.5pt" style:font-weight-asian="normal" style:font-size-complex="12pt" style:font-weight-complex="normal"/>
    </style:style>
    <style:style style:name="T13" style:family="text">
      <style:text-properties fo:font-size="12pt" style:text-underline-style="none" fo:font-weight="normal" officeooo:rsid="002dd13b" style:font-size-asian="10.5pt" style:font-weight-asian="normal" style:font-size-complex="12pt" style:font-weight-complex="normal"/>
    </style:style>
    <style:style style:name="T14" style:family="text">
      <style:text-properties fo:font-size="12pt" style:text-underline-style="none" fo:font-weight="normal" officeooo:rsid="00374c17" style:font-size-asian="10.5pt" style:font-weight-asian="normal" style:font-size-complex="12pt" style:font-weight-complex="normal"/>
    </style:style>
    <style:style style:name="T15" style:family="text">
      <style:text-properties fo:font-size="12pt" style:text-underline-style="none" fo:font-weight="normal" officeooo:rsid="0037d3c9" style:font-size-asian="10.5pt" style:font-weight-asian="normal" style:font-size-complex="12pt" style:font-weight-complex="normal"/>
    </style:style>
    <style:style style:name="T16" style:family="text">
      <style:text-properties fo:font-size="12pt" style:text-underline-style="none" fo:font-weight="normal" officeooo:rsid="00388964" style:font-size-asian="10.5pt" style:font-weight-asian="normal" style:font-size-complex="12pt" style:font-weight-complex="normal"/>
    </style:style>
    <style:style style:name="T17" style:family="text">
      <style:text-properties fo:font-size="12pt" style:text-underline-style="none" fo:font-weight="normal" officeooo:rsid="004732d1" style:font-size-asian="10.5pt" style:font-weight-asian="normal" style:font-size-complex="12pt" style:font-weight-complex="normal"/>
    </style:style>
    <style:style style:name="T18" style:family="text">
      <style:text-properties fo:font-size="12pt" style:text-underline-style="none" fo:font-weight="normal" officeooo:rsid="00493161" style:font-size-asian="10.5pt" style:font-weight-asian="normal" style:font-size-complex="12pt" style:font-weight-complex="normal"/>
    </style:style>
    <style:style style:name="T19" style:family="text">
      <style:text-properties fo:font-size="12pt" style:text-underline-style="none" fo:font-weight="normal" officeooo:rsid="00497a90" style:font-size-asian="10.5pt" style:font-weight-asian="normal" style:font-size-complex="12pt" style:font-weight-complex="normal"/>
    </style:style>
    <style:style style:name="T20" style:family="text">
      <style:text-properties fo:font-size="12pt" style:text-underline-style="none" fo:font-weight="normal" officeooo:rsid="0084d51a" style:font-size-asian="10.5pt" style:font-weight-asian="normal" style:font-size-complex="12pt" style:font-weight-complex="normal"/>
    </style:style>
    <style:style style:name="T21" style:family="text">
      <style:text-properties fo:font-size="12pt" style:text-underline-style="none" fo:font-weight="normal" officeooo:rsid="00893c43" style:font-size-asian="10.5pt" style:font-weight-asian="normal" style:font-size-complex="12pt" style:font-weight-complex="normal"/>
    </style:style>
    <style:style style:name="T22" style:family="text">
      <style:text-properties fo:font-size="12pt" style:text-underline-style="none" fo:font-weight="normal" officeooo:rsid="009a1ad9" style:font-size-asian="10.5pt" style:font-weight-asian="normal" style:font-size-complex="12pt" style:font-weight-complex="normal"/>
    </style:style>
    <style:style style:name="T23" style:family="text">
      <style:text-properties fo:font-size="12pt" style:text-underline-style="none" fo:font-weight="normal" officeooo:rsid="009c2196" style:font-size-asian="10.5pt" style:font-weight-asian="normal" style:font-size-complex="12pt" style:font-weight-complex="normal"/>
    </style:style>
    <style:style style:name="T24" style:family="text">
      <style:text-properties fo:font-size="12pt" style:text-underline-style="none" fo:font-weight="normal" officeooo:rsid="009df988" style:font-size-asian="10.5pt" style:font-weight-asian="normal" style:font-size-complex="12pt" style:font-weight-complex="normal"/>
    </style:style>
    <style:style style:name="T25" style:family="text">
      <style:text-properties fo:font-size="12pt" style:text-underline-style="none" fo:font-weight="bold" style:font-size-asian="10.5pt" style:font-weight-asian="bold" style:font-size-complex="12pt" style:font-weight-complex="bold"/>
    </style:style>
    <style:style style:name="T26" style:family="text">
      <style:text-properties fo:font-size="12pt" style:text-underline-style="none" fo:font-weight="bold" officeooo:rsid="00228887" style:font-size-asian="10.5pt" style:font-weight-asian="bold" style:font-size-complex="12pt" style:font-weight-complex="bold"/>
    </style:style>
    <style:style style:name="T27" style:family="text">
      <style:text-properties fo:font-size="12pt" style:text-underline-style="none" fo:font-weight="bold" officeooo:rsid="00374c17" style:font-size-asian="10.5pt" style:font-weight-asian="bold" style:font-size-complex="12pt" style:font-weight-complex="bold"/>
    </style:style>
    <style:style style:name="T28" style:family="text">
      <style:text-properties fo:font-size="12pt" style:text-underline-style="none" fo:font-weight="bold" officeooo:rsid="00630be9" style:font-size-asian="10.5pt" style:font-weight-asian="bold" style:font-size-complex="12pt" style:font-weight-complex="bold"/>
    </style:style>
    <style:style style:name="T29" style:family="text">
      <style:text-properties officeooo:rsid="0038e12e"/>
    </style:style>
    <style:style style:name="T30" style:family="text">
      <style:text-properties officeooo:rsid="004da413"/>
    </style:style>
    <style:style style:name="T31" style:family="text">
      <style:text-properties officeooo:rsid="0056bb0b"/>
    </style:style>
    <style:style style:name="T32" style:family="text">
      <style:text-properties officeooo:rsid="005d2a2d"/>
    </style:style>
    <style:style style:name="T33" style:family="text">
      <style:text-properties officeooo:rsid="00611091"/>
    </style:style>
    <style:style style:name="T34" style:family="text">
      <style:text-properties officeooo:rsid="006680dc"/>
    </style:style>
    <style:style style:name="T35" style:family="text">
      <style:text-properties officeooo:rsid="0075da9a"/>
    </style:style>
    <style:style style:name="T36" style:family="text">
      <style:text-properties officeooo:rsid="00b33354"/>
    </style:style>
    <style:style style:name="T37" style:family="text">
      <style:text-properties officeooo:rsid="00d3eeda"/>
    </style:style>
    <style:style style:name="T38" style:family="text">
      <style:text-properties officeooo:rsid="00228887"/>
    </style:style>
    <style:style style:name="T39" style:family="text">
      <style:text-properties officeooo:rsid="01493647"/>
    </style:style>
    <style:style style:name="T40" style:family="text">
      <style:text-properties style:text-underline-style="solid" style:text-underline-width="auto" style:text-underline-color="font-color" fo:font-weight="bold" officeooo:rsid="01493647" style:font-weight-asian="bold" style:font-weight-complex="bold"/>
    </style:style>
    <style:style style:name="T41" style:family="text">
      <style:text-properties fo:font-size="16pt" style:text-underline-style="solid" style:text-underline-width="auto" style:text-underline-color="font-color" fo:font-weight="bold" officeooo:rsid="01493647" style:font-size-asian="16pt" style:font-weight-asian="bold" style:font-size-complex="16pt" style:font-weight-complex="bold"/>
    </style:style>
    <style:style style:name="T42" style:family="text">
      <style:text-properties fo:font-size="16pt" style:text-underline-style="solid" style:text-underline-width="auto" style:text-underline-color="font-color" fo:font-weight="bold" officeooo:rsid="01493647" fo:background-color="#ffff00" loext:char-shading-value="0" style:font-size-asian="16pt" style:font-weight-asian="bold" style:font-size-complex="16pt" style:font-weight-complex="bold"/>
    </style:style>
    <style:style style:name="T43" style:family="text">
      <style:text-properties fo:color="#800000" fo:font-size="16pt" style:text-underline-style="solid" style:text-underline-width="auto" style:text-underline-color="font-color" fo:font-weight="bold" officeooo:rsid="01493647" fo:background-color="#ffff00" loext:char-shading-value="0"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177cm" fo:text-indent="-0.635cm" fo:margin-left="2.17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12cm" fo:text-indent="-0.635cm" fo:margin-left="2.8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7cm" fo:text-indent="-0.635cm" fo:margin-left="3.44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82cm" fo:text-indent="-0.635cm" fo:margin-left="4.08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7cm" fo:text-indent="-0.635cm" fo:margin-left="4.7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52cm" fo:text-indent="-0.635cm" fo:margin-left="5.35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7cm" fo:text-indent="-0.635cm" fo:margin-left="5.98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22cm" fo:text-indent="-0.635cm" fo:margin-left="6.62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7cm" fo:text-indent="-0.635cm" fo:margin-left="7.2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92cm" fo:text-indent="-0.635cm" fo:margin-left="7.89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779cm" fo:text-indent="-0.635cm" fo:margin-left="7.77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414cm" fo:text-indent="-0.635cm" fo:margin-left="8.41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049cm" fo:text-indent="-0.635cm" fo:margin-left="9.0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684cm" fo:text-indent="-0.635cm" fo:margin-left="9.6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319cm" fo:text-indent="-0.635cm" fo:margin-left="10.31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954cm" fo:text-indent="-0.635cm" fo:margin-left="10.954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fo:text-indent="-0.635cm" fo:margin-left="-33.039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32.40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31.769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31.134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30.499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29.864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29.229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28.594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27.959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fo:margin-left="-27.324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fo:text-indent="-0.635cm" fo:margin-left="-0.6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0.0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4cm" fo:text-indent="-0.635cm" fo:margin-left="0.5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29cm" fo:text-indent="-0.635cm" fo:margin-left="1.2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64cm" fo:text-indent="-0.635cm" fo:margin-left="1.86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99cm" fo:text-indent="-0.635cm" fo:margin-left="2.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34cm" fo:text-indent="-0.635cm" fo:margin-left="3.13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69cm" fo:text-indent="-0.635cm" fo:margin-left="3.7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04cm" fo:text-indent="-0.635cm" fo:margin-left="4.40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39cm" fo:text-indent="-0.635cm" fo:margin-left="5.039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bedded Linux Projects Using Yocto Project Cookbook</text:p>
      <text:p text:style-name="P1"/>
      <text:p text:style-name="P213">1. The Build System</text:p>
      <text:p text:style-name="P128"><text:span text:style-name="T8">Introduction : </text:span></text:p>
      <text:list xml:id="list2836523902893076928" text:style-name="L3">
        <text:list-item>
          <text:p text:style-name="P231">The Yocto project provides a reference build system for embedded Linux, called Poky. Which has the BitBake and OpenEmbedded-Core (OE-Core) projects at its base</text:p>
        </text:list-item>
        <text:list-item>
          <text:p text:style-name="P230">build the components needed for an embedded Linux product, namely:</text:p>
          <text:list>
            <text:list-item>
              <text:p text:style-name="P232">A bootloader image</text:p>
            </text:list-item>
            <text:list-item>
              <text:p text:style-name="P233">A Linux kernel image</text:p>
            </text:list-item>
            <text:list-item>
              <text:p text:style-name="P233">A root filesystem image</text:p>
            </text:list-item>
            <text:list-item>
              <text:p text:style-name="P233">Toolchains and software development kits (SDKs) for application development</text:p>
            </text:list-item>
          </text:list>
        </text:list-item>
        <text:list-item>
          <text:p text:style-name="P234">Yocto project covers the needs of both system and application developers</text:p>
        </text:list-item>
        <text:list-item>
          <text:p text:style-name="P235">The Yocto project makes a new release every six months</text:p>
        </text:list-item>
        <text:list-item>
          <text:p text:style-name="P235">Application Development Toolkit (ADT)</text:p>
        </text:list-item>
        <text:list-item>
          <text:p text:style-name="P235">The different supported platforms:</text:p>
          <text:list>
            <text:list-item>
              <text:p text:style-name="P236">Prebuilt toolchains</text:p>
            </text:list-item>
            <text:list-item>
              <text:p text:style-name="P237">Prebuilt packaged binaries</text:p>
            </text:list-item>
            <text:list-item>
              <text:p text:style-name="P237">Prebuilt images</text:p>
            </text:list-item>
          </text:list>
        </text:list-item>
      </text:list>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soft-page-break/>Setting up the host system :</text:p>
      <text:list xml:id="list5498717769119874782" text:style-name="L4">
        <text:list-item>
          <text:p text:style-name="P239">Yocto will work fine on machines with lower specifications, for professional developer's</text:p>
          <text:p text:style-name="P240">workstations, it is recommended to use symmetric multiprocessing (SMP) systems with 8GB or more system memory and a high capacity, fast hard drive.</text:p>
        </text:list-item>
        <text:list-item>
          <text:p text:style-name="P238">Yocto is able to run on any Linux system if it has the following dependencies:</text:p>
        </text:list-item>
      </text:list>
      <text:list xml:id="list5075132388144565523" text:style-name="L5">
        <text:list-item>
          <text:p text:style-name="P4">Git 1.7.8 or greater</text:p>
        </text:list-item>
        <text:list-item>
          <text:p text:style-name="P4">Tar 1.24 or greater</text:p>
        </text:list-item>
        <text:list-item>
          <text:p text:style-name="P4">Python 2.7.3 or greater (but not Python 3)</text:p>
        </text:list-item>
      </text:list>
      <text:list xml:id="list1878297021675097939" text:style-name="L11">
        <text:list-item>
          <text:p text:style-name="P5">Long-Term Stable (LTS)</text:p>
        </text:list-item>
        <text:list-item>
          <text:p text:style-name="P5">To make sure you have the required package dependencies installed for Yocto</text:p>
          <text:list>
            <text:list-item>
              <text:p text:style-name="P5">sudo apt-get install gawk wget git-core diffstat unzip texinfo gcc-multilib build-essential chrpath socat libsdl1.2-dev xterm make xsltproc docbook-utils fop dblatex xmlto autoconf automake libtool libglib2.0-dev python-gtk2 bsdmainutils screen</text:p>
            </text:list-item>
          </text:list>
        </text:list-item>
        <text:list-item>
          <text:p text:style-name="P5">Advanced Packaging Tool (APT) command-line tool.It is a frontend of the dpkg package manager that is included in the Ubuntu distribution.</text:p>
        </text:list-item>
        <text:list-item>
          <text:p text:style-name="P6">Yocto Project Reference Manual at <text:a xlink:type="simple" xlink:href="http://www/">http://www</text:a>.yoctoproject.org/docs/1.7.1/ref-manual/ref-manual.html</text:p>
          <text:p text:style-name="P6"/>
        </text:list-item>
      </text:list>
      <text:p text:style-name="P130"><text:tab/></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Installing Poky :</text:p>
      <text:list xml:id="list4429160566410484484" text:style-name="L12">
        <text:list-item>
          <text:p text:style-name="P7">Poky uses the OpenEmbedded build system and as such, uses the BitBake tool, a task scheduler written in Python which forked from Gentoo's Portage tool</text:p>
        </text:list-item>
        <text:list-item>
          <text:p text:style-name="P7">BitBake as the make utility in Yocto.It will parse the configuration and recipe metadata, schedule a task list, and run through it.</text:p>
        </text:list-item>
        <text:list-item>
          <text:p text:style-name="P214"><text:span text:style-name="T13">BitBake is also the command-line interface to Yocto.</text:span></text:p>
        </text:list-item>
        <text:list-item>
          <text:p text:style-name="P214"><text:span text:style-name="T13">Poky from its Git repository at </text:span><text:a xlink:type="simple" xlink:href="http://git.yoctoproject.org/cgit/cgit.cgi/poky/">http://git.yoctoproject.org/cgit/cgit.cgi/poky/</text:a></text:p>
        </text:list-item>
        <text:list-item>
          <text:p text:style-name="P221"><text:span text:style-name="T12">Board Support Packages(BSPs)</text:span></text:p>
        </text:list-item>
      </text:list>
      <text:p text:style-name="P222"><text:span text:style-name="T25">Note* : </text:span><text:span text:style-name="T12">you can also install BitBake independently through your distribution's package management system.</text:span></text:p>
      <text:p text:style-name="P130"/>
      <text:list xml:id="list8665775334002835893" text:style-name="L14">
        <text:list-item>
          <text:p text:style-name="P8">Poky contains three metadata directories</text:p>
          <text:list>
            <text:list-item>
              <text:p text:style-name="P8">meta </text:p>
              <text:list>
                <text:list-item>
                  <text:p text:style-name="P9">This directory contains the OpenEmbedded-Core metadata, which supports the ARM, x86, x86-64, PowerPC, MIPS, and MIPS64 architectures and the QEMU emulated hardware.</text:p>
                </text:list-item>
              </text:list>
            </text:list-item>
            <text:list-item>
              <text:p text:style-name="P8">Meta-yocto</text:p>
              <text:list>
                <text:list-item>
                  <text:p text:style-name="P10">This contains Poky's distribution-specific metadata</text:p>
                </text:list-item>
              </text:list>
            </text:list-item>
            <text:list-item>
              <text:p text:style-name="P8">meta-yocto-bsp</text:p>
              <text:list>
                <text:list-item>
                  <text:p text:style-name="P10">This contains metadata for the reference hardware boards.</text:p>
                </text:list-item>
              </text:list>
            </text:list-item>
            <text:list-item>
              <text:p text:style-name="P8">template metadata layer and meta-skeleton that can be used as a base for new layers.</text:p>
            </text:list-item>
          </text:list>
        </text:list-item>
      </text:list>
      <text:p text:style-name="P130"><text:tab/></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Creating a build directory</text:p>
      <text:list xml:id="list22927328945795688" text:style-name="L15">
        <text:list-item>
          <text:p text:style-name="P11">Compilation can take up to one hour and need around 20 GB of hard drive space for a console-only image.</text:p>
        </text:list-item>
        <text:list-item>
          <text:p text:style-name="P11">A graphical image, like core-image-sato , can take up to 4 hours for the build process and occupy around 50 GB of space</text:p>
        </text:list-item>
        <text:list-item>
          <text:p text:style-name="P11">Create Build directory : A good practice is to have one build directory per architecture or machine type</text:p>
          <text:list>
            <text:list-item>
              <text:p text:style-name="P12">They can all share a common downloads folders and even a shared state cache</text:p>
            </text:list-item>
            <text:list-item>
              <text:p text:style-name="P13">To create a build directory, we use the oe-init-build-env script provided by Poky</text:p>
            </text:list-item>
            <text:list-item>
              <text:p text:style-name="P13">Example:</text:p>
              <text:p text:style-name="P137">$ source oe-init-build-env colibri</text:p>
            </text:list-item>
            <text:list-item>
              <text:p text:style-name="P138"><text:span text:style-name="T1">To run a memory resident BitBake that will always be available, you can use the oe-init-build-env-memres script : Ex.</text:span></text:p>
              <text:list>
                <text:list-header>
                  <text:p text:style-name="P138"><text:span text:style-name="T1">$ source oe-init-build-env-memres 12345 colibri</text:span></text:p>
                </text:list-header>
              </text:list>
            </text:list-item>
          </text:list>
          <text:p text:style-name="P139"><text:span text:style-name="T1"><text:s text:c="6"/><text:tab/> </text:span><text:span text:style-name="T2">Here 12345 is the local port to be used</text:span></text:p>
          <text:list>
            <text:list-item>
              <text:list>
                <text:list-item>
                  <text:list>
                    <text:list-item>
                      <text:list>
                        <text:list-item>
                          <text:p text:style-name="P215"><text:span text:style-name="T14">You can then kill the memory resident BitBake by executing the following command:</text:span><text:span text:style-name="T26"><text:tab/></text:span></text:p>
                          <text:list>
                            <text:list-item>
                              <text:p text:style-name="P216"><text:span text:style-name="T27">$ bitbake -m</text:span></text:p>
                            </text:list-item>
                          </text:list>
                        </text:list-item>
                      </text:list>
                    </text:list-item>
                  </text:list>
                </text:list-item>
              </text:list>
            </text:list-item>
          </text:list>
          <text:p text:style-name="P216"/>
        </text:list-item>
        <text:list-item>
          <text:p text:style-name="P216"><text:span text:style-name="T15">On creation, the build directory contains a conf directory with the following three files</text:span></text:p>
          <text:list>
            <text:list-item>
              <text:p text:style-name="P216"><text:span text:style-name="T15">bblayers.conf : This file lists the metadata layers to be considered for this project.</text:span></text:p>
            </text:list-item>
            <text:list-item>
              <text:p text:style-name="P217"><text:span text:style-name="T15">local.conf : This file contains the project-specific configuration variables. You can set common configuration variables to different projects with a site.conf file, but this is not created by default.</text:span></text:p>
            </text:list-item>
            <text:list-item>
              <text:p text:style-name="P217"><text:span text:style-name="T16">templateconf.cfg : This file contains the directory that includes the template configuration files used to create the project. By default it uses the one pointed to by the templateconf file in your Poky installation directory, which is meta-yocto/ conf by default.</text:span></text:p>
            </text:list-item>
          </text:list>
        </text:list-item>
        <text:list-item>
          <text:p text:style-name="P223">You can specify a different template configuration file to use when you create your build directory using the TEMPLATECONF variable; for example:</text:p>
        </text:list-item>
      </text:list>
      <text:p text:style-name="P132"><text:tab/><text:span text:style-name="T29">$ TEMPLATECONF=meta-custom/config source oe-init-build-env &lt;build-dir&gt;</text:span></text:p>
      <text:list xml:id="list5930142432087738907" text:style-name="L19">
        <text:list-item>
          <text:p text:style-name="P14">The TEMPLATECONF variable needs to refer to a directory containing templates for both local.conf and bblayer.conf , but named local.conf.sample and bblayers. conf.sample.</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Building your first image :</text:p>
      <text:p text:style-name="P2"/>
      <text:p text:style-name="P15">$ ls meta*/recipes*/images/*.bb</text:p>
      <text:list xml:id="list3397914813600294143" text:style-name="L20">
        <text:list-item>
          <text:p text:style-name="P140">core-image-minimal : <text:span text:style-name="T1">This is the smallest BusyBox-, sysvinit-, and udev-based console-only image</text:span></text:p>
        </text:list-item>
        <text:list-item>
          <text:p text:style-name="P140">core-image-full-cmdline : <text:span text:style-name="T1">This is the BusyBox-based console-only image with full hardware support and a more complete Linux system, including bash</text:span></text:p>
        </text:list-item>
        <text:list-item>
          <text:p text:style-name="P140">core-image-lsb : <text:span text:style-name="T1">This is a console-only image that is based on Linux Standard Base compliance</text:span></text:p>
        </text:list-item>
        <text:list-item>
          <text:p text:style-name="P140">core-image-x11 : <text:span text:style-name="T1">This is the basic X11 Windows-system-based image with a graphical terminal</text:span></text:p>
        </text:list-item>
        <text:list-item>
          <text:p text:style-name="P140">core-image-sato : <text:span text:style-name="T1">This is the X11 Window-system-based image with a SATO theme and a GNOME Mobile desktop environment</text:span></text:p>
        </text:list-item>
        <text:list-item>
          <text:p text:style-name="P140">core-image-weston : <text:span text:style-name="T1">This is a Wayland protocol and Weston reference compositor-based image</text:span></text:p>
          <text:p text:style-name="P140"><text:span text:style-name="T1"/></text:p>
          <text:list>
            <text:list-item>
              <text:p text:style-name="P141"><text:span text:style-name="T1">You will also find images with the following suffixes:</text:span></text:p>
              <text:list>
                <text:list-item>
                  <text:p text:style-name="P141">dev : <text:span text:style-name="T1">These images are suitable for development work, as they contain headers and libraries.</text:span></text:p>
                </text:list-item>
                <text:list-item>
                  <text:p text:style-name="P141">Sdk : <text:span text:style-name="T1">These images include a complete SDK that can be used for development on the target.</text:span></text:p>
                </text:list-item>
                <text:list-item>
                  <text:p text:style-name="P141">Initramfs : <text:span text:style-name="T1">This is an image that can be used for a RAM-based root filesystem,which can optionally be embedded with the Linux kernel.</text:span></text:p>
                  <text:p text:style-name="P141"><text:span text:style-name="T1"/></text:p>
                </text:list-item>
              </text:list>
            </text:list-item>
          </text:list>
        </text:list-item>
        <text:list-item>
          <text:p text:style-name="P142">$ MACHINE=colibri-vf bitbake core-image-minimal</text:p>
          <text:p text:style-name="P16">Or we could export the MACHINE variable to the current shell environment with the following:</text:p>
          <text:p text:style-name="P143">$ export MACHINE=colibri-vf</text:p>
        </text:list-item>
      </text:list>
      <text:p text:style-name="P133"><text:span text:style-name="T3"><text:tab/>But the preferred and persistent way to do it is to edit the conf/local.conf configuration file to change the default machine to </text:span><text:span text:style-name="T4">colibri-vf</text:span></text:p>
      <text:p text:style-name="P134"><text:span text:style-name="T5">+ MACHINE ?= "colibri-vf"</text:span></text:p>
      <text:p text:style-name="P134"><text:span text:style-name="T5"/></text:p>
      <text:list xml:id="list79821796675225394" text:style-name="L22">
        <text:list-item>
          <text:p text:style-name="P218"><text:span text:style-name="T17">When you pass a target recipe to BitBake, it first parses the following configuration files:</text:span></text:p>
          <text:list>
            <text:list-item>
              <text:p text:style-name="P218"><text:span text:style-name="T17">conf/bblayers.conf : This file is used to find all the configured layers</text:span></text:p>
            </text:list-item>
            <text:list-item>
              <text:p text:style-name="P218"><text:span text:style-name="T17">conf/layer.conf : This file is used on each configured layer</text:span></text:p>
            </text:list-item>
            <text:list-item>
              <text:p text:style-name="P218"><text:span text:style-name="T17">meta/conf/bitbake.conf : This file is used for its own configuration</text:span></text:p>
            </text:list-item>
            <text:list-item>
              <text:p text:style-name="P218"><text:span text:style-name="T17">conf/local.conf : This file is used for any other configuration the user may have for the current build<text:tab/></text:span></text:p>
            </text:list-item>
            <text:list-item>
              <text:p text:style-name="P224"><text:span text:style-name="T12">conf/machine/&lt;machine&gt;.conf : This file is the machine configuration; in our case, this is qemuarm.conf</text:span></text:p>
            </text:list-item>
            <text:list-item>
              <text:p text:style-name="P225"><text:span text:style-name="T12">conf/distro/&lt;distro&gt;.conf : This file is the distribution policy; by default, this is the poky.conf file</text:span></text:p>
            </text:list-item>
          </text:list>
          <text:p text:style-name="P226"><text:span text:style-name="T18">And then BitBake parses the target recipe that has been provided and its dependencies.</text:span><text:span text:style-name="T19">The outcome is a set of interdependent tasks that BitBake will then execute in order.</text:span></text:p>
        </text:list-item>
        <text:list-item>
          <text:p text:style-name="P227">Most developers won't be interested in keeping the whole build output for every package, so it is recommended to configure your project to remove it with the following configuration in your conf/local.conf file:</text:p>
          <text:list>
            <text:list-item>
              <text:p text:style-name="P228">INHERIT += "rm_work"</text:p>
            </text:list-item>
          </text:list>
          <text:p text:style-name="P228">But at the same time, configuring it for all packages means that you won't be able to develop or debug them.</text:p>
          <text:p text:style-name="P228"/>
          <text:list text:continue-numbering="true">
            <text:list-item>
              <text:p text:style-name="P229"><text:soft-page-break/>You can add a list of packages to exclude from cleaning by adding them to the RM_WORK_EXCLUDE variable. For example, if you are going to do BSP work, a good setting might be:</text:p>
            </text:list-item>
          </text:list>
        </text:list-item>
      </text:list>
      <text:p text:style-name="P135"><text:tab/><text:tab/><text:span text:style-name="T30">RM_WORK_EXCLUDE += "linux-yocto u-boot"</text:span></text:p>
      <text:p text:style-name="P135"><text:tab/><text:span text:style-name="T6">Remember that you can use a custom template local.conf.sample configuration file in your <text:tab/>own layer to keep these configurations and apply them for all projects so that they can be <text:tab/>shared across all developers.</text:span><text:tab/></text:p>
      <text:list xml:id="list2204443940075396930" text:style-name="L28">
        <text:list-item>
          <text:p text:style-name="P17">By default, images are not erased from the deploy directory</text:p>
          <text:list>
            <text:list-item>
              <text:p text:style-name="P18">you can configure your project to remove the previously built version of the same image by adding the following to your conf/local.conf file:</text:p>
            </text:list-item>
          </text:list>
        </text:list-item>
      </text:list>
      <text:p text:style-name="P136"><text:tab/><text:tab/><text:span text:style-name="T31">RM_OLD_IMAGE = "1"</text:span></text:p>
      <text:p text:style-name="P13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Explaining the Freescale Yocto ecosystem :</text:p>
      <text:list xml:id="list1769491604160677564" text:style-name="L30">
        <text:list-item>
          <text:p text:style-name="P19">System on Chip (SoC)</text:p>
        </text:list-item>
        <text:list-item>
          <text:p text:style-name="P20">Depending on your product needs, you will decide to either:</text:p>
          <text:list>
            <text:list-item>
              <text:p text:style-name="P20">Use a production-ready board, like a single-board computer (SBC)</text:p>
            </text:list-item>
            <text:list-item>
              <text:p text:style-name="P20">Use a module and build your custom carrier board around it</text:p>
            </text:list-item>
            <text:list-item>
              <text:p text:style-name="P20">Use Freescale's SoC directly and design your own board</text:p>
            </text:list-item>
          </text:list>
        </text:list-item>
        <text:list-item>
          <text:p text:style-name="P20">Some of the characteristics that are important to consider are:</text:p>
          <text:list>
            <text:list-item>
              <text:p text:style-name="P20">Industrial temperature ranges</text:p>
            </text:list-item>
            <text:list-item>
              <text:p text:style-name="P20">Power management</text:p>
            </text:list-item>
            <text:list-item>
              <text:p text:style-name="P20">Long-term availability</text:p>
            </text:list-item>
            <text:list-item>
              <text:p text:style-name="P20">Precertified wireless and Bluetooth (if applicable)</text:p>
            </text:list-item>
          </text:list>
        </text:list-item>
        <text:list-item>
          <text:p text:style-name="P20">The Yocto community layers that support Freescale-based boards are called</text:p>
          <text:list>
            <text:list-item>
              <text:p text:style-name="P144">meta-fsl-arm : <text:span text:style-name="T1">limited to Freescale reference designs</text:span></text:p>
            </text:list-item>
            <text:list-item>
              <text:p text:style-name="P144">meta-fsl-arm-extras : <text:span text:style-name="T1">Boards from other vendors are maintained,manufacturers will keep their own BSP layers</text:span></text:p>
            </text:list-item>
          </text:list>
        </text:list-item>
        <text:list-item>
          <text:p text:style-name="P145"><text:span text:style-name="T1">There are some key differences between the community and Freescale Yocto releases:</text:span></text:p>
          <text:list>
            <text:list-item>
              <text:p text:style-name="P146"><text:span text:style-name="T1">Freescale releases are developed internally by Freescale without community involvement and are used for BSP validation on Freescale reference boards.</text:span></text:p>
            </text:list-item>
            <text:list-item>
              <text:p text:style-name="P146"><text:span text:style-name="T1">Freescale releases go through an internal QA and validation test process, and they are maintained by Freescale support.</text:span></text:p>
            </text:list-item>
            <text:list-item>
              <text:p text:style-name="P146"><text:span text:style-name="T1">Freescale releases for a specific platform reach a maturity point, after which they are no longer worked on. At this point, all the development work has been integrated into the community layer and the platforms are further maintained by the Freescale BSP community.</text:span></text:p>
            </text:list-item>
            <text:list-item>
              <text:p text:style-name="P147"><text:span text:style-name="T1">Freescale Yocto releases are not Yocto compatible, while the community release is.</text:span></text:p>
            </text:list-item>
          </text:list>
        </text:list-item>
        <text:list-item>
          <text:p text:style-name="P148">Meta-fsl-arm :</text:p>
          <text:list>
            <text:list-item>
              <text:p text:style-name="P21">This is the community layer that supports Freescale reference designs.</text:p>
            </text:list-item>
            <text:list-item>
              <text:p text:style-name="P21">It has a dependency on OpenEmbedded-Core</text:p>
            </text:list-item>
            <text:list-item>
              <text:p text:style-name="P21">Machines in this layer will be maintained even after Freescale stops active development on them.</text:p>
            </text:list-item>
            <text:list-item>
              <text:p text:style-name="P22"><text:span text:style-name="T32">Download : </text:span><text:a xlink:type="simple" xlink:href="http://git.yoctoproject/">http://git.yoctoproject</text:a>.org/cgit/cgit.cgi/meta-fsl-arm/</text:p>
            </text:list-item>
            <text:list-item>
              <text:p text:style-name="P23">The meta-fsl-arm layer pulls both the Linux kernel and the U-Boot source from Freescale's repositories using the following links:</text:p>
              <text:list>
                <text:list-item>
                  <text:p text:style-name="P23">Freescale Linux kernel Git repository: </text:p>
                  <text:list>
                    <text:list-header>
                      <text:p text:style-name="P23"><text:a xlink:type="simple" xlink:href="http://git.freescale.com/">http://git.freescale.com/</text:a>git/cgit.cgi/imx/linux-2.6-imx.git/</text:p>
                    </text:list-header>
                  </text:list>
                </text:list-item>
                <text:list-item>
                  <text:p text:style-name="P23">Freescale U-Boot Git repository:</text:p>
                  <text:list>
                    <text:list-header>
                      <text:p text:style-name="P23"><text:a xlink:type="simple" xlink:href="http://git.freescale.com/git/">http://git.freescale.com/git/</text:a>cgit.cgi/imx/uboot-imx.git/</text:p>
                    </text:list-header>
                  </text:list>
                </text:list-item>
              </text:list>
            </text:list-item>
            <text:list-item>
              <text:p text:style-name="P25">Enable some hardware features – most notably its hardware graphics, multimedia, and encryption capabilities.To make use of these capabilities, the end user needs to accept Freescale's End-User License Agreement (EULA) </text:p>
            </text:list-item>
          </text:list>
        </text:list-item>
      </text:list>
      <text:p text:style-name="P24"><text:tab/> <text:s text:c="5"/><text:span text:style-name="T33">conf/local.conf configuration file:</text:span></text:p>
      <text:p text:style-name="P219"><text:span text:style-name="T26"><text:tab/><text:tab/><text:tab/></text:span><text:span text:style-name="T28">ACCEPT_FSL_EULA = "1"</text:span></text:p>
      <text:list xml:id="list2681113768923738806" text:style-name="L32">
        <text:list-item>
          <text:p text:style-name="P149">meta-fsl-arm-extra : <text:span text:style-name="T7">This layer adds support for other community-maintainedboards</text:span></text:p>
          <text:list>
            <text:list-item>
              <text:p text:style-name="P150"><text:span text:style-name="T1">Download : </text:span><text:a xlink:type="simple" xlink:href="https://github.com/Freescale/meta-fsl-arm-extra/"><text:span text:style-name="T7">https://github.com/Freescale/meta-fsl-arm-extra/</text:span></text:a></text:p>
            </text:list-item>
          </text:list>
        </text:list-item>
        <text:list-item>
          <text:p text:style-name="P151"><text:span text:style-name="T34">meta-fsl-demos : </text:span><text:span text:style-name="T1">This layer adds a metadata layer for demonstration target images. To download the layer's content, you may visit </text:span><text:a xlink:type="simple" xlink:href="https://github.com/"><text:span text:style-name="T1">https://github.com/</text:span></text:a><text:span text:style-name="T1">Freescale/meta-fsl-demos .</text:span></text:p>
        </text:list-item>
      </text:list>
      <text:p text:style-name="P2"><text:tab/></text:p>
      <text:p text:style-name="P2"/>
      <text:p text:style-name="P2"/>
      <text:p text:style-name="P2"/>
      <text:p text:style-name="P2"><text:soft-page-break/>Installing support for Freescale hardware</text:p>
      <text:list xml:id="list5714142012544831148" text:style-name="L34">
        <text:list-item>
          <text:p text:style-name="P26">manually cloning each of them and adding them to your project's conf/bblayers.conf file is cumbersome.</text:p>
        </text:list-item>
        <text:list-item>
          <text:p text:style-name="P27">The community is using the repo tool developed by Google for their community Android to ease the installation of Yocto.</text:p>
        </text:list-item>
        <text:list-item>
          <text:p text:style-name="P28">To install repo in your host system, type in the following commands:</text:p>
          <text:list>
            <text:list-item>
              <text:p text:style-name="P29">$ sudo curl http://commondatastorage.googleapis.com/git-repo-downloads/repo &gt; /usr/local/sbin/repo</text:p>
            </text:list-item>
            <text:list-item>
              <text:p text:style-name="P30">$ sudo chmod a+x /usr/local/sbin/repo</text:p>
            </text:list-item>
            <text:list-item>
              <text:p text:style-name="P31">The repo tool is a Python utility that parses an XML file, called manifest , with a list of Git repositories. The repo tool is then used to manage those repositories as a whole.</text:p>
              <text:list>
                <text:list-item>
                  <text:p text:style-name="P32">we will point it to the Freescale community BSP manifest</text:p>
                </text:list-item>
                <text:list-item>
                  <text:p text:style-name="P32">find -name *manifest.xml*</text:p>
                  <text:list>
                    <text:list-item>
                      <text:p text:style-name="P33">ex. ./.repo/manifest.xml then open vi ./.repo/manifest.xml and examine what is inside of that file.</text:p>
                    </text:list-item>
                  </text:list>
                </text:list-item>
                <text:list-item>
                  <text:p text:style-name="P34">The manifest file shows all the installation paths and repository sources for the different components that are going to be installed.</text:p>
                </text:list-item>
                <text:list-item>
                  <text:p text:style-name="P35">How does it works:</text:p>
                  <text:list>
                    <text:list-item>
                      <text:p text:style-name="P35">going to proper directory: mkdir oe-source etc.</text:p>
                    </text:list-item>
                    <text:list-item>
                      <text:p text:style-name="P35">$ repo init -u https://github.com/Freescale/fsl-community-bsp-platform -b <text:span text:style-name="T35">fido</text:span></text:p>
                    </text:list-item>
                    <text:list-item>
                      <text:p text:style-name="P36">$ repo sync</text:p>
                    </text:list-item>
                  </text:list>
                </text:list-item>
              </text:list>
            </text:list-item>
          </text:list>
        </text:list-item>
        <text:list-item>
          <text:p text:style-name="P37">To list the hardware boards supported by the different layers, we may run:</text:p>
          <text:list>
            <text:list-item>
              <text:p text:style-name="P152">$ ls sources/meta-fsl*/conf/machine/*.conf</text:p>
            </text:list-item>
          </text:list>
          <text:p text:style-name="P38">And to list the newly introduced target images, use the following:</text:p>
          <text:list text:continue-numbering="true">
            <text:list-item>
              <text:p text:style-name="P153">$ ls sources/meta-fsl*/recipes*/images/*.bb</text:p>
            </text:list-item>
          </text:list>
          <text:p text:style-name="P153"><text:span text:style-name="T1"/></text:p>
        </text:list-item>
      </text:list>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Building Wandboard images</text:p>
      <text:p text:style-name="P2">Troubleshooting your Wandboard's first boot</text:p>
      <text:list xml:id="list8788445263407688908" text:style-name="L35">
        <text:list-item>
          <text:p text:style-name="P242">minicom -D /dev/ttyS0 -b 115200</text:p>
        </text:list-item>
        <text:list-item>
          <text:p text:style-name="P241">You can use a packet sniffer like Wireshark to capture a network trace on your Linux host and <text:s text:c="4"/></text:p>
          <text:list>
            <text:list-item>
              <text:list>
                <text:list-item>
                  <text:list>
                    <text:list-item>
                      <text:list>
                        <text:list-item>
                          <text:list>
                            <text:list-item>
                              <text:list>
                                <text:list-item>
                                  <text:list>
                                    <text:list-item>
                                      <text:list>
                                        <text:list-item>
                                          <text:list>
                                            <text:list-header>
                                              <text:p text:style-name="P243"><text:s text:c="7"/>filter packages like the bootp protocol.</text:p>
                                            </text:list-header>
                                            <text:list-item>
                                              <text:p text:style-name="P244">ssh root@&lt;ip_address&gt;</text:p>
                                            </text:list-item>
                                            <text:list-item>
                                              <text:p text:style-name="P245">If everything else fails, you can verify the position of the bootloader on your microSD card. You can dump the contents of the first blocks of your microSD card with:</text:p>
                                            </text:list-item>
                                          </text:list>
                                        </text:list-item>
                                      </text:list>
                                    </text:list-item>
                                  </text:list>
                                </text:list-item>
                              </text:list>
                            </text:list-item>
                          </text:list>
                        </text:list-item>
                      </text:list>
                    </text:list-item>
                  </text:list>
                </text:list-item>
              </text:list>
            </text:list-item>
            <text:list-item>
              <text:p text:style-name="P246"><text:span text:style-name="T20">$ sudo dd if=/dev/sdN of=/tmp/sdcard.img count=10</text:span></text:p>
            </text:list-item>
            <text:list-item>
              <text:p text:style-name="P247"><text:span text:style-name="T20">You should see a U-Boot header at offset 0x400. That's the offset where the i.MX6 boot ROM will be looking for the bootloader when bootstrapped to boot from the microSD interface. Use the following commands:</text:span></text:p>
              <text:list>
                <text:list-item>
                  <text:p text:style-name="P248"><text:span text:style-name="T20">$ head /tmp/sdcard.img | hexdump<text:tab/></text:span></text:p>
                </text:list-item>
              </text:list>
            </text:list-item>
          </text:list>
          <text:p text:style-name="P250"><text:span text:style-name="T20"><text:s text:c="6"/></text:span><text:span text:style-name="T21">0000400 00d1 4020 0000 1780 0000 0000 f42c 177f</text:span></text:p>
          <text:list>
            <text:list-item>
              <text:list>
                <text:list-item>
                  <text:p text:style-name="P251"><text:span text:style-name="T21">You can recognize the U-Boot header by dumping the U-Boot image from your build. Run the following commands:</text:span></text:p>
                  <text:list>
                    <text:list-item>
                      <text:list>
                        <text:list-item>
                          <text:p text:style-name="P252"><text:span text:style-name="T21">$ head u-boot-wandboard-quad.imx | hexdump</text:span></text:p>
                          <text:list>
                            <text:list-header>
                              <text:p text:style-name="P252"><text:span text:style-name="T21"><text:s text:c="6"/></text:span><text:span text:style-name="T12">0000000 00d1 4020 0000 1780 0000 0000 f42c 177f</text:span></text:p>
                              <text:list>
                                <text:list-item>
                                  <text:list>
                                    <text:list-header>
                                      <text:p text:style-name="P249"/>
                                    </text:list-header>
                                  </text:list>
                                </text:list-item>
                              </text:list>
                            </text:list-header>
                          </text:list>
                        </text:list-item>
                      </text:list>
                    </text:list-item>
                  </text:list>
                </text:list-item>
              </text:list>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onfiguring network booting for a development setup</text:p>
      <text:list xml:id="list482509899800993759" text:style-name="L36">
        <text:list-item>
          <text:p text:style-name="P39">internal embedded MMC (eMMC) flash memory</text:p>
        </text:list-item>
        <text:list-item>
          <text:p text:style-name="P40">The ideal setup for development work is to use both TFTP and NFS servers in your host system and to only store the U-Boot bootloader in either the eMMC or a microSD card</text:p>
        </text:list-item>
        <text:list-item>
          <text:p text:style-name="P41">bootloader will fetch the Linux kernel from the TFTP server and the kernel will mount the root filesystem from the NFS server</text:p>
        </text:list-item>
        <text:list-item>
          <text:p text:style-name="P154">Installing a TFTP server</text:p>
          <text:list>
            <text:list-item>
              <text:p text:style-name="P155">$ sudo apt-get install tftpd-hpa</text:p>
            </text:list-item>
            <text:list-item>
              <text:p text:style-name="P42">The tftpd-hpa configuration file is installed in /etc/default/tftpd-hpa . By default, it uses /var/lib/tftpboot as the root TFTP folder. Change the folder permissions to make it accessible to all users using the following command:</text:p>
              <text:list>
                <text:list-item>
                  <text:p text:style-name="P155">$ sudo chmod 1777 /var/lib/tftpboot</text:p>
                </text:list-item>
              </text:list>
            </text:list-item>
            <text:list-item>
              <text:p text:style-name="P42">Now copy the Linux kernel and device tree from your build directory as follows:</text:p>
              <text:list>
                <text:list-item>
                  <text:p text:style-name="P43">cd ../deploy/images/colibri-vf/</text:p>
                </text:list-item>
                <text:list-item>
                  <text:p text:style-name="P43">cp zImage.bin device-tree.dtb /var/lib/tftpboot</text:p>
                </text:list-item>
              </text:list>
            </text:list-item>
          </text:list>
        </text:list-item>
        <text:list-item>
          <text:p text:style-name="P156">Installing an NFS server</text:p>
          <text:list>
            <text:list-item>
              <text:p text:style-name="P157">$ sudo apt-get install nfs-kernel-server</text:p>
            </text:list-item>
            <text:list-item>
              <text:p text:style-name="P44">We will use the /nfsroot directory as the root for the NFS server, so we will "untar" the target's root filesystem from our Yocto build directory in there:</text:p>
              <text:list>
                <text:list-item>
                  <text:p text:style-name="P158">$ sudo mkdir /nfsroot</text:p>
                </text:list-item>
                <text:list-item>
                  <text:p text:style-name="P158">$ cd /nfsroot</text:p>
                </text:list-item>
                <text:list-item>
                  <text:p text:style-name="P158">$ sudo tar xvf /opt/yocto/fsl-community-bsp/wandboard-quad/tmp/deploy/images/wandboard-quad/core-image-minimal-wandboard-quad.tar.bz2</text:p>
                </text:list-item>
                <text:list-item>
                  <text:p text:style-name="P45">Next, we will configure the NFS server to export the /nfsroot folder:</text:p>
                  <text:list>
                    <text:list-item>
                      <text:p text:style-name="P45">/etc/exports /nfsroot/ *(rw,no_root_squash,async,no_subtree_check)</text:p>
                    </text:list-item>
                  </text:list>
                </text:list-item>
                <text:list-item>
                  <text:p text:style-name="P45">We will then restart the NFS server for the configuration changes to take effect:</text:p>
                </text:list-item>
                <text:list-item>
                  <text:p text:style-name="P158">$ sudo service nfs-kernel-server restart</text:p>
                </text:list-item>
              </text:list>
            </text:list-item>
          </text:list>
        </text:list-item>
        <text:list-item>
          <text:p text:style-name="P46">Boot the Wandboard and stop at the U-Boot prompt by pressing any key on the serial console. Then run through the following steps:</text:p>
          <text:list>
            <text:list-item>
              <text:p text:style-name="P220"><text:span text:style-name="T22">Get an IP address by DHCP: dhcp</text:span></text:p>
            </text:list-item>
          </text:list>
        </text:list-item>
      </text:list>
      <text:list xml:id="list3777895379042199002" text:style-name="L38">
        <text:list-item>
          <text:list>
            <text:list-item>
              <text:list>
                <text:list-item>
                  <text:p text:style-name="P253">Alternatively, you can configure a static IP address with:</text:p>
                </text:list-item>
              </text:list>
            </text:list-item>
          </text:list>
          <text:p text:style-name="P254"><text:span text:style-name="T9"><text:s/>setenv ipaddr &lt;static_ip&gt;</text:span></text:p>
          <text:p text:style-name="P255"/>
        </text:list-item>
        <text:list-item>
          <text:p text:style-name="P256"><text:span text:style-name="T24">Configure the IP address of your host system, where the TFTP and NFS servers have been set up:</text:span><text:span text:style-name="T23"><text:tab/></text:span></text:p>
        </text:list-item>
      </text:list>
      <text:p text:style-name="P48"><text:span text:style-name="T9"><text:tab/><text:tab/></text:span><text:span text:style-name="T10">setenv serverip &lt;host_ip</text:span></text:p>
      <text:list xml:id="list6270483534150172184" text:style-name="L44">
        <text:list-item>
          <text:p text:style-name="P49">Configure the root filesystem mount:</text:p>
          <text:list>
            <text:list-item>
              <text:p text:style-name="P159">setenv nfsroot /nfsroot</text:p>
            </text:list-item>
          </text:list>
        </text:list-item>
        <text:list-item>
          <text:p text:style-name="P49">Configure the Linux kernel and device tree filenames:</text:p>
          <text:list>
            <text:list-item>
              <text:p text:style-name="P159">setenv image zImage-wandboard-quad.bin</text:p>
            </text:list-item>
            <text:list-item>
              <text:p text:style-name="P159">setenv fdt_file zImage-imx6q-wandboard.dtb</text:p>
            </text:list-item>
          </text:list>
        </text:list-item>
        <text:list-item>
          <text:p text:style-name="P50">If you have configured a static IP address, you need to disable DHCP on boot by running:</text:p>
          <text:list>
            <text:list-item>
              <text:p text:style-name="P160">setenv ip_dyn no</text:p>
            </text:list-item>
          </text:list>
        </text:list-item>
        <text:list-item>
          <text:p text:style-name="P50">Save the U-Boot environment to the microSD card:</text:p>
          <text:list>
            <text:list-item>
              <text:p text:style-name="P160">saveenv</text:p>
            </text:list-item>
          </text:list>
        </text:list-item>
        <text:list-item>
          <text:p text:style-name="P161">perform a network boot:</text:p>
          <text:list>
            <text:list-item>
              <text:p text:style-name="P162">run netboot</text:p>
            </text:list-item>
          </text:list>
        </text:list-item>
      </text:list>
      <text:p text:style-name="P51"><text:soft-page-break/>The Linux kernel and device tree will be fetched from the TFTP server, and the root filesystem will be mounted by the kernel from the NFS share after getting a DHCP address from your network (unless using static IP addresses).</text:p>
      <text:p text:style-name="P48"><text:span text:style-name="T10"/></text:p>
      <text:p text:style-name="P48"><text:span text:style-name="T10"/></text:p>
      <text:p text:style-name="P47"><text:span text:style-name="T9"/></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Sharing downloads</text:p>
      <text:list xml:id="list4821080870937493419" text:style-name="L45">
        <text:list-item>
          <text:p text:style-name="P52">optimize the build times by sharing downloads</text:p>
        </text:list-item>
        <text:list-item>
          <text:p text:style-name="P53">The build system runs a search for downloaded sources in a number of places:</text:p>
          <text:list>
            <text:list-item>
              <text:p text:style-name="P54">It tries the local downloads folder</text:p>
            </text:list-item>
            <text:list-item>
              <text:p text:style-name="P54">It looks into the configured premirrors, which are usually local to your organization</text:p>
            </text:list-item>
            <text:list-item>
              <text:p text:style-name="P54">It then tries to fetch from the upstream source as configured in the package recipe</text:p>
            </text:list-item>
            <text:list-item>
              <text:p text:style-name="P54">Finally, it checks the configured mirrors. Mirrors are public alternate locations for the source</text:p>
            </text:list-item>
          </text:list>
        </text:list-item>
        <text:list-item>
          <text:p text:style-name="P55">If a package source is not found in any of the these four, the package build will fail with an error.</text:p>
        </text:list-item>
        <text:list-item>
          <text:p text:style-name="P56">Build warnings are also issued when upstream fetching fails and mirrors are tried, so that the upstream problem can be looked at.</text:p>
        </text:list-item>
        <text:list-item>
          <text:p text:style-name="P57">This setting can be configured in your project's conf/local.conf file with the <text:span text:style-name="T9">DL_DIR</text:span> configuration variable.</text:p>
        </text:list-item>
        <text:list-item>
          <text:p text:style-name="P58">Ex. DL_DIR ?= "${BSPDIR}/downloads/"</text:p>
        </text:list-item>
        <text:list-item>
          <text:p text:style-name="P59">A more scalable setup is to configure a premirror. For example, adding the following to your conf/local.conf file:</text:p>
          <text:list>
            <text:list-item>
              <text:p text:style-name="P60">INHERIT += "own-mirrors"</text:p>
            </text:list-item>
            <text:list-item>
              <text:p text:style-name="P60">SOURCE_MIRROR_URL = "<text:a xlink:type="simple" xlink:href="http://example.com/my-source-mirror">http://example.com/my-source-mirror</text:a>"</text:p>
            </text:list-item>
          </text:list>
        </text:list-item>
        <text:list-item>
          <text:p text:style-name="P61">The build server can be configured to prepare tarballs of the Git directories to avoid having to perform Git operations from upstream servers<text:span text:style-name="T36">. This setting in your conf/local.conf file will affect the build performance :</text:span></text:p>
          <text:list>
            <text:list-item>
              <text:p text:style-name="P62">BB_GENERATE_MIRROR_TARBALLS = "1"</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Sharing the shared state cache</text:p>
      <text:list xml:id="list5233694074107223628" text:style-name="L46">
        <text:list-item>
          <text:p text:style-name="P63">This process can take a long time, and the Yocto project implements a shared state cache mechanism that is used for incremental builds with the aim to build only the strictly necessary components for a given change.</text:p>
        </text:list-item>
        <text:list-item>
          <text:p text:style-name="P64">For this to work, the build system calculates a checksum of the given input data to a task. Ifthe input data changes, the task needs to be rebuilt. In simplistic terms, the build process generates a run script for each task that can be checksummed and compared. It also keeps track of a task's output, so that it can be reused.</text:p>
        </text:list-item>
        <text:list-item>
          <text:p text:style-name="P65">Build system will use a shared state cache directory called sstate-cache on your build directory to store the cached data.</text:p>
        </text:list-item>
        <text:list-item>
          <text:p text:style-name="P66">This can be changed with the SSTATE_DIR configuration variable in your conf/local.conf file.</text:p>
        </text:list-item>
        <text:list-item>
          <text:p text:style-name="P67">The cached data is stored in directories named with the first two characters of the hash. Inside, the filenames contain the whole task checksum, so the cache validity can be ascertained just by looking at the filename.</text:p>
        </text:list-item>
        <text:list-item>
          <text:p text:style-name="P68">When you want to start a build from a clean state, you need to remove both the sstate-cache directory and the tmp directory.</text:p>
        </text:list-item>
        <text:list-item>
          <text:p text:style-name="P69">BitBake to ignore the shared state cache by using the –no-setscene argument when running it.</text:p>
          <text:p text:style-name="P69"/>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Setting up a package feed</text:p>
      <text:list xml:id="list4522800691431988292" text:style-name="L48">
        <text:list-item>
          <text:p text:style-name="P70">you may add the following line to your project's conf/local.conf file:</text:p>
          <text:list>
            <text:list-item>
              <text:p text:style-name="P164">EXTRA_IMAGE_FEATURES += "package-management"</text:p>
            </text:list-item>
          </text:list>
        </text:list-item>
      </text:list>
      <text:list xml:id="list5825596498687841552" text:style-name="L47">
        <text:list-item>
          <text:p text:style-name="P163">Versioning packages</text:p>
          <text:list>
            <text:list-item>
              <text:p text:style-name="P71">make sure that the generated packages are correctly versioned</text:p>
            </text:list-item>
            <text:list-item>
              <text:p text:style-name="P71">The simplest PR server configuration is to run it locally on your host system. To do this, you add the following to your conf/local.conf file:</text:p>
            </text:list-item>
            <text:list-item>
              <text:p text:style-name="P165">PRSERV_HOST = "localhost:0"</text:p>
            </text:list-item>
            <text:list-item>
              <text:p text:style-name="P166"><text:span text:style-name="T1">If you want to share your feed with other developers, or you are configuring a build server or package server, you would run a single instance of the PR server by running the following command:</text:span></text:p>
            </text:list-item>
            <text:list-item>
              <text:p text:style-name="P167">$ bitbake-prserv --host &lt;server_ip&gt; --port &lt;port&gt; --start</text:p>
            </text:list-item>
            <text:list-item>
              <text:p text:style-name="P72"><text:span text:style-name="T37">U</text:span>se the centralized PR server, editing conf/local.conf as follows:</text:p>
              <text:list>
                <text:list-item>
                  <text:p text:style-name="P73">PRSERV_HOST = "&lt;server_ip&gt;:&lt;port&gt;"</text:p>
                </text:list-item>
              </text:list>
            </text:list-item>
          </text:list>
        </text:list-item>
        <text:list-item>
          <text:p text:style-name="P74">Example: </text:p>
          <text:p text:style-name="P74">We will use lighttpd for this example, as it is lightweight and easy to configure. Follow these steps:</text:p>
          <text:list>
            <text:list-item>
              <text:p text:style-name="P75">Install the web server: </text:p>
              <text:list>
                <text:list-item>
                  <text:p text:style-name="P168">$ sudo apt-get install lighttpd</text:p>
                </text:list-item>
              </text:list>
            </text:list-item>
            <text:list-item>
              <text:p text:style-name="P168"><text:span text:style-name="T1">By default, the document root specified in the /etc/lighttpd/lighttpd.conf configuration file is /var/www/ , so we only need a symlink to our package feed:</text:span></text:p>
              <text:list>
                <text:list-item>
                  <text:p text:style-name="P169">$ sudo mkdir /var/www/wandboard-quad</text:p>
                </text:list-item>
                <text:list-item>
                  <text:p text:style-name="P169">$ sudo ln -s /opt/yocto/fsl-community-bsp/wandboard-quad/tmp/deploy/rpm /var/www/wandboard-quad/rpm</text:p>
                  <text:list>
                    <text:list-item>
                      <text:p text:style-name="P170"><text:span text:style-name="T1">Next, reload the configuration as follows:</text:span></text:p>
                    </text:list-item>
                    <text:list-item>
                      <text:p text:style-name="P170">$ sudo service lighttpd reload</text:p>
                    </text:list-item>
                  </text:list>
                </text:list-item>
              </text:list>
            </text:list-item>
            <text:list-item>
              <text:p text:style-name="P171"><text:span text:style-name="T1">Refresh the package index. This needs to be done manually to update the package feed after every build:</text:span></text:p>
              <text:list>
                <text:list-item>
                  <text:p text:style-name="P172">$ bitbake package-index</text:p>
                </text:list-item>
              </text:list>
            </text:list-item>
            <text:list-item>
              <text:p text:style-name="P76">Then we need to configure our target filesystem with the new package feeds:</text:p>
              <text:list>
                <text:list-item>
                  <text:p text:style-name="P77"># smart channel --add all type=rpm-md \</text:p>
                  <text:p text:style-name="P77">baseurl=http://&lt;server_ip&gt;/wandboard-quad/rpm/all</text:p>
                </text:list-item>
                <text:list-item>
                  <text:p text:style-name="P77"># smart channel --add wandboard_quad type=rpm-md \</text:p>
                  <text:p text:style-name="P77">baseurl=http://&lt;server_ip&gt;/wandboard-quad/rpm/wandboard_quad</text:p>
                </text:list-item>
                <text:list-item>
                  <text:p text:style-name="P77"># smart channel --add cortexa9hf_vfp_neon type=rpm-md \</text:p>
                  <text:p text:style-name="P77">baseurl=http://&lt;server_ip&gt;/wandboard-</text:p>
                  <text:p text:style-name="P77">quad/rpm/cortexa9hf_vfp_neon</text:p>
                </text:list-item>
              </text:list>
            </text:list-item>
            <text:list-item>
              <text:p text:style-name="P78">Once the setup is ready, we will be able to query and update packages from the target's root filesystem with the following:</text:p>
              <text:list>
                <text:list-item>
                  <text:p text:style-name="P79"># smart update</text:p>
                </text:list-item>
                <text:list-item>
                  <text:p text:style-name="P79"># smart query &lt;package_name&gt;</text:p>
                </text:list-item>
                <text:list-item>
                  <text:p text:style-name="P79"># smart install &lt;package_name&gt;</text:p>
                </text:list-item>
              </text:list>
            </text:list-item>
            <text:list-item>
              <text:p text:style-name="P80">To make this change persistent in the target's root filesystem, we can configure the package feeds at compilation time by using the PACKAGE_FEED_URIS variable in conf/local.conf as follows:</text:p>
              <text:list>
                <text:list-item>
                  <text:p text:style-name="P81">PACKAGE_FEED_URIS = "http://&lt;server_ip&gt;/wandboard-quad"</text:p>
                </text:list-item>
              </text:list>
            </text:list-item>
          </text:list>
          <text:p text:style-name="P81"/>
        </text:list-item>
      </text:list>
      <text:p text:style-name="P2"><text:tab/><text:tab/></text:p>
      <text:p text:style-name="P2"/>
      <text:p text:style-name="P2"/>
      <text:p text:style-name="P2"><text:soft-page-break/>Using build history :</text:p>
      <text:list xml:id="list3717129536484045329" text:style-name="L49">
        <text:list-item>
          <text:p text:style-name="P82">To enable build history, add the following to your conf/local.conf file:</text:p>
          <text:list>
            <text:list-item>
              <text:p text:style-name="P173">INHERIT += "buildhistory"</text:p>
            </text:list-item>
          </text:list>
        </text:list-item>
        <text:list-item>
          <text:p text:style-name="P83">The following enables information gathering, including dependency graphs:</text:p>
          <text:list>
            <text:list-item>
              <text:p text:style-name="P174">BUILDHISTORY_COMMIT = "1"</text:p>
            </text:list-item>
          </text:list>
        </text:list-item>
        <text:list-item>
          <text:p text:style-name="P84">The Git repository location can be set by the <text:span text:style-name="T9">BUILDHISTORY_DIR</text:span> variable, which by default is set to a buildhistory directory on your build directory.</text:p>
        </text:list-item>
        <text:list-item>
          <text:p text:style-name="P85">By default, buildhistory tracks changes to packages, images, and SDKs. This is configurable using the BUILDHISTORY_FEATURES variable.</text:p>
          <text:list>
            <text:list-item>
              <text:p text:style-name="P86">For example, to track only image changes, add the following to your conf/local.conf :</text:p>
              <text:list>
                <text:list-item>
                  <text:p text:style-name="P175">BUILDHISTORY_FEATURES = "image"</text:p>
                </text:list-item>
              </text:list>
            </text:list-item>
            <text:list-item>
              <text:p text:style-name="P176"><text:span text:style-name="T1">Ex. </text:span>BUILDHISTORY_IMAGE_FILES += "/path/to/file"</text:p>
            </text:list-item>
          </text:list>
        </text:list-item>
        <text:list-item>
          <text:p text:style-name="P177">B<text:span text:style-name="T38">uild history </text:span>Enabled:</text:p>
          <text:list>
            <text:list-item>
              <text:p text:style-name="P178"><text:span text:style-name="T1">it will keep a record of the changes to each package and image in the form of a Git repository in a way that can be explored and analyzed.</text:span></text:p>
            </text:list-item>
            <text:list-item>
              <text:p text:style-name="P179"><text:span text:style-name="T1">For a package, it records the following information:</text:span></text:p>
              <text:list>
                <text:list-item>
                  <text:p text:style-name="P180"><text:span text:style-name="T1">Package and recipe revision</text:span></text:p>
                </text:list-item>
                <text:list-item>
                  <text:p text:style-name="P180"><text:span text:style-name="T1">Dependencies</text:span></text:p>
                </text:list-item>
                <text:list-item>
                  <text:p text:style-name="P180"><text:span text:style-name="T1">Package size</text:span></text:p>
                </text:list-item>
                <text:list-item>
                  <text:p text:style-name="P180"><text:span text:style-name="T1">Files</text:span></text:p>
                </text:list-item>
              </text:list>
            </text:list-item>
            <text:list-item>
              <text:p text:style-name="P180"><text:span text:style-name="T1">For an image, it records the following information:</text:span></text:p>
              <text:list>
                <text:list-item>
                  <text:p text:style-name="P180"><text:span text:style-name="T1">Build configuration</text:span></text:p>
                </text:list-item>
                <text:list-item>
                  <text:p text:style-name="P180"><text:span text:style-name="T1">Dependency graphs</text:span></text:p>
                </text:list-item>
                <text:list-item>
                  <text:p text:style-name="P180"><text:span text:style-name="T1">A list of files that includes ownership and permissions</text:span></text:p>
                </text:list-item>
                <text:list-item>
                  <text:p text:style-name="P180"><text:span text:style-name="T1">List of installed packages</text:span></text:p>
                </text:list-item>
              </text:list>
            </text:list-item>
            <text:list-item>
              <text:p text:style-name="P180"><text:span text:style-name="T1">And for an SDK, it records the following information:</text:span></text:p>
              <text:list>
                <text:list-item>
                  <text:p text:style-name="P181"><text:span text:style-name="T1">SDK configuration</text:span></text:p>
                </text:list-item>
                <text:list-item>
                  <text:p text:style-name="P181"><text:span text:style-name="T1">List of both host and target files, including ownership and permissions</text:span></text:p>
                </text:list-item>
                <text:list-item>
                  <text:p text:style-name="P181"><text:span text:style-name="T1">Dependency graphs</text:span></text:p>
                </text:list-item>
                <text:list-item>
                  <text:p text:style-name="P181"><text:span text:style-name="T1">A list of installed packages</text:span></text:p>
                </text:list-item>
              </text:list>
            </text:list-item>
          </text:list>
        </text:list-item>
        <text:list-item>
          <text:p text:style-name="P182"><text:span text:style-name="T1">Using a Django-1.4-based web interface. You will need to import the build history data to the application's database after every build.</text:span></text:p>
          <text:p text:style-name="P182"><text:span text:style-name="T1"/></text:p>
        </text:list-item>
      </text:list>
      <text:p text:style-name="P2"><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Working with build statistics :</text:p>
      <text:list xml:id="list5583405247129151578" text:style-name="L50">
        <text:list-item>
          <text:p text:style-name="P87">The build system can collect build information per task and image. The data may be used toidentify areas of optimization of build times and bottlenecks, especially when new recipes are added to the system.</text:p>
        </text:list-item>
        <text:list-item>
          <text:p text:style-name="P88">To enable the collection of statistics, your project needs to inherit the buildstats class by adding it to <text:span text:style-name="T9">USER_CLASSES</text:span> in your conf/local.conf file.</text:p>
          <text:list>
            <text:list-item>
              <text:p text:style-name="P183">USER_CLASSES ?= "buildstats"</text:p>
            </text:list-item>
          </text:list>
        </text:list-item>
        <text:list-item>
          <text:p text:style-name="P89">You can configure the location of these statistics with the <text:span text:style-name="T9">BUILDSTATS_BASE</text:span> variable, and by default it is set to the buildstats folder in the tmp directory under the build directory( tmp/buildstats ).</text:p>
        </text:list-item>
        <text:list-item>
          <text:p text:style-name="P90">The buildstats folder contains a folder per image with the build stats under a timestamp folder.</text:p>
        </text:list-item>
        <text:list-item>
          <text:p text:style-name="P91">These disk statistics come from the Linux kernel disk I/O stats . The different elements are explained here:</text:p>
          <text:list>
            <text:list-item>
              <text:p text:style-name="P92">ReadsComp : This is the total number of reads completed</text:p>
            </text:list-item>
            <text:list-item>
              <text:p text:style-name="P92">ReadsMerged : This is the total number of adjacent reads merged</text:p>
            </text:list-item>
            <text:list-item>
              <text:p text:style-name="P92">SectRead : This is the total number of sectors read</text:p>
            </text:list-item>
            <text:list-item>
              <text:p text:style-name="P92">TimeReads : This is the total number of milliseconds spent reading</text:p>
            </text:list-item>
            <text:list-item>
              <text:p text:style-name="P92">WritesComp : This is the total number of writes completed</text:p>
            </text:list-item>
            <text:list-item>
              <text:p text:style-name="P92">SectWrite : This is the total number of sectors written</text:p>
            </text:list-item>
            <text:list-item>
              <text:p text:style-name="P92">TimeWrite : This is the total number of milliseconds spent writing</text:p>
            </text:list-item>
          </text:list>
        </text:list-item>
        <text:list-item>
          <text:p text:style-name="P93">IOinProgress : This is the total number of I/Os in progress when reading /proc/diskstats</text:p>
          <text:list>
            <text:list-item>
              <text:p text:style-name="P94">TimeIO : This is the total number of milliseconds spent performing I/O</text:p>
            </text:list-item>
            <text:list-item>
              <text:p text:style-name="P94">WTimeIO : This is the total number of weighted time while performing I/O</text:p>
            </text:list-item>
          </text:list>
        </text:list-item>
        <text:list-item>
          <text:p text:style-name="P94">And inside each package, we have a list of tasks; for example, for ncurses-5.9-r15.1 ,we have the following tasks:</text:p>
          <text:list>
            <text:list-item>
              <text:p text:style-name="P95">do_compile</text:p>
            </text:list-item>
            <text:list-item>
              <text:p text:style-name="P95">do_fetch</text:p>
            </text:list-item>
            <text:list-item>
              <text:p text:style-name="P95">do_package</text:p>
            </text:list-item>
            <text:list-item>
              <text:p text:style-name="P95">do_package_write_rpm</text:p>
            </text:list-item>
            <text:list-item>
              <text:p text:style-name="P95">do_populate_lic</text:p>
            </text:list-item>
            <text:list-item>
              <text:p text:style-name="P95">do_rm_work</text:p>
            </text:list-item>
            <text:list-item>
              <text:p text:style-name="P95">do_configure</text:p>
            </text:list-item>
            <text:list-item>
              <text:p text:style-name="P95">do_install</text:p>
            </text:list-item>
            <text:list-item>
              <text:p text:style-name="P95">do_packagedata</text:p>
            </text:list-item>
            <text:list-item>
              <text:p text:style-name="P95">do_patch</text:p>
            </text:list-item>
            <text:list-item>
              <text:p text:style-name="P95">do_populate_sysroot</text:p>
            </text:list-item>
            <text:list-item>
              <text:p text:style-name="P95">do_unpack</text:p>
            </text:list-item>
          </text:list>
        </text:list-item>
      </text:list>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Debugging the build system :</text:p>
      <text:list xml:id="list5428084341267223877" text:style-name="L51">
        <text:list-item>
          <text:p text:style-name="P96">Finding recipes</text:p>
          <text:list>
            <text:list-item>
              <text:p text:style-name="P184">$ find -name "*busybox*"</text:p>
            </text:list-item>
            <text:list-item>
              <text:p text:style-name="P97">This will recursively search all layers for the BusyBox pattern. You can limit the search to recipes and append files by executing:</text:p>
              <text:list>
                <text:list-item>
                  <text:p text:style-name="P185">$ find -name "*busybox*.bb*"</text:p>
                </text:list-item>
              </text:list>
            </text:list-item>
          </text:list>
        </text:list-item>
        <text:list-item>
          <text:p text:style-name="P98">Dumping BitBake's environment</text:p>
          <text:list>
            <text:list-item>
              <text:p text:style-name="P99">It is very common to ask BitBake to list its environment both globally and for a specific target, be it a package or image.</text:p>
            </text:list-item>
            <text:list-item>
              <text:p text:style-name="P99">To dump the global environment and grep for a variable of interest (for example, DISTRO_FEATURES ), use the following command:</text:p>
              <text:list>
                <text:list-item>
                  <text:p text:style-name="P186">$ bitbake -e | grep -w DISTRO_FEATURES</text:p>
                </text:list-item>
              </text:list>
            </text:list-item>
            <text:list-item>
              <text:p text:style-name="P100">Optionally, to locate the source directory for a specific package recipe like BusyBox, use the following command:</text:p>
              <text:list>
                <text:list-item>
                  <text:p text:style-name="P186">$ bitbake -e busybox | grep ^S=</text:p>
                </text:list-item>
              </text:list>
            </text:list-item>
            <text:list-item>
              <text:p text:style-name="P100">You could also execute the following command to locate the working directory for a package or image recipe:</text:p>
              <text:list>
                <text:list-item>
                  <text:p text:style-name="P186">$ bitbake -e &lt;target&gt; | grep ^WORKDIR=</text:p>
                </text:list-item>
              </text:list>
            </text:list-item>
          </text:list>
        </text:list-item>
      </text:list>
      <text:p text:style-name="P187"/>
      <text:p text:style-name="P187"/>
      <text:list xml:id="list143919935519981" text:continue-numbering="true" text:style-name="L51">
        <text:list-item>
          <text:p text:style-name="P188">Using the development shell</text:p>
          <text:list>
            <text:list-item>
              <text:p text:style-name="P101">BitBake offers the devshell task to help developers. It is executed with the following command:</text:p>
              <text:list>
                <text:list-item>
                  <text:p text:style-name="P189">$ bitbake -c devshell &lt;target&gt;</text:p>
                </text:list-item>
                <text:list-item>
                  <text:p text:style-name="P102">Non-graphical Environment : set the below variable in conf/local.conf</text:p>
                  <text:list>
                    <text:list-item>
                      <text:p text:style-name="P190">OE_TERMINAL = "screen"</text:p>
                    </text:list-item>
                  </text:list>
                </text:list-item>
                <text:list-item>
                  <text:p text:style-name="P103">Inside the devshell, you can run development commands like configure and make or invoke the cross-compiler directly</text:p>
                </text:list-item>
              </text:list>
            </text:list-item>
            <text:list-item>
              <text:p text:style-name="P104">To list all the tasks available for a given recipe, with descriptions, we execute the following:</text:p>
              <text:list>
                <text:list-item>
                  <text:p text:style-name="P191">$ bitbake -c listtasks &lt;target&gt;</text:p>
                </text:list-item>
              </text:list>
            </text:list-item>
            <text:list-item>
              <text:p text:style-name="P105">If you need to recreate the error, you can force a build with the following:</text:p>
              <text:list>
                <text:list-item>
                  <text:p text:style-name="P192">$ bitbake -f &lt;target&gt;</text:p>
                </text:list-item>
              </text:list>
            </text:list-item>
            <text:list-item>
              <text:p text:style-name="P106">Or you can ask BitBake to force-run only a specific task using the following command:</text:p>
              <text:list>
                <text:list-item>
                  <text:p text:style-name="P193">$ bitbake -c compile -f &lt;target&gt;</text:p>
                </text:list-item>
              </text:list>
            </text:list-item>
          </text:list>
          <text:p text:style-name="P193"/>
        </text:list-item>
        <text:list-item>
          <text:p text:style-name="P194">Task log and run files</text:p>
          <text:list>
            <text:list-item>
              <text:p text:style-name="P194"><text:span text:style-name="T1">To debug the build errors, BitBake creates two types of useful files per shell task and stores them in a temp folder in the working directory</text:span></text:p>
            </text:list-item>
            <text:list-item>
              <text:p text:style-name="P194"><text:span text:style-name="T1">The log files will contain the output of the task, and that is usually the only information we need to debug the problem. The run file contains the actual code executed by BitBake to generate the log mentioned before. This is only needed when debugging complex build issues.</text:span></text:p>
            </text:list-item>
          </text:list>
        </text:list-item>
        <text:list-item>
          <text:p text:style-name="P195">Adding logging to recipes</text:p>
          <text:list>
            <text:list-item>
              <text:p text:style-name="P107">BitBake recipes accept either bash or Python code.</text:p>
            </text:list-item>
            <text:list-item>
              <text:p text:style-name="P107">Python logging is done through the bb class and uses the standard logging Python library module.</text:p>
            </text:list-item>
            <text:list-item>
              <text:p text:style-name="P107">It has the following components:</text:p>
              <text:list>
                <text:list-item>
                  <text:p text:style-name="P107"><text:span text:style-name="T9">bb.plain </text:span>: This uses logger.plain . It can be used for debugging, but should not be committed to the source.</text:p>
                </text:list-item>
                <text:list-item>
                  <text:p text:style-name="P107"><text:soft-page-break/><text:span text:style-name="T9">bb.note</text:span> : This uses logger.info</text:p>
                </text:list-item>
                <text:list-item>
                  <text:p text:style-name="P107"><text:span text:style-name="T9">bb.warn</text:span> : This uses logger.warn</text:p>
                </text:list-item>
                <text:list-item>
                  <text:p text:style-name="P107"><text:span text:style-name="T9">bb.error</text:span> : This uses logger.error .</text:p>
                </text:list-item>
                <text:list-item>
                  <text:p text:style-name="P107"><text:span text:style-name="T9">bb.fatal</text:span> : This uses logger.critical and exits BitBake.</text:p>
                </text:list-item>
                <text:list-item>
                  <text:p text:style-name="P107"><text:span text:style-name="T9">bb.debug</text:span> : This should be passed log level as the first argument and uses logger.debug .</text:p>
                </text:list-item>
              </text:list>
            </text:list-item>
            <text:list-item>
              <text:p text:style-name="P107">To print debug output from bash in our recipes, we need to use the logging class by executing:</text:p>
              <text:list>
                <text:list-item>
                  <text:p text:style-name="P196">inherit logging</text:p>
                </text:list-item>
              </text:list>
            </text:list-item>
            <text:list-item>
              <text:p text:style-name="P108">The logging class is inherited by default by all recipes containing base.bbclass , so we don't usually have to inherit it explicitly. We will then have access to the following bash functions, which will output to the log files (not to the console) in the temp directory inside the working directory as described previously:</text:p>
              <text:list>
                <text:list-item>
                  <text:p text:style-name="P109"><text:span text:style-name="T9">bbplain</text:span> : This function outputs literally what's passed in. It can be used in debugging but should not be committed to a recipe source.</text:p>
                </text:list-item>
                <text:list-item>
                  <text:p text:style-name="P110"><text:span text:style-name="T9">bbnote</text:span> : This function prints with the NOTE prefix.</text:p>
                </text:list-item>
                <text:list-item>
                  <text:p text:style-name="P110"><text:span text:style-name="T9">bbwarn </text:span>: This prints a non-fatal warning with the WARNING prefix.</text:p>
                </text:list-item>
                <text:list-item>
                  <text:p text:style-name="P110"><text:span text:style-name="T9">bberror</text:span> : This prints a non-fatal error with the ERROR prefix.</text:p>
                </text:list-item>
                <text:list-item>
                  <text:p text:style-name="P111"><text:span text:style-name="T9">bbfatal</text:span> : This function halts the build and prints an error message as with bberror .</text:p>
                </text:list-item>
                <text:list-item>
                  <text:p text:style-name="P111"><text:span text:style-name="T9">bbdebug</text:span> : This function prints debug messages with log level passed as the first argument. It is used with the following format:</text:p>
                  <text:list>
                    <text:list-item>
                      <text:p text:style-name="P111">bbdebug [123] "message"</text:p>
                    </text:list-item>
                  </text:list>
                </text:list-item>
              </text:list>
            </text:list-item>
          </text:list>
          <text:p text:style-name="P112"><text:span text:style-name="T9">Note*: </text:span>The bash functions mentioned here do not log to the console but only to the log files.</text:p>
        </text:list-item>
      </text:list>
      <text:p text:style-name="P113"/>
      <text:p text:style-name="P113"/>
      <text:list xml:id="list143919633887108" text:continue-numbering="true" text:style-name="L51">
        <text:list-item>
          <text:p text:style-name="P197">Looking at dependencies</text:p>
          <text:list>
            <text:list-item>
              <text:p text:style-name="P114">You can ask BitBake to print the current and provided versions of packages with the following command:</text:p>
              <text:list>
                <text:list-item>
                  <text:p text:style-name="P198">$ bitbake –show-versions</text:p>
                </text:list-item>
              </text:list>
            </text:list-item>
            <text:list-item>
              <text:p text:style-name="P115">Another common debugging task is the removal of unwanted dependencies.</text:p>
            </text:list-item>
            <text:list-item>
              <text:p text:style-name="P115">To see an overview of pulled-in dependencies, you can use BitBake's verbose output by running this:</text:p>
              <text:list>
                <text:list-item>
                  <text:p text:style-name="P199">$ bitbake -v &lt;target&gt;</text:p>
                </text:list-item>
              </text:list>
            </text:list-item>
            <text:list-item>
              <text:p text:style-name="P116">To analyze what dependencies are pulled in by a package, we can ask BitBake to create DOT files that describe these dependencies by running the following:</text:p>
              <text:list>
                <text:list-item>
                  <text:p text:style-name="P200">$ bitbake -g &lt;target&gt;</text:p>
                </text:list-item>
              </text:list>
            </text:list-item>
            <text:list-item>
              <text:p text:style-name="P117">You can omit dependencies from the graph to produce more readable output. For example, to omit dependencies from glibc , you would run the following command:</text:p>
              <text:list>
                <text:list-item>
                  <text:p text:style-name="P201">$ bitbake -g &lt;target&gt; -I glibc</text:p>
                  <text:list>
                    <text:list-item>
                      <text:p text:style-name="P118">Once the preceding commands have been run, we get three files in the current directory:</text:p>
                      <text:list>
                        <text:list-item>
                          <text:list>
                            <text:list-item>
                              <text:p text:style-name="P119">package-depends.dot : This file shows the dependencies between runtime targets</text:p>
                            </text:list-item>
                            <text:list-item>
                              <text:p text:style-name="P119">pn-depends.dot : This file shows the dependencies between recipes</text:p>
                            </text:list-item>
                            <text:list-item>
                              <text:p text:style-name="P119">task-depends.dot : This file shows the dependencies between tasks</text:p>
                            </text:list-item>
                          </text:list>
                        </text:list-item>
                      </text:list>
                    </text:list-item>
                    <text:list-item>
                      <text:p text:style-name="P120">There is also a pn-buildlist file with a list of packages that would be built by the given target.</text:p>
                    </text:list-item>
                    <text:list-item>
                      <text:p text:style-name="P120">To convert the .dot files to postscript files ( .ps ), you may execute:</text:p>
                      <text:list>
                        <text:list-item>
                          <text:p text:style-name="P120">$ dot -Tps filename.dot -o outfile.ps</text:p>
                        </text:list-item>
                      </text:list>
                    </text:list-item>
                  </text:list>
                  <text:p text:style-name="P120"/>
                </text:list-item>
              </text:list>
            </text:list-item>
            <text:list-item>
              <text:p text:style-name="P120"><text:soft-page-break/>However, the most useful way to display dependency data is to ask BitBake to display it graphically with the dependency explorer, as follows:</text:p>
              <text:list>
                <text:list-item>
                  <text:p text:style-name="P202">$ bitbake -g -u depexp &lt;target&gt;</text:p>
                </text:list-item>
              </text:list>
            </text:list-item>
          </text:list>
        </text:list-item>
      </text:list>
      <text:p text:style-name="P203"/>
      <text:p text:style-name="P203"/>
      <text:list xml:id="list143918500538942" text:continue-numbering="true" text:style-name="L51">
        <text:list-item>
          <text:p text:style-name="P204">Debugging BitBake</text:p>
          <text:list>
            <text:list-item>
              <text:p text:style-name="P121">It is not common to have to debug BitBake itself</text:p>
            </text:list-item>
            <text:list-item>
              <text:p text:style-name="P121">you can ask BitBake to output the debug information at three different levels with the -D flag. To display all the debug information, run the following command:</text:p>
              <text:list>
                <text:list-item>
                  <text:p text:style-name="P205">$ bitbake -DDD &lt;target&gt;</text:p>
                </text:list-item>
              </text:list>
            </text:list-item>
          </text:list>
        </text:list-item>
      </text:list>
      <text:p text:style-name="P206"/>
      <text:p text:style-name="P206"/>
      <text:list xml:id="list143918585515683" text:continue-numbering="true" text:style-name="L51">
        <text:list-item>
          <text:p text:style-name="P207">Error reporting tool</text:p>
          <text:list>
            <text:list-item>
              <text:p text:style-name="P122">You can submit your own build failure to the database to help the community debug theproblem. To do so, you may use the report-error class. Add the following to yourconf/local.conf file:</text:p>
              <text:list>
                <text:list-item>
                  <text:p text:style-name="P208">INHERIT += "report-error"</text:p>
                </text:list-item>
              </text:list>
            </text:list-item>
            <text:list-item>
              <text:p text:style-name="P123">By default, the error information is stored under tmp/log/error-report under the builddirectory, but you can set a specific location with the ERR_REPORT_DIR variable.</text:p>
            </text:list-item>
            <text:list-item>
              <text:p text:style-name="P123">When the error reporting tool is activated, a build error will be captured in a file in the error-report folder. The build output will also print a command to send the error log to the server:</text:p>
              <text:list>
                <text:list-item>
                  <text:p text:style-name="P209">$ send-error-report ${LOG_DIR}/error-report/error-report_${TSTAMP}</text:p>
                </text:list-item>
              </text:list>
            </text:list-item>
            <text:list-item>
              <text:p text:style-name="P210"><text:span text:style-name="T1">You can set up a local error server, and use that instead by passing a server argument. The error server code and setting up details can be found at </text:span><text:a xlink:type="simple" xlink:href="http://git.yoctoproject.org/cgit/cgit.cgi/error-report-web/tree/README"><text:span text:style-name="T1">http://git.yoctoproject.org/cgit/cgit.cgi/error-report-web/tree/README</text:span></text:a></text:p>
            </text:list-item>
          </text:list>
        </text:list-item>
        <text:list-item>
          <text:p text:style-name="P210"><text:span text:style-name="T1">Although you can use Linux utilities to parse Yocto's metadata and build output, BitBake lacks a command base UI for common tasks. One project that aims to provide it is bb ,which is available at https://github.com/kergoth/bb .</text:span></text:p>
          <text:list>
            <text:list-item>
              <text:p text:style-name="P210">$ git clone <text:a xlink:type="simple" xlink:href="https://github.com/kergoth/bb.git">https://github.com/kergoth/bb.git</text:a></text:p>
            </text:list-item>
            <text:list-item>
              <text:p text:style-name="P124">Then run the bb/bin/bb init command, which prompts you to add a bash command to your ~/.bash_profile file.</text:p>
            </text:list-item>
            <text:list-item>
              <text:p text:style-name="P124">You can either do that or execute it in your current shell as follows:</text:p>
              <text:list>
                <text:list-item>
                  <text:p text:style-name="P210">$ eval "$(/opt/yocto/fsl-community-bsp/sources/bb/bin/bb init -)"</text:p>
                </text:list-item>
              </text:list>
            </text:list-item>
            <text:list-item>
              <text:p text:style-name="P124">Some of the tasks that are made easier by the bb utility are:</text:p>
              <text:list>
                <text:list-item>
                  <text:p text:style-name="P125">Exploring the contents of a package:</text:p>
                  <text:list>
                    <text:list-item>
                      <text:p text:style-name="P211">$ bb contents &lt;target&gt;</text:p>
                    </text:list-item>
                  </text:list>
                </text:list-item>
                <text:list-item>
                  <text:p text:style-name="P211"><text:span text:style-name="T1">Searching for a pattern in the recipes:</text:span></text:p>
                  <text:list>
                    <text:list-item>
                      <text:p text:style-name="P211">$ bb search &lt;pattern&gt;</text:p>
                    </text:list-item>
                  </text:list>
                </text:list-item>
                <text:list-item>
                  <text:p text:style-name="P125">Displaying either the global BitBake environment or the environment for a specific package and grepping for a specific variable:</text:p>
                  <text:list>
                    <text:list-item>
                      <text:p text:style-name="P211">$ bb show -r &lt;recipe&gt; &lt;variable&gt;</text:p>
                    </text:list-item>
                  </text:list>
                </text:list-item>
              </text:list>
            </text:list-item>
          </text:list>
        </text:list-item>
      </text:list>
      <text:p text:style-name="P212"/>
      <text:p text:style-name="P257"/>
      <text:p text:style-name="P212"/>
      <text:p text:style-name="P212"><text:tab/><text:tab/><text:tab/><text:tab/><text:tab/><text:tab/></text:p>
      <text:p text:style-name="P212"/>
      <text:p text:style-name="P212"/>
      <text:p text:style-name="P212"/>
      <text:p text:style-name="P212"/>
      <text:p text:style-name="P126"><text:soft-page-break/></text:p>
      <text:p text:style-name="P126"><text:tab/><text:tab/><text:tab/><text:tab/><text:span text:style-name="T43">Libtask</text:span></text:p>
      <text:p text:style-name="P126"/>
      <text:list xml:id="list3527113045427528475" text:style-name="L52">
        <text:list-header>
          <text:p text:style-name="P127"/>
        </text:list-header>
        <text:list-item>
          <text:p text:style-name="P127">do_build <text:s text:c="22"/>Default task for a recipe - depends on all other normal tasks required to 'build' a recipe</text:p>
        </text:list-item>
        <text:list-item>
          <text:p text:style-name="P127">do_bundle_initramfs <text:s text:c="11"/>Combines an initial ramdisk image and kernel together to form a single image</text:p>
        </text:list-item>
        <text:list-item>
          <text:p text:style-name="P127">do_checkuri <text:s text:c="19"/>Validates the SRC_URI value</text:p>
        </text:list-item>
        <text:list-item>
          <text:p text:style-name="P127">do_checkuriall <text:s text:c="16"/>Validates the SRC_URI value for all recipes required to build a target</text:p>
        </text:list-item>
        <text:list-item>
          <text:p text:style-name="P127">do_clean <text:s text:c="22"/>Removes all output files for a target</text:p>
        </text:list-item>
        <text:list-item>
          <text:p text:style-name="P127">do_cleanall <text:s text:c="19"/>Removes all output files, shared state cache, and downloaded source files for a target</text:p>
        </text:list-item>
        <text:list-item>
          <text:p text:style-name="P127">do_cleansstate <text:s text:c="16"/>Removes all output files and shared state cache for a target</text:p>
        </text:list-item>
        <text:list-item>
          <text:p text:style-name="P127">do_compile <text:s text:c="20"/>Compiles the source in the compilation directory</text:p>
        </text:list-item>
        <text:list-item>
          <text:p text:style-name="P127">do_configure <text:s text:c="18"/>Configures the source by enabling and disabling any build-time and configuration options for the software being built</text:p>
        </text:list-item>
        <text:list-item>
          <text:p text:style-name="P127">do_devpyshell <text:s text:c="17"/>Starts an interactive Python shell for development/debugging</text:p>
        </text:list-item>
        <text:list-item>
          <text:p text:style-name="P127">do_devshell <text:s text:c="19"/>Starts a shell with the environment set up for development/debugging</text:p>
        </text:list-item>
        <text:list-item>
          <text:p text:style-name="P127">do_fetch <text:s text:c="22"/>Fetches the source code</text:p>
        </text:list-item>
        <text:list-item>
          <text:p text:style-name="P127">do_fetchall <text:s text:c="19"/>Fetches all remote sources required to build a target</text:p>
        </text:list-item>
        <text:list-item>
          <text:p text:style-name="P127">do_imagedeploy <text:s text:c="16"/></text:p>
        </text:list-item>
        <text:list-item>
          <text:p text:style-name="P127">do_install <text:s text:c="20"/>Copies files from the compilation directory to a holding area</text:p>
        </text:list-item>
        <text:list-item>
          <text:p text:style-name="P127">do_listtasks <text:s text:c="18"/>Lists all defined tasks for a target</text:p>
        </text:list-item>
        <text:list-item>
          <text:p text:style-name="P127">do_mkrmscript <text:s text:c="17"/></text:p>
        </text:list-item>
        <text:list-item>
          <text:p text:style-name="P127">do_package <text:s text:c="20"/>Analyzes the content of the holding area and splits it into subsets based on available packages and files</text:p>
        </text:list-item>
        <text:list-item>
          <text:p text:style-name="P127">do_package_qa <text:s text:c="17"/>Runs QA checks on packaged files</text:p>
        </text:list-item>
        <text:list-item>
          <text:p text:style-name="P127">do_package_qa_setscene <text:s text:c="8"/>Runs QA checks on packaged files (setscene version)</text:p>
        </text:list-item>
        <text:list-item>
          <text:p text:style-name="P127">do_package_setscene <text:s text:c="11"/>Analyzes the content of the holding area and splits it into subsets based on available packages and files (setscene version)</text:p>
        </text:list-item>
        <text:list-item>
          <text:p text:style-name="P127">do_package_write_ipk <text:s text:c="10"/>Creates the actual IPK packages and places them in the Package Feed area</text:p>
        </text:list-item>
        <text:list-item>
          <text:p text:style-name="P127">do_package_write_ipk_setscene <text:s/>Creates the actual IPK packages and places them in the Package Feed area (setscene version)</text:p>
        </text:list-item>
        <text:list-item>
          <text:p text:style-name="P127">do_packagedata <text:s text:c="16"/>Creates package metadata used by the build system to generate the final packages</text:p>
        </text:list-item>
        <text:list-item>
          <text:p text:style-name="P127">do_packagedata_setscene <text:s text:c="7"/>Creates package metadata used by the build system to generate the final packages (setscene version)</text:p>
        </text:list-item>
        <text:list-item>
          <text:p text:style-name="P127">do_patch <text:s text:c="22"/>Locates patch files and applies them to the source code</text:p>
        </text:list-item>
        <text:list-item>
          <text:p text:style-name="P127">do_populate_lic <text:s text:c="15"/>Writes license information for the recipe that is collected later when the image is constructed</text:p>
        </text:list-item>
        <text:list-item>
          <text:p text:style-name="P127">do_populate_lic_setscene <text:s text:c="6"/>Writes license information for the recipe that is collected later when the image is constructed (setscene version)</text:p>
        </text:list-item>
        <text:list-item>
          <text:p text:style-name="P127">do_populate_sdk <text:s text:c="15"/>Creates the file and directory structure for an installable SDK</text:p>
        </text:list-item>
        <text:list-item>
          <text:p text:style-name="P127">do_populate_sdk_ext <text:s text:c="11"/></text:p>
        </text:list-item>
        <text:list-item>
          <text:p text:style-name="P127">do_populate_sysroot <text:s text:c="11"/>Copies a subset of files installed by do_install into the sysroot in <text:soft-page-break/>order to make them available to other recipes</text:p>
        </text:list-item>
        <text:list-item>
          <text:p text:style-name="P127">do_populate_sysroot_setscene <text:s text:c="2"/>Copies a subset of files installed by do_install into the sysroot in order to make them available to other recipes (setscene version)</text:p>
        </text:list-item>
        <text:list-item>
          <text:p text:style-name="P127">do_rootfs <text:s text:c="21"/>Creates the root filesystem (file and directory structure) for an image</text:p>
        </text:list-item>
        <text:list-item>
          <text:p text:style-name="P127">do_unpack <text:s text:c="21"/>Unpacks the source code into a working directory</text:p>
        </text:list-item>
      </text:list>
      <text:p text:style-name="P2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1T09:49:37.133870693</meta:creation-date>
    <dc:date>2016-04-21T14:39:17.971660076</dc:date>
    <meta:editing-duration>PT4H44M14S</meta:editing-duration>
    <meta:editing-cycles>302</meta:editing-cycles>
    <meta:generator>LibreOffice/4.2.8.2$Linux_X86_64 LibreOffice_project/420m0$Build-2</meta:generator>
    <meta:document-statistic meta:table-count="0" meta:image-count="0" meta:object-count="0" meta:page-count="21" meta:paragraph-count="470" meta:word-count="5468" meta:character-count="33870" meta:non-whitespace-character-count="28508"/>
  </office:meta>
</office:document-meta>
</file>